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2100000021BC6969A05E8F5863.png" manifest:media-type="image/png"/>
  <manifest:file-entry manifest:full-path="Pictures/10000B8F00000369000003695830D8CCC9936610.svg" manifest:media-type="image/svg+xml"/>
  <manifest:file-entry manifest:full-path="Pictures/10000201000000F8000000CC7F5EF23D27FEF8D0.png" manifest:media-type="image/png"/>
  <manifest:file-entry manifest:full-path="Pictures/1000020100000200000002001D02C9C581C0479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Bitter1" svg:font-family="Bitter"/>
    <style:font-face style:name="Roboto" svg:font-family="Roboto"/>
    <style:font-face style:name="Liberation Serif1" svg:font-family="'Liberation Serif'" style:font-family-generic="roman"/>
    <style:font-face style:name="Liberation Sans3" svg:font-family="'Liberation Sans'" style:font-family-generic="swiss"/>
    <style:font-face style:name="Arial" svg:font-family="Arial" style:font-pitch="variable"/>
    <style:font-face style:name="Bitter" svg:font-family="Bitter" style:font-pitch="variable"/>
    <style:font-face style:name="FreeSans" svg:font-family="FreeSans" style:font-pitch="variable"/>
    <style:font-face style:name="Liberation Sans1" svg:font-family="'Liberation Sans'" style:font-pitch="variable"/>
    <style:font-face style:name="Noto Sans CJK SC Regular" svg:font-family="'Noto Sans CJK SC Regular'" style:font-pitch="variable"/>
    <style:font-face style:name="Roboto1" svg:font-family="Roboto" style:font-pitch="variable"/>
    <style:font-face style:name="Roboto6" svg:font-family="Roboto" style:font-adornments="Bold" style:font-pitch="variable"/>
    <style:font-face style:name="Roboto2" svg:font-family="Roboto" style:font-adornments="Regular" style:font-pitch="variable"/>
    <style:font-face style:name="Roboto Condensed3" svg:font-family="'Roboto Condensed'" style:font-pitch="variable"/>
    <style:font-face style:name="Roboto Condensed1" svg:font-family="'Roboto Condensed'" style:font-adornments="Regular" style:font-pitch="variable"/>
    <style:font-face style:name="源ノ角ゴシック Bold1"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1" svg:font-family="'源ノ角ゴシック Normal'" style:font-adornments="Normal" style:font-pitch="variable"/>
    <style:font-face style:name="Arial2"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3" svg:font-family="'Noto Sans CJK SC Regular'" style:font-family-generic="roman" style:font-pitch="variable"/>
    <style:font-face style:name="Roboto5" svg:font-family="Roboto" style:font-family-generic="roman" style:font-pitch="variable"/>
    <style:font-face style:name="Roboto3" svg:font-family="Roboto" style:font-adornments="Bold" style:font-family-generic="roman" style:font-pitch="variable"/>
    <style:font-face style:name="Roboto4" svg:font-family="Roboto" style:font-adornments="Regular" style:font-family-generic="roman" style:font-pitch="variable"/>
    <style:font-face style:name="Roboto Condensed2" svg:font-family="'Roboto Condensed'" style:font-family-generic="roman" style:font-pitch="variable"/>
    <style:font-face style:name="Roboto Condensed" svg:font-family="'Roboto Condensed'" style:font-adornments="Regular"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Source Sans Pro1" svg:font-family="'Source Sans Pro'" style:font-adornments="標準"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presentation:display-footer="true" presentation:display-page-number="tru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1.025cm" fo:min-width="8.675cm" fo:padding-top="0.254cm" fo:padding-bottom="0.254cm" fo:padding-left="0.254cm" fo:padding-right="0.254cm" fo:wrap-option="wrap"/>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55%" draw:green="66%" draw:blue="66%" fo:clip="rect(0cm, 0cm, 0cm, 0cm)" draw:image-opacity="100%" style:mirror="none"/>
    </style:style>
    <style:style style:name="gr3" style:family="graphic" style:parent-style-name="standard">
      <style:graphic-properties draw:stroke="none" draw:fill="none" fo:min-height="0.746cm"/>
      <style:paragraph-properties style:writing-mode="lr-tb"/>
    </style:style>
    <style:style style:name="gr4" style:family="graphic">
      <style:graphic-properties style:protect="size"/>
    </style:style>
    <style:style style:name="gr5" style:family="graphic" style:parent-style-name="standard">
      <style:graphic-properties draw:stroke="none" draw:fill-color="#dddddd" draw:opacity="100%" draw:textarea-horizontal-align="justify" draw:textarea-vertical-align="middle" draw:auto-grow-height="false" fo:min-height="2.622cm" fo:min-width="7.188cm"/>
    </style:style>
    <style:style style:name="gr6" style:family="graphic" style:parent-style-name="standard">
      <style:graphic-properties draw:stroke="none" svg:stroke-color="#000000" draw:fill="none" draw:fill-color="#ffffff" draw:textarea-horizontal-align="left" draw:auto-grow-height="true" draw:auto-grow-width="true" fo:min-height="2.625cm" fo:min-width="7.262cm"/>
      <style:paragraph-properties style:writing-mode="lr-tb"/>
    </style:style>
    <style:style style:name="gr7" style:family="graphic" style:parent-style-name="standard">
      <style:graphic-properties draw:stroke="none" draw:fill-color="#dddddd" draw:opacity="100%" draw:textarea-horizontal-align="justify" draw:textarea-vertical-align="middle" draw:auto-grow-height="false" fo:min-height="3.814cm" fo:min-width="6.796cm"/>
    </style:style>
    <style:style style:name="gr8" style:family="graphic" style:parent-style-name="standard">
      <style:graphic-properties draw:stroke="none" svg:stroke-color="#000000" draw:fill="none" draw:fill-color="#ffffff" draw:textarea-horizontal-align="left" draw:auto-grow-height="true" draw:auto-grow-width="true" fo:min-height="3.306cm" fo:min-width="6.866cm"/>
      <style:paragraph-properties style:writing-mode="lr-tb"/>
    </style:style>
    <style:style style:name="gr9" style:family="graphic" style:parent-style-name="standard">
      <style:graphic-properties draw:stroke="none" draw:fill-color="#dddddd" draw:opacity="100%" draw:textarea-horizontal-align="justify" draw:textarea-vertical-align="middle" draw:auto-grow-height="false" fo:min-height="4.031cm" fo:min-width="6.752cm"/>
    </style:style>
    <style:style style:name="gr10" style:family="graphic" style:parent-style-name="standard">
      <style:graphic-properties draw:stroke="none" svg:stroke-color="#000000" draw:fill="none" draw:fill-color="#ffffff" draw:textarea-horizontal-align="left" draw:auto-grow-height="true" draw:auto-grow-width="true" fo:min-height="3.281cm" fo:min-width="6.84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406cm" fo:min-width="6.822cm"/>
      <style:paragraph-properties style:writing-mode="lr-tb"/>
    </style:style>
    <style:style style:name="gr12" style:family="graphic" style:parent-style-name="standard">
      <style:graphic-properties draw:stroke="none" draw:fill-color="#dddddd" draw:opacity="100%" draw:textarea-horizontal-align="justify" draw:textarea-vertical-align="middle" draw:auto-grow-height="false" fo:min-height="4.267cm" fo:min-width="8.374cm"/>
    </style:style>
    <style:style style:name="gr13" style:family="graphic" style:parent-style-name="standard">
      <style:graphic-properties draw:stroke="none" svg:stroke-color="#000000" draw:fill="none" draw:fill-color="#ffffff" draw:textarea-horizontal-align="left" draw:auto-grow-height="true" draw:auto-grow-width="true" fo:min-height="3.281cm" fo:min-width="8.37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86cm" fo:min-width="8.162cm"/>
      <style:paragraph-properties style:writing-mode="lr-tb"/>
    </style:style>
    <style:style style:name="gr15" style:family="graphic" style:parent-style-name="standard">
      <style:graphic-properties draw:stroke="none" draw:fill-color="#dddddd" draw:opacity="100%" draw:textarea-horizontal-align="justify" draw:textarea-vertical-align="middle" draw:auto-grow-height="false" fo:min-height="2.742cm" fo:min-width="6.796cm"/>
    </style:style>
    <style:style style:name="gr16" style:family="graphic" style:parent-style-name="standard">
      <style:graphic-properties draw:stroke="none" svg:stroke-color="#000000" draw:fill="none" draw:fill-color="#ffffff" draw:textarea-horizontal-align="left" draw:auto-grow-height="true" draw:auto-grow-width="true" fo:min-height="0.85cm" fo:min-width="6.308cm"/>
      <style:paragraph-properties style:writing-mode="lr-tb"/>
    </style:style>
    <style:style style:name="gr17" style:family="graphic" style:parent-style-name="standard">
      <style:graphic-properties draw:stroke="none" draw:fill="none" fo:min-height="1.251cm"/>
      <style:paragraph-properties style:writing-mode="lr-tb"/>
    </style:style>
    <style:style style:name="gr18" style:family="graphic" style:parent-style-name="standard">
      <style:graphic-properties draw:stroke="none" draw:fill="none" fo:min-height="0.766cm"/>
      <style:paragraph-properties style:writing-mode="lr-tb"/>
    </style:style>
    <style:style style:name="gr19" style:family="graphic" style:parent-style-name="standard">
      <style:graphic-properties draw:stroke="none" draw:fill="none" fo:min-height="1.313cm"/>
      <style:paragraph-properties style:writing-mode="lr-tb"/>
    </style:style>
    <style:style style:name="gr20" style:family="graphic" style:parent-style-name="standard">
      <style:graphic-properties draw:stroke="none" draw:fill="none" fo:min-height="1.753cm"/>
      <style:paragraph-properties style:writing-mode="lr-tb"/>
    </style:style>
    <style:style style:name="gr21" style:family="graphic" style:parent-style-name="standard">
      <style:graphic-properties draw:stroke="none" draw:fill-color="#dddddd" draw:opacity="100%" draw:textarea-horizontal-align="justify" draw:textarea-vertical-align="middle" draw:auto-grow-height="false" fo:min-height="1.37cm" fo:min-width="8.374cm"/>
    </style:style>
    <style:style style:name="gr22" style:family="graphic" style:parent-style-name="standard">
      <style:graphic-properties draw:stroke="none" svg:stroke-color="#000000" draw:fill="none" draw:fill-color="#ffffff" draw:textarea-horizontal-align="left" draw:auto-grow-height="true" draw:auto-grow-width="true" fo:min-height="1.661cm" fo:min-width="8.374cm"/>
      <style:paragraph-properties style:writing-mode="lr-tb"/>
    </style:style>
    <style:style style:name="gr23" style:family="graphic" style:parent-style-name="standard">
      <style:graphic-properties draw:stroke="none" draw:fill="none" fo:min-height="0.832cm"/>
      <style:paragraph-properties style:writing-mode="lr-tb"/>
    </style:style>
    <style:style style:name="gr24" style:family="graphic" style:parent-style-name="standard">
      <style:graphic-properties draw:stroke="none" draw:fill="none" fo:min-height="0.787cm"/>
      <style:paragraph-properties style:writing-mode="lr-tb"/>
    </style:style>
    <style:style style:name="gr25" style:family="graphic" style:parent-style-name="objectwithoutfill">
      <style:graphic-properties svg:stroke-color="#ff514e" draw:marker-end="Arrow" draw:marker-end-width="0.3cm" draw:fill="none" draw:textarea-vertical-align="middle"/>
    </style:style>
    <style:style style:name="gr26" style:family="graphic" style:parent-style-name="standard">
      <style:graphic-properties draw:stroke="none" draw:fill="none" fo:min-height="1.169cm"/>
      <style:paragraph-properties style:writing-mode="lr-tb"/>
    </style:style>
    <style:style style:name="gr27" style:family="graphic" style:parent-style-name="objectwithoutfill">
      <style:graphic-properties svg:stroke-width="0.035cm" svg:stroke-color="#005462" draw:marker-start-width="0.252cm" draw:marker-end="Arrow" draw:marker-end-width="0.352cm" draw:fill="none" draw:textarea-vertical-align="middle" fo:padding-top="0.142cm" fo:padding-bottom="0.142cm" fo:padding-left="0.267cm" fo:padding-right="0.267cm"/>
    </style:style>
    <style:style style:name="gr28" style:family="graphic" style:parent-style-name="standard">
      <style:graphic-properties draw:stroke="none" draw:fill="none" fo:min-height="1.678cm"/>
      <style:paragraph-properties style:writing-mode="lr-tb"/>
    </style:style>
    <style:style style:name="gr29" style:family="graphic" style:parent-style-name="objectwithoutfill">
      <style:graphic-properties svg:stroke-width="0.035cm" svg:stroke-color="#005462"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solid" svg:stroke-color="#005462" draw:fill-color="#ff514e" draw:opacity="100%" draw:textarea-horizontal-align="justify" draw:textarea-vertical-align="middle" draw:auto-grow-height="false" fo:min-height="0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746cm" fo:min-width="0.315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46cm" fo:min-width="0.713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0.746cm" fo:min-width="0.713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0.712cm" fo:min-width="0.70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46cm" fo:min-width="0.167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746cm" fo:min-width="0.358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585cm" fo:min-width="3.5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585cm" fo:min-width="3.99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696cm" fo:min-width="1.29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46cm" fo:min-width="1.06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0.696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3.726cm" fo:min-width="11.055cm"/>
      <style:paragraph-properties style:writing-mode="lr-tb"/>
    </style:style>
    <style:style style:name="gr43" style:family="graphic" style:parent-style-name="standard" style:list-style-name="L1">
      <style:graphic-properties draw:stroke="none" draw:fill="none" fo:min-height="1.678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889cm" fo:min-width="0.408cm"/>
      <style:paragraph-properties style:writing-mode="lr-tb"/>
    </style:style>
    <style:style style:name="gr45" style:family="graphic" style:parent-style-name="objectwithoutfill">
      <style:graphic-properties svg:stroke-width="0.035cm" svg:stroke-color="#005462" draw:marker-start-width="0.252cm" draw:marker-end="" draw:marker-end-width="0.352cm" draw:fill="none" draw:textarea-vertical-align="middle" fo:padding-top="0.142cm" fo:padding-bottom="0.142cm" fo:padding-left="0.267cm" fo:padding-right="0.267cm"/>
    </style:style>
    <style:style style:name="gr46" style:family="graphic" style:parent-style-name="standard">
      <style:graphic-properties draw:stroke="none" svg:stroke-color="#000000" draw:fill="none" draw:fill-color="#ffffff" draw:textarea-horizontal-align="left" draw:auto-grow-height="true" draw:auto-grow-width="true" fo:min-height="0.889cm" fo:min-width="0.442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0.746cm" fo:min-width="0.70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585cm" fo:min-width="2.756cm"/>
      <style:paragraph-properties style:writing-mode="lr-tb"/>
    </style:style>
    <style:style style:name="gr49" style:family="graphic" style:parent-style-name="objectwithoutfill">
      <style:graphic-properties svg:stroke-width="0.081cm" svg:stroke-color="#ff514e" draw:marker-start-width="0.321cm" draw:marker-end-width="0.321cm" draw:fill="none" draw:textarea-vertical-align="middle" fo:padding-top="0.165cm" fo:padding-bottom="0.165cm" fo:padding-left="0.29cm" fo:padding-right="0.29cm"/>
    </style:style>
    <style:style style:name="gr50" style:family="graphic" style:parent-style-name="standard">
      <style:graphic-properties draw:stroke="none" svg:stroke-color="#000000" draw:fill="none" draw:fill-color="#ffffff" draw:textarea-horizontal-align="left" draw:auto-grow-height="true" draw:auto-grow-width="true" fo:min-height="0.746cm" fo:min-width="2.216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889cm" fo:min-width="2.67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585cm" fo:min-width="6.83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889cm" fo:min-width="3.913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46cm" fo:min-width="3.312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46cm" fo:min-width="0.976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46cm" fo:min-width="4.549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46cm" fo:min-width="3.93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585cm" fo:min-width="6.411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889cm" fo:min-width="5.881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889cm" fo:min-width="4.595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889cm" fo:min-width="5.433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46cm" fo:min-width="4.904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746cm" fo:min-width="5.26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46cm" fo:min-width="4.286cm"/>
      <style:paragraph-properties style:writing-mode="lr-tb"/>
    </style:style>
    <style:style style:name="gr65" style:family="graphic" style:parent-style-name="objectwithoutfill">
      <style:graphic-properties svg:stroke-width="0.053cm" svg:stroke-color="#ff514e" draw:marker-start-width="0.279cm" draw:marker-end-width="0.279cm" draw:fill="none" draw:textarea-vertical-align="middle" fo:padding-top="0.151cm" fo:padding-bottom="0.151cm" fo:padding-left="0.276cm" fo:padding-right="0.276cm"/>
    </style:style>
    <style:style style:name="gr66" style:family="graphic" style:parent-style-name="standard">
      <style:graphic-properties draw:stroke="none" svg:stroke-color="#000000" draw:fill="none" draw:fill-color="#ffffff" draw:textarea-horizontal-align="left" draw:auto-grow-height="true" draw:auto-grow-width="true" fo:min-height="0.585cm" fo:min-width="4.341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889cm" fo:min-width="0.417cm"/>
      <style:paragraph-properties style:writing-mode="lr-tb"/>
    </style:style>
    <style:style style:name="gr68" style:family="graphic" style:parent-style-name="standard">
      <style:graphic-properties draw:stroke="none" draw:fill="none" fo:min-height="0.747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923cm" fo:min-width="0cm"/>
      <style:paragraph-properties style:writing-mode="lr-tb"/>
    </style:style>
    <style:style style:name="gr70" style:family="graphic" style:parent-style-name="standard">
      <style:graphic-properties draw:stroke="none" draw:fill="none" fo:min-height="9.289cm"/>
      <style:paragraph-properties style:writing-mode="lr-tb"/>
    </style:style>
    <style:style style:name="gr71" style:family="graphic" style:parent-style-name="standard">
      <style:graphic-properties draw:stroke="none" svg:stroke-width="0cm" draw:fill="none" draw:textarea-vertical-align="top" draw:auto-grow-height="false" draw:fit-to-size="false" style:shrink-to-fit="false" fo:min-height="5.263cm" fo:min-width="25.575cm" fo:padding-top="0.254cm" fo:padding-bottom="0.254cm" fo:padding-left="0.254cm" fo:padding-right="0.254cm" fo:wrap-option="wrap"/>
      <style:paragraph-properties style:writing-mode="lr-tb"/>
    </style:style>
    <style:style style:name="gr72" style:family="graphic" style:parent-style-name="standard">
      <style:graphic-properties draw:stroke="none" svg:stroke-width="0cm" draw:fill="none" draw:textarea-vertical-align="top" draw:auto-grow-height="false" draw:fit-to-size="false" style:shrink-to-fit="false" fo:min-height="0.475cm" fo:min-width="6.932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254cm" svg:stroke-color="#005462" draw:marker-start-width="0.762cm" draw:marker-end-width="0.762cm" draw:stroke-linejoin="miter" draw:fill="none" draw:fill-color="#005462" draw:textarea-vertical-align="bottom" draw:auto-grow-height="false" draw:fit-to-size="false" style:shrink-to-fit="false" fo:min-height="3.181cm" fo:padding-top="0.381cm" fo:padding-bottom="0.381cm" fo:padding-left="0.381cm" fo:padding-right="0.381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tandard-title">
      <style:graphic-properties draw:auto-grow-height="true" fo:min-height="1.997cm"/>
      <style:paragraph-properties style:writing-mode="lr-tb"/>
    </style:style>
    <style:style style:name="pr5" style:family="presentation" style:parent-style-name="standard-notes">
      <style:graphic-properties draw:fill-color="#ffffff" draw:auto-grow-height="true" fo:min-height="11.429cm"/>
      <style:paragraph-properties style:writing-mode="lr-tb"/>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draw:fill-color="#005462"/>
      <style:paragraph-properties fo:margin-left="0cm" fo:margin-right="0cm" fo:margin-top="0cm" fo:margin-bottom="0cm" fo:line-height="100%" fo:text-align="center" fo:text-indent="0cm" style:writing-mode="lr-tb" style:font-independent-line-spacing="true"/>
      <style:text-properties fo:color="#005462" style:font-name="Roboto1" fo:font-size="36pt" fo:font-weight="bold" style:font-size-asian="36pt" style:font-weight-asian="bold" style:font-size-complex="36pt" style:font-weight-complex="bold"/>
    </style:style>
    <style:style style:name="P3"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style:font-name="Roboto1" fo:font-size="23.2000007629395pt"/>
    </style:style>
    <style:style style:name="P4" style:family="paragraph">
      <style:paragraph-properties fo:margin-left="0cm" fo:margin-right="0cm" fo:margin-top="0cm" fo:margin-bottom="0cm" fo:line-height="100%" fo:text-align="center" fo:text-indent="0cm" style:writing-mode="lr-tb"/>
      <style:text-properties fo:color="#637e82" style:font-name="Roboto1" fo:font-size="11.6000003814697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637e82" style:font-name="Roboto1" fo:font-size="11.6000003814697pt"/>
    </style:style>
    <style:style style:name="P6" style:family="paragraph">
      <loext:graphic-properties draw:fill="none"/>
      <style:paragraph-properties fo:text-align="center"/>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color="#637e82" style:font-name="Roboto1" fo:font-size="18pt" style:font-size-asian="18pt" style:font-size-complex="18pt"/>
    </style:style>
    <style:style style:name="P9" style:family="paragraph">
      <style:paragraph-properties fo:margin-left="0cm" fo:margin-right="0cm" fo:margin-top="0cm" fo:margin-bottom="0cm" fo:line-height="100%" fo:text-align="start" fo:text-indent="0cm" style:writing-mode="lr-tb"/>
      <style:text-properties fo:color="#637e82" style:font-name="Roboto1" fo:font-size="11.6000003814697pt"/>
    </style:style>
    <style:style style:name="P10" style:family="paragraph">
      <loext:graphic-properties draw:fill="none" draw:fill-color="#ffffff"/>
      <style:paragraph-properties fo:text-align="start" style:writing-mode="lr-tb" style:font-independent-line-spacing="true"/>
      <style:text-properties fo:font-size="11pt"/>
    </style:style>
    <style:style style:name="P11" style:family="paragraph">
      <style:paragraph-properties fo:text-align="start" style:text-autospace="ideograph-alpha" style:punctuation-wrap="hanging">
        <style:tab-stops/>
      </style:paragraph-properties>
    </style:style>
    <style:style style:name="P12" style:family="paragraph">
      <style:paragraph-properties fo:text-align="start" style:text-autospace="ideograph-alpha" style:punctuation-wrap="hanging" style:writing-mode="lr-tb">
        <style:tab-stops/>
      </style:paragraph-properties>
    </style:style>
    <style:style style:name="P13" style:family="paragraph">
      <loext:graphic-properties draw:fill-color="#dddddd" draw:opacity="100%"/>
      <style:paragraph-properties fo:text-align="center"/>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style:writing-mode="lr-tb"/>
      <style:text-properties fo:color="#005462" style:font-name="Roboto1" fo:font-size="16pt" fo:font-style="normal" style:font-size-asian="16pt" style:font-style-asian="normal" style:font-size-complex="16pt" style:font-style-complex="normal"/>
    </style:style>
    <style:style style:name="P16" style:family="paragraph">
      <loext:graphic-properties draw:fill="none" draw:fill-color="#ffffff"/>
      <style:paragraph-properties style:writing-mode="lr-tb"/>
      <style:text-properties fo:color="#005462" style:font-name="Roboto1" fo:font-size="16pt" fo:font-style="normal" fo:font-weight="bold" style:font-size-asian="16pt" style:font-style-asian="normal" style:font-weight-asian="bold" style:font-size-complex="16pt" style:font-style-complex="normal" style:font-weight-complex="bold"/>
    </style:style>
    <style:style style:name="P17" style:family="paragraph">
      <loext:graphic-properties draw:fill="none"/>
      <style:paragraph-properties style:writing-mode="lr-tb"/>
      <style:text-properties fo:color="#ff514e" fo:font-size="14pt" fo:font-weight="normal" style:font-size-asian="14pt" style:font-weight-asian="normal" style:font-size-complex="14pt" style:font-weight-complex="normal"/>
    </style:style>
    <style:style style:name="P18" style:family="paragraph">
      <loext:graphic-properties draw:fill="none"/>
      <style:paragraph-properties style:writing-mode="lr-tb"/>
      <style:text-properties fo:color="#ff514e" fo:font-size="14pt" style:font-size-asian="14pt" style:font-size-complex="14pt"/>
    </style:style>
    <style:style style:name="P19" style:family="paragraph">
      <loext:graphic-properties draw:fill="none"/>
      <style:paragraph-properties style:writing-mode="lr-tb"/>
      <style:text-properties fo:color="#ff514e" style:font-name="Roboto1" fo:font-size="14pt" fo:font-weight="normal" style:font-size-asian="14pt" style:font-weight-asian="normal" style:font-size-complex="14pt" style:font-weight-complex="normal"/>
    </style:style>
    <style:style style:name="P20" style:family="paragraph">
      <loext:graphic-properties draw:fill-color="#ffffff"/>
      <style:paragraph-properties style:writing-mode="lr-tb"/>
      <style:text-properties fo:font-size="24pt"/>
    </style:style>
    <style:style style:name="P21" style:family="paragraph">
      <style:paragraph-properties fo:margin-top="0.42cm" fo:margin-bottom="0.35cm" fo:text-align="start"/>
    </style:style>
    <style:style style:name="P22" style:family="paragraph">
      <loext:graphic-properties draw:fill="none"/>
      <style:paragraph-properties fo:margin-top="0.42cm" fo:margin-bottom="0.35cm" fo:text-align="start" style:writing-mode="lr-tb"/>
      <style:text-properties fo:color="#005462" style:font-name="Roboto1" fo:font-size="20pt" style:font-size-asian="20pt" style:font-size-complex="20pt"/>
    </style:style>
    <style:style style:name="P23" style:family="paragraph">
      <style:paragraph-properties fo:margin-left="0cm" fo:margin-right="0cm" fo:margin-top="0cm" fo:margin-bottom="0cm" fo:line-height="100%" fo:text-align="start" fo:text-indent="0cm"/>
    </style:style>
    <style:style style:name="P24" style:family="paragraph">
      <loext:graphic-properties draw:fill="none"/>
      <style:paragraph-properties fo:margin-top="0.42cm" fo:margin-bottom="0.35cm" fo:text-align="start" style:writing-mode="lr-tb"/>
      <style:text-properties fo:color="#005462" style:font-name="Roboto1" fo:font-size="16pt" style:font-size-asian="16pt" style:font-size-complex="16pt"/>
    </style:style>
    <style:style style:name="P25" style:family="paragraph">
      <loext:graphic-properties draw:fill-color="#ff514e" draw:opacity="100%"/>
      <style:paragraph-properties fo:text-align="center"/>
    </style:style>
    <style:style style:name="P26" style:family="paragraph">
      <loext:graphic-properties draw:fill="none" draw:fill-color="#ffffff"/>
      <style:paragraph-properties style:writing-mode="lr-tb"/>
      <style:text-properties fo:color="#005462" style:font-name="Roboto1" fo:font-style="italic" fo:font-weight="bold" style:font-style-asian="italic" style:font-weight-asian="bold" style:font-style-complex="italic" style:font-weight-complex="bold"/>
    </style:style>
    <style:style style:name="P27" style:family="paragraph">
      <loext:graphic-properties draw:fill="none" draw:fill-color="#ffffff"/>
      <style:paragraph-properties style:writing-mode="lr-tb"/>
      <style:text-properties fo:color="#005462" style:font-name="Roboto1" fo:font-weight="normal" style:font-weight-asian="normal" style:font-weight-complex="normal"/>
    </style:style>
    <style:style style:name="P28" style:family="paragraph">
      <loext:graphic-properties draw:fill="none" draw:fill-color="#ffffff"/>
      <style:paragraph-properties style:writing-mode="lr-tb"/>
      <style:text-properties fo:color="#005462" style:font-name="Roboto1"/>
    </style:style>
    <style:style style:name="P29" style:family="paragraph">
      <loext:graphic-properties draw:fill="none" draw:fill-color="#ffffff"/>
      <style:paragraph-properties style:writing-mode="lr-tb"/>
      <style:text-properties fo:color="#005462" style:font-name="Roboto1" fo:font-style="normal" style:font-style-asian="normal" style:font-style-complex="normal"/>
    </style:style>
    <style:style style:name="P30" style:family="paragraph">
      <loext:graphic-properties draw:fill="none" draw:fill-color="#ffffff"/>
      <style:paragraph-properties style:writing-mode="lr-tb"/>
      <style:text-properties fo:color="#005462" style:font-name="Roboto Condensed3" fo:font-size="14pt" style:font-size-asian="14pt" style:font-size-complex="14pt"/>
    </style:style>
    <style:style style:name="P31" style:family="paragraph">
      <loext:graphic-properties draw:fill="none" draw:fill-color="#ffffff"/>
      <style:paragraph-properties style:writing-mode="lr-tb"/>
      <style:text-properties fo:color="#ff514e" style:font-name="Roboto1" fo:font-weight="bold" style:font-weight-asian="bold" style:font-weight-complex="bold"/>
    </style:style>
    <style:style style:name="P32" style:family="paragraph">
      <loext:graphic-properties draw:fill="non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Roboto1" fo:font-size="16pt" fo:font-style="normal" fo:text-shadow="none" style:text-underline-style="none" fo:font-weight="normal" style:letter-kerning="true" style:font-name-asian="Noto Sans CJK SC Regular1"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33" style:family="paragraph">
      <loext:graphic-properties draw:fill="none" draw:fill-color="#ffffff"/>
      <style:paragraph-properties style:writing-mode="lr-tb"/>
      <style:text-properties fo:color="#637e82" style:font-name="Roboto1" fo:font-weight="normal" style:font-weight-asian="normal" style:font-weight-complex="normal"/>
    </style:style>
    <style:style style:name="P34" style:family="paragraph">
      <loext:graphic-properties draw:fill="none" draw:fill-color="#ffffff"/>
      <style:paragraph-properties style:writing-mode="lr-tb"/>
      <style:text-properties fo:color="#ff514e" style:font-name="Roboto1" fo:font-weight="normal" style:font-weight-asian="normal" style:font-weight-complex="normal"/>
    </style:style>
    <style:style style:name="P35" style:family="paragraph">
      <loext:graphic-properties draw:fill="none" draw:fill-color="#ffffff"/>
      <style:paragraph-properties style:writing-mode="lr-tb"/>
      <style:text-properties fo:color="#ff514e" style:font-name="Roboto1" fo:font-style="normal" style:font-style-asian="normal" style:font-style-complex="normal"/>
    </style:style>
    <style:style style:name="P36" style:family="paragraph">
      <loext:graphic-properties draw:fill="none" draw:fill-color="#ffffff"/>
      <style:paragraph-properties style:writing-mode="lr-tb"/>
      <style:text-properties fo:color="#ff514e" style:font-name="Roboto1"/>
    </style:style>
    <style:style style:name="P37" style:family="paragraph">
      <loext:graphic-properties draw:fill="none"/>
      <style:paragraph-properties style:writing-mode="lr-tb"/>
    </style:style>
    <style:style style:name="P38" style:family="paragraph">
      <style:paragraph-properties style:writing-mode="lr-tb"/>
    </style:style>
    <style:style style:name="P39" style:family="paragraph">
      <loext:graphic-properties draw:fill="none" draw:fill-color="#ffffff"/>
      <style:paragraph-properties style:writing-mode="lr-tb"/>
      <style:text-properties fo:color="#005462" style:font-name="Roboto1" fo:font-size="20pt" fo:font-weight="normal" style:font-size-asian="20pt" style:font-weight-asian="normal" style:font-size-complex="20pt" style:font-weight-complex="normal"/>
    </style:style>
    <style:style style:name="P40" style:family="paragraph">
      <loext:graphic-properties draw:fill="none"/>
      <style:paragraph-properties style:writing-mode="lr-tb"/>
      <style:text-properties fo:color="#ff514e"/>
    </style:style>
    <style:style style:name="P41" style:family="paragraph">
      <loext:graphic-properties draw:fill-color="#ffffff"/>
      <style:paragraph-properties style:writing-mode="lr-tb"/>
    </style:style>
    <style:style style:name="P42" style:family="paragraph">
      <style:text-properties fo:font-size="18pt"/>
    </style:style>
    <style:style style:name="P43" style:family="paragraph">
      <style:paragraph-properties fo:margin-left="0cm" fo:margin-right="0cm" fo:margin-top="0cm" fo:margin-bottom="0cm" fo:line-height="100%" fo:text-align="start" fo:text-indent="0cm"/>
      <style:text-properties fo:font-size="18pt"/>
    </style:style>
    <style:style style:name="P44" style:family="paragraph">
      <loext:graphic-properties draw:fill="none"/>
      <style:paragraph-properties style:writing-mode="lr-tb"/>
      <style:text-properties fo:font-size="18pt"/>
    </style:style>
    <style:style style:name="P45" style:family="paragraph">
      <style:paragraph-properties fo:margin-left="0cm" fo:margin-right="0cm" fo:margin-top="0cm" fo:margin-bottom="0cm" fo:line-height="100%" fo:text-align="center" fo:text-indent="0cm" style:writing-mode="lr-tb"/>
      <style:text-properties style:font-name="Roboto1" fo:font-size="23.2000007629395pt" style:font-size-asian="28pt" style:font-size-complex="28pt"/>
    </style:style>
    <style:style style:name="P46" style:family="paragraph">
      <loext:graphic-properties draw:fill="none"/>
      <style:paragraph-properties fo:margin-left="0cm" fo:margin-right="0cm" fo:margin-top="0cm" fo:margin-bottom="0cm" fo:line-height="100%" fo:text-align="center" fo:text-indent="0cm" style:writing-mode="lr-tb" style:font-independent-line-spacing="true"/>
      <style:text-properties style:font-name="Roboto1" fo:font-size="23.2000007629395pt" style:font-size-asian="28pt" style:font-size-complex="28pt"/>
    </style:style>
    <style:style style:name="P47" style:family="paragraph">
      <style:paragraph-properties fo:margin-left="0cm" fo:margin-right="0cm" fo:margin-top="0cm" fo:margin-bottom="0cm" fo:line-height="100%" fo:text-align="center" fo:text-indent="0cm" style:writing-mode="lr-tb"/>
      <style:text-properties style:font-name="Roboto1" fo:font-size="11.6000003814697pt"/>
    </style:style>
    <style:style style:name="P48" style:family="paragraph">
      <loext:graphic-properties draw:fill="none"/>
      <style:paragraph-properties fo:margin-left="0cm" fo:margin-right="0cm" fo:margin-top="0cm" fo:margin-bottom="0cm" fo:line-height="100%" fo:text-align="center" fo:text-indent="0cm" style:writing-mode="lr-tb" style:font-independent-line-spacing="true"/>
      <style:text-properties style:font-name="Roboto1" fo:font-size="11.6000003814697pt"/>
    </style:style>
    <style:style style:name="P49" style:family="paragraph">
      <style:paragraph-properties fo:margin-top="0.42cm" fo:margin-bottom="0.35cm"/>
      <style:text-properties fo:font-size="18pt"/>
    </style:style>
    <style:style style:name="P50"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637e82" style:font-name="Roboto1" fo:font-size="11.6000003814697pt"/>
    </style:style>
    <style:style style:name="T1" style:family="text">
      <style:text-properties fo:font-variant="normal" fo:text-transform="none" fo:color="#005462" style:text-line-through-style="none" style:text-line-through-type="none" style:text-position="0% 100%" style:font-name="Roboto1" fo:font-size="36pt" fo:letter-spacing="normal" fo:font-style="normal" style:text-underline-style="none" fo:font-weight="bold" style:font-name-asian="Bitter1" style:font-size-asian="36pt" style:font-style-asian="normal" style:font-weight-asian="bold" style:font-name-complex="Bitter1" style:font-size-complex="36pt" style:font-style-complex="normal" style:font-weight-complex="bold"/>
    </style:style>
    <style:style style:name="T2" style:family="text">
      <style:text-properties fo:font-variant="normal" fo:text-transform="none" fo:color="#005462" style:text-line-through-style="none" style:text-line-through-type="none" style:text-position="0% 100%" style:font-name="Roboto1" fo:font-size="36pt" fo:letter-spacing="normal" fo:font-style="normal" style:text-underline-style="none" fo:font-weight="normal" style:font-name-asian="Bitter1" style:font-size-asian="36pt" style:font-style-asian="normal" style:font-weight-asian="normal" style:font-name-complex="Bitter1" style:font-size-complex="36pt" style:font-style-complex="normal" style:font-weight-complex="normal"/>
    </style:style>
    <style:style style:name="T3" style:family="text">
      <style:text-properties fo:font-variant="normal" fo:text-transform="none" fo:color="#005462" style:text-line-through-style="none" style:text-line-through-type="none" style:text-position="0% 100%" style:font-name="Roboto1" fo:font-size="28pt" fo:letter-spacing="normal" fo:font-style="normal" style:text-underline-style="none" fo:font-weight="normal" style:font-name-asian="Bitter1" style:font-size-asian="28pt" style:font-style-asian="normal" style:font-weight-asian="normal" style:font-name-complex="Bitter1" style:font-size-complex="28pt" style:font-style-complex="normal" style:font-weight-complex="normal"/>
    </style:style>
    <style:style style:name="T4" style:family="text">
      <style:text-properties fo:font-variant="normal" fo:text-transform="none" fo:color="#637e82" style:text-line-through-style="none" style:text-line-through-type="none" style:text-position="0% 100%" style:font-name="Roboto1" fo:font-size="18pt" fo:letter-spacing="normal" fo:font-style="normal" style:text-underline-style="none" fo:font-weight="normal" style:font-name-asian="Bitter1" style:font-size-asian="18pt" style:font-style-asian="normal" style:font-weight-asian="normal" style:font-name-complex="Bitter1" style:font-size-complex="18pt" style:font-style-complex="normal" style:font-weight-complex="normal"/>
    </style:style>
    <style:style style:name="T5" style:family="text">
      <style:text-properties fo:color="#637e82" style:font-name="Roboto1" fo:font-size="18pt" style:font-size-asian="18pt" style:font-size-complex="18pt"/>
    </style:style>
    <style:style style:name="T6" style:family="text">
      <style:text-properties fo:color="#005462" style:font-name="Roboto1" fo:font-size="16pt" fo:font-weight="normal" style:font-size-asian="16pt" style:font-weight-asian="normal" style:font-size-complex="16pt" style:font-weight-complex="normal"/>
    </style:style>
    <style:style style:name="T7" style:family="text">
      <style:text-properties fo:color="#005462" style:font-name="Roboto1" fo:font-size="16pt" fo:font-weight="bold" style:font-size-asian="16pt" style:font-weight-asian="bold" style:font-size-complex="16pt" style:font-weight-complex="bold"/>
    </style:style>
    <style:style style:name="T8" style:family="text">
      <style:text-properties fo:color="#005462" style:font-name="Roboto1" fo:font-size="16pt" fo:font-style="italic" fo:font-weight="bold" style:font-size-asian="16pt" style:font-style-asian="italic" style:font-weight-asian="bold" style:font-size-complex="16pt" style:font-style-complex="italic" style:font-weight-complex="bold"/>
    </style:style>
    <style:style style:name="T9" style:family="text">
      <style:text-properties fo:color="#005462" style:font-name="Roboto1" fo:font-size="16pt" fo:font-style="italic" fo:font-weight="normal" style:font-size-asian="16pt" style:font-style-asian="italic" style:font-weight-asian="normal" style:font-size-complex="16pt" style:font-style-complex="italic" style:font-weight-complex="normal"/>
    </style:style>
    <style:style style:name="T10" style:family="text">
      <style:text-properties fo:color="#005462" style:font-name="Roboto1" fo:font-size="16pt" fo:font-style="normal" fo:font-weight="bold" style:font-size-asian="16pt" style:font-style-asian="normal" style:font-weight-asian="bold" style:font-size-complex="16pt" style:font-style-complex="normal" style:font-weight-complex="bold"/>
    </style:style>
    <style:style style:name="T11" style:family="text">
      <style:text-properties fo:color="#005462" style:font-name="Roboto1" fo:font-size="16pt" fo:font-style="normal"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5462" style:text-outline="false" style:text-line-through-style="none" style:text-line-through-type="none" style:text-position="0% 100%" style:font-name="Roboto1" fo:font-size="16pt"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5462" style:text-outline="false" style:text-line-through-style="none" style:text-line-through-type="none" style:text-position="0% 100%" style:font-name="Roboto1" fo:font-size="16pt" fo:font-style="normal" fo:text-shadow="none" style:text-underline-style="none" fo:font-weight="bold" style:letter-kerning="true" style:font-name-asian="Liberation Sans3" style:font-size-asian="16pt" style:font-style-asian="normal" style:font-weight-asian="bold" style:font-name-complex="Liberation Sans3" style:font-size-complex="16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5462" style:text-outline="false" style:text-line-through-style="none" style:text-line-through-type="none" style:text-position="-33% 58%" style:font-name="Roboto1" fo:font-size="16pt" fo:font-style="normal" fo:text-shadow="none" style:text-underline-style="none" fo:font-weight="bold" style:letter-kerning="true" style:font-name-asian="Liberation Sans3" style:font-size-asian="16pt" style:font-style-asian="normal" style:font-weight-asian="bold" style:font-name-complex="Liberation Sans3"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5462" style:text-outline="false" style:text-line-through-style="none" style:text-line-through-type="none" style:text-position="0% 100%" style:font-name="Roboto1" fo:font-size="16pt" fo:font-style="italic" fo:text-shadow="none" style:text-underline-style="none" fo:font-weight="bold" style:letter-kerning="true" style:font-name-asian="Liberation Sans3" style:font-size-asian="16pt" style:font-style-asian="italic" style:font-weight-asian="bold" style:font-name-complex="Liberation Sans3" style:font-size-complex="16pt" style:font-style-complex="italic" style:font-weight-complex="bold" style:text-emphasize="none" style:font-relief="none" style:text-overline-style="none" style:text-overline-color="font-color"/>
    </style:style>
    <style:style style:name="T16" style:family="text">
      <style:text-properties fo:font-variant="normal" fo:text-transform="none" fo:color="#005462" style:text-outline="false" style:text-line-through-style="none" style:text-line-through-type="none" style:text-position="0% 100%" style:font-name="Roboto1" fo:font-size="16pt" fo:font-style="normal" fo:text-shadow="none" style:text-underline-style="none" fo:font-weight="bold" style:letter-kerning="true" style:font-name-asian="Liberation Serif1" style:font-size-asian="16pt" style:font-style-asian="normal" style:font-weight-asian="bold" style:font-name-complex="Liberation Serif1" style:font-size-complex="1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5462" style:text-outline="false" style:text-line-through-style="none" style:text-line-through-type="none" style:text-position="0% 100%" style:font-name="Roboto" fo:font-size="16pt" fo:font-style="normal" fo:text-shadow="none" style:text-underline-style="none" fo:font-weight="bold" style:letter-kerning="true" style:font-name-asian="Roboto" style:font-size-asian="16pt" style:font-style-asian="normal" style:font-weight-asian="bold" style:font-name-complex="Roboto" style:font-size-complex="16pt" style:font-style-complex="normal" style:font-weight-complex="bold" style:text-emphasize="none" style:font-relief="none" style:text-overline-style="none" style:text-overline-color="font-color"/>
    </style:style>
    <style:style style:name="T18" style:family="text">
      <style:text-properties fo:color="#ff514e" style:font-name="Roboto1" fo:font-size="14pt" fo:font-style="normal" fo:font-weight="normal" style:font-size-asian="14pt" style:font-style-asian="normal" style:font-weight-asian="normal" style:font-size-complex="14pt" style:font-style-complex="normal" style:font-weight-complex="normal"/>
    </style:style>
    <style:style style:name="T19" style:family="text">
      <style:text-properties fo:color="#ff514e" style:font-name="Roboto1" fo:font-size="14pt" fo:font-style="italic" fo:font-weight="normal" style:font-size-asian="14pt" style:font-style-asian="italic" style:font-weight-asian="normal" style:font-size-complex="14pt" style:font-style-complex="italic" style:font-weight-complex="normal"/>
    </style:style>
    <style:style style:name="T20" style:family="text">
      <style:text-properties fo:color="#ff514e" style:text-position="-33% 58%" style:font-name="Roboto1"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fo:color="#ff514e" style:font-name="Liberation Sans3"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22" style:family="text">
      <style:text-properties fo:color="#ff514e" style:text-position="33% 58%" style:font-name="Liberation Sans3" fo:font-size="14pt" fo:font-style="italic" fo:font-weight="normal" style:font-name-asian="Liberation Sans3" style:font-size-asian="14pt" style:font-style-asian="italic" style:font-weight-asian="normal" style:font-name-complex="Liberation Sans3" style:font-size-complex="14pt" style:font-style-complex="italic" style:font-weight-complex="normal"/>
    </style:style>
    <style:style style:name="T23" style:family="text">
      <style:text-properties fo:color="#ff514e" style:text-position="0% 100%" style:font-name="Liberation Sans3"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24" style:family="text">
      <style:text-properties fo:color="#ff514e" style:text-position="0% 100%" style:font-name="Liberation Sans3" fo:font-size="14pt" fo:font-style="italic" fo:font-weight="normal" style:font-name-asian="Liberation Sans3" style:font-size-asian="14pt" style:font-style-asian="italic" style:font-weight-asian="normal" style:font-name-complex="Liberation Sans3" style:font-size-complex="14pt" style:font-style-complex="italic" style:font-weight-complex="normal"/>
    </style:style>
    <style:style style:name="T25" style:family="text">
      <style:text-properties fo:color="#ff514e" style:text-position="0% 100%" style:font-name="Roboto1"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fo:color="#ff514e" style:text-position="0% 100%" style:font-name="Roboto1" fo:font-size="14pt" fo:font-style="italic" fo:font-weight="normal" style:font-size-asian="14pt" style:font-style-asian="italic" style:font-weight-asian="normal" style:font-size-complex="14pt" style:font-style-complex="italic" style:font-weight-complex="normal"/>
    </style:style>
    <style:style style:name="T27" style:family="text">
      <style:text-properties fo:color="#ff514e" style:text-position="-33% 58%" style:font-name="Roboto1" fo:font-size="14pt" fo:font-style="italic" fo:font-weight="normal" style:font-size-asian="14pt" style:font-style-asian="italic" style:font-weight-asian="normal" style:font-size-complex="14pt" style:font-style-complex="italic" style:font-weight-complex="normal"/>
    </style:style>
    <style:style style:name="T28" style:family="text">
      <style:text-properties fo:color="#ff514e" style:font-name="Roboto1"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29" style:family="text">
      <style:text-properties fo:color="#ff514e" style:text-position="33% 58%" style:font-name="Roboto1"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30" style:family="text">
      <style:text-properties fo:color="#ff514e" style:text-position="0% 100%" style:font-name="Roboto1"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31" style:family="text">
      <style:text-properties fo:color="#ff514e" style:text-position="0% 100%" style:font-name="Roboto1" fo:font-size="14pt" fo:font-style="italic" fo:font-weight="normal" style:font-name-asian="Liberation Sans3" style:font-size-asian="14pt" style:font-style-asian="italic" style:font-weight-asian="normal" style:font-name-complex="Liberation Sans3" style:font-size-complex="14pt" style:font-style-complex="italic" style:font-weight-complex="normal"/>
    </style:style>
    <style:style style:name="T32" style:family="text">
      <style:text-properties fo:font-variant="normal" fo:text-transform="none" fo:color="#ff514e" style:text-outline="false" style:text-line-through-style="none" style:text-line-through-type="none" style:text-position="0% 100%" style:font-name="Roboto1" fo:font-size="14pt" fo:font-style="normal" fo:text-shadow="none" style:text-underline-style="none" fo:font-weight="normal" style:letter-kerning="true" style:font-name-asian="Liberation Sans3" style:font-size-asian="14pt" style:font-style-asian="normal" style:font-weight-asian="normal" style:font-name-complex="Liberation Sans3" style:font-size-complex="14pt" style:font-style-complex="normal" style:font-weight-complex="normal" style:text-emphasize="none" style:font-relief="none" style:text-overline-style="none" style:text-overline-color="font-color"/>
    </style:style>
    <style:style style:name="T33" style:family="text">
      <style:text-properties fo:color="#ff514e" style:font-name="Roboto1" fo:font-size="14pt" fo:font-weight="normal" style:font-size-asian="14pt" style:font-weight-asian="normal" style:font-size-complex="14pt" style:font-weight-complex="normal"/>
    </style:style>
    <style:style style:name="T34" style:family="text">
      <style:text-properties fo:color="#ff514e" style:font-name="Roboto1" fo:font-size="14pt" fo:font-style="normal" style:text-underline-style="none" fo:font-weight="normal" style:font-size-asian="14pt" style:font-style-asian="normal" style:font-weight-asian="normal" style:font-size-complex="14pt" style:font-style-complex="normal" style:font-weight-complex="normal"/>
    </style:style>
    <style:style style:name="T35" style:family="text">
      <style:text-properties fo:color="#ff514e" style:font-name="Roboto1" fo:font-size="14pt" fo:font-style="italic" style:text-underline-style="none" fo:font-weight="normal" style:font-size-asian="14pt" style:font-style-asian="italic" style:font-weight-asian="normal" style:font-size-complex="14pt" style:font-style-complex="italic" style:font-weight-complex="normal"/>
    </style:style>
    <style:style style:name="T36" style:family="text">
      <style:text-properties fo:color="#ff514e" style:font-name="Roboto1" fo:font-size="14pt" fo:font-style="normal" style:text-underline-style="none" fo:font-weight="bold" style:font-size-asian="14pt" style:font-style-asian="normal" style:font-weight-asian="bold" style:font-size-complex="14pt" style:font-style-complex="normal" style:font-weight-complex="bold"/>
    </style:style>
    <style:style style:name="T37" style:family="text">
      <style:text-properties fo:color="#005462" style:font-name="Roboto1" fo:font-size="20pt" style:font-size-asian="20pt" style:font-size-complex="20pt"/>
    </style:style>
    <style:style style:name="T38" style:family="text">
      <style:text-properties fo:color="#005462" style:font-name="Roboto1" fo:font-size="20pt" fo:font-style="italic" style:font-size-asian="20pt" style:font-style-asian="italic" style:font-size-complex="20pt" style:font-style-complex="italic"/>
    </style:style>
    <style:style style:name="T39" style:family="text">
      <style:text-properties fo:font-variant="normal" fo:text-transform="none" fo:color="#005462" style:text-outline="false" style:text-line-through-style="none" style:text-line-through-type="none" style:font-name="Roboto1" fo:font-size="16pt" fo:font-style="normal" fo:text-shadow="none" style:text-underline-style="none" fo:font-weight="normal" style:letter-kerning="true" style:font-name-asian="Noto Sans CJK SC Regular1"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5462" style:text-outline="false" style:text-line-through-style="none" style:text-line-through-type="none" style:font-name="Roboto1" fo:font-size="16pt" fo:font-style="italic" fo:text-shadow="none" style:text-underline-style="none" fo:font-weight="normal" style:letter-kerning="true" style:font-name-asian="Noto Sans CJK SC Regular1" style:font-size-asian="16pt" style:font-style-asian="italic" style:font-weight-asian="normal" style:font-name-complex="FreeSans1" style:font-size-complex="16pt" style:font-style-complex="italic" style:font-weight-complex="normal" style:text-emphasize="none" style:font-relief="none" style:text-overline-style="none" style:text-overline-color="font-color"/>
    </style:style>
    <style:style style:name="T41" style:family="text">
      <style:text-properties fo:font-variant="normal" fo:text-transform="none" fo:color="#005462" style:text-outline="false" style:text-line-through-style="none" style:text-line-through-type="none" style:text-position="-33% 58%" style:font-name="Roboto1" fo:font-size="16pt" fo:font-style="normal" fo:text-shadow="none" style:text-underline-style="none" fo:font-weight="normal" style:letter-kerning="true" style:font-name-asian="Noto Sans CJK SC Regular1"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5462" style:text-outline="false" style:text-line-through-style="none" style:text-line-through-type="none" style:text-position="0% 100%" style:font-name="Roboto1" fo:font-size="16pt" fo:font-style="normal" fo:text-shadow="none" style:text-underline-style="none" fo:font-weight="normal" style:letter-kerning="true" style:font-name-asian="Noto Sans CJK SC Regular1"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43" style:family="text">
      <style:text-properties fo:color="#005462" style:font-name="Roboto1" fo:font-style="italic" fo:font-weight="bold" style:font-style-asian="italic" style:font-weight-asian="bold" style:font-style-complex="italic" style:font-weight-complex="bold"/>
    </style:style>
    <style:style style:name="T44" style:family="text">
      <style:text-properties fo:color="#005462" style:font-name="Roboto1" fo:font-weight="normal" style:font-weight-asian="normal" style:font-weight-complex="normal"/>
    </style:style>
    <style:style style:name="T45" style:family="text">
      <style:text-properties fo:color="#005462" style:font-name="Roboto1"/>
    </style:style>
    <style:style style:name="T46" style:family="text">
      <style:text-properties fo:color="#005462" fo:font-style="normal" style:font-style-asian="normal" style:font-style-complex="normal"/>
    </style:style>
    <style:style style:name="T47" style:family="text">
      <style:text-properties fo:color="#005462" style:font-name="Roboto Condensed3" fo:font-size="14pt" style:font-size-asian="14pt" style:font-size-complex="14pt"/>
    </style:style>
    <style:style style:name="T48" style:family="text">
      <style:text-properties fo:color="#005462" style:text-position="0% 100%" style:font-name="Roboto Condensed3" fo:font-size="14pt" fo:font-style="italic" style:font-size-asian="14pt" style:font-style-asian="italic" style:font-size-complex="14pt" style:font-style-complex="italic"/>
    </style:style>
    <style:style style:name="T49" style:family="text">
      <style:text-properties fo:color="#005462" style:text-position="-33% 58%" style:font-name="Roboto Condensed3" fo:font-size="14pt" style:font-size-asian="14pt" style:font-size-complex="14pt"/>
    </style:style>
    <style:style style:name="T50" style:family="text">
      <style:text-properties fo:color="#005462" style:text-position="0% 100%" style:font-name="Roboto Condensed3" fo:font-size="14pt" style:font-size-asian="14pt" style:font-size-complex="14pt"/>
    </style:style>
    <style:style style:name="T51" style:family="text">
      <style:text-properties fo:color="#ff514e" style:font-name="Roboto1" fo:font-weight="bold" style:font-weight-asian="bold" style:font-weight-complex="bold"/>
    </style:style>
    <style:style style:name="T52" style:family="text">
      <style:text-properties fo:color="#ff514e" style:font-name="Roboto1" fo:font-weight="normal" style:font-weight-asian="normal" style:font-weight-complex="normal"/>
    </style:style>
    <style:style style:name="T53" style:family="text">
      <style:text-properties fo:font-variant="normal" fo:text-transform="none" fo:color="#005462" style:text-outline="false" style:text-line-through-style="none" style:text-line-through-type="none" style:text-position="-33% 58%" style:font-name="Roboto" fo:font-size="16pt" fo:font-style="normal" fo:text-shadow="none" style:text-underline-style="none" fo:font-weight="normal" style:letter-kerning="true" style:font-name-asian="Roboto" style:font-size-asian="16pt" style:font-style-asian="normal" style:font-weight-asian="normal" style:font-name-complex="Roboto" style:font-size-complex="16pt" style:font-style-complex="normal" style:font-weight-complex="normal" style:text-emphasize="none" style:font-relief="none" style:text-overline-style="none" style:text-overline-color="font-color"/>
    </style:style>
    <style:style style:name="T54" style:family="text">
      <style:text-properties fo:color="#005462" style:text-position="-33% 58%" style:font-name="Roboto1" fo:font-style="italic" fo:font-weight="bold" style:font-style-asian="italic" style:font-weight-asian="bold" style:font-style-complex="italic" style:font-weight-complex="bold"/>
    </style:style>
    <style:style style:name="T55" style:family="text">
      <style:text-properties fo:color="#005462" style:text-position="0% 100%" style:font-name="Roboto1" fo:font-style="italic" fo:font-weight="bold" style:font-style-asian="italic" style:font-weight-asian="bold" style:font-style-complex="italic" style:font-weight-complex="bold"/>
    </style:style>
    <style:style style:name="T56" style:family="text">
      <style:text-properties fo:color="#005462" style:font-name="Roboto1" fo:font-style="normal" style:font-style-asian="normal" style:font-style-complex="normal"/>
    </style:style>
    <style:style style:name="T57" style:family="text">
      <style:text-properties fo:color="#637e82" style:font-name="Roboto1" fo:font-weight="normal" style:font-weight-asian="normal" style:font-weight-complex="normal"/>
    </style:style>
    <style:style style:name="T58" style:family="text">
      <style:text-properties fo:color="#005462" style:text-position="0% 100%" style:font-name="Roboto1" fo:font-style="normal" fo:font-weight="bold" style:font-style-asian="normal" style:font-weight-asian="bold" style:font-style-complex="normal" style:font-weight-complex="bold"/>
    </style:style>
    <style:style style:name="T59" style:family="text">
      <style:text-properties fo:color="#005462" style:font-name="Roboto Condensed3" fo:font-size="14pt" fo:font-style="italic" style:font-size-asian="14pt" style:font-style-asian="italic" style:font-size-complex="14pt" style:font-style-complex="italic"/>
    </style:style>
    <style:style style:name="T60" style:family="text">
      <style:text-properties fo:font-variant="normal" fo:text-transform="none" fo:color="#005462" style:text-outline="false" style:text-line-through-style="none" style:text-line-through-type="none" style:text-position="0% 100%" style:font-name="Roboto1" fo:font-size="18pt" fo:font-style="normal" fo:text-shadow="none" style:text-underline-style="none" fo:font-weight="bold" style:letter-kerning="true" style:font-name-asian="Noto Sans CJK SC Regular1"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5462" style:text-outline="false" style:text-line-through-style="none" style:text-line-through-type="none" style:text-position="0% 100%" style:font-name="Roboto1" fo:font-size="18pt" fo:font-style="italic" fo:text-shadow="none" style:text-underline-style="none" fo:font-weight="bold" style:letter-kerning="true" style:font-name-asian="Noto Sans CJK SC Regular1" style:font-size-asian="18pt" style:font-style-asian="italic" style:font-weight-asian="bold" style:font-name-complex="FreeSans1" style:font-size-complex="18pt" style:font-style-complex="italic" style:font-weight-complex="bold" style:text-emphasize="none" style:font-relief="none" style:text-overline-style="none" style:text-overline-color="font-color"/>
    </style:style>
    <style:style style:name="T62" style:family="text">
      <style:text-properties fo:font-variant="normal" fo:text-transform="none" fo:color="#005462" style:text-outline="false" style:text-line-through-style="none" style:text-line-through-type="none" style:text-position="-33% 58%" style:font-name="Roboto1" fo:font-size="18pt" fo:font-style="italic" fo:text-shadow="none" style:text-underline-style="none" fo:font-weight="bold" style:letter-kerning="true" style:font-name-asian="Noto Sans CJK SC Regular1" style:font-size-asian="18pt" style:font-style-asian="italic" style:font-weight-asian="bold" style:font-name-complex="FreeSans1" style:font-size-complex="18pt" style:font-style-complex="italic" style:font-weight-complex="bold" style:text-emphasize="none" style:font-relief="none" style:text-overline-style="none" style:text-overline-color="font-color"/>
    </style:style>
    <style:style style:name="T63" style:family="text">
      <style:text-properties fo:font-variant="normal" fo:text-transform="none" fo:color="#005462" style:text-outline="false" style:text-line-through-style="none" style:text-line-through-type="none" style:text-position="-33% 58%" style:font-name="Roboto1" fo:font-size="18pt" fo:font-style="normal" fo:text-shadow="none" style:text-underline-style="none" fo:font-weight="bold" style:letter-kerning="true" style:font-name-asian="Noto Sans CJK SC Regular1"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fo:color="#005462" style:text-outline="false" style:text-line-through-style="none" style:text-line-through-type="none" style:text-position="0% 100%" style:font-name="Roboto" fo:font-size="18pt" fo:font-style="normal" fo:text-shadow="none" style:text-underline-style="none" fo:font-weight="bold" style:letter-kerning="true" style:font-name-asian="Roboto" style:font-size-asian="18pt" style:font-style-asian="normal" style:font-weight-asian="bold" style:font-name-complex="Roboto"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5462" style:text-outline="false" style:text-line-through-style="none" style:text-line-through-type="none" style:text-position="-33% 58%" style:font-name="Roboto" fo:font-size="18pt" fo:font-style="normal" fo:text-shadow="none" style:text-underline-style="none" fo:font-weight="bold" style:letter-kerning="true" style:font-name-asian="Roboto" style:font-size-asian="18pt" style:font-style-asian="normal" style:font-weight-asian="bold" style:font-name-complex="Roboto" style:font-size-complex="18pt" style:font-style-complex="normal" style:font-weight-complex="bold" style:text-emphasize="none" style:font-relief="none" style:text-overline-style="none" style:text-overline-color="font-color"/>
    </style:style>
    <style:style style:name="T66" style:family="text">
      <style:text-properties fo:font-variant="normal" fo:text-transform="none" fo:color="#005462" style:text-outline="false" style:text-line-through-style="none" style:text-line-through-type="none" style:text-position="-33% 58%" style:font-name="Roboto1" fo:font-size="18pt" fo:font-style="normal" fo:text-shadow="none" style:text-underline-style="none" fo:font-weight="bold" style:letter-kerning="true" style:font-name-asian="Liberation Serif1" style:font-size-asian="18pt" style:font-style-asian="normal" style:font-weight-asian="bold" style:font-name-complex="Liberation Serif1" style:font-size-complex="18pt" style:font-style-complex="normal" style:font-weight-complex="bold" style:text-emphasize="none" style:font-relief="none" style:text-overline-style="none" style:text-overline-color="font-color"/>
    </style:style>
    <style:style style:name="T67" style:family="text">
      <style:text-properties fo:color="#ff514e" fo:font-style="normal" style:font-style-asian="normal" style:font-style-complex="normal"/>
    </style:style>
    <style:style style:name="T68" style:family="text">
      <style:text-properties fo:color="#ff514e" style:font-name="Roboto1"/>
    </style:style>
    <style:style style:name="T69" style:family="text">
      <style:text-properties fo:color="#ff514e" style:font-name="Roboto1" fo:font-style="normal" style:font-style-asian="normal" style:font-style-complex="normal"/>
    </style:style>
    <style:style style:name="T70" style:family="text">
      <style:text-properties fo:color="#005462" style:font-name="Roboto1" fo:font-size="20pt" fo:font-weight="normal" style:font-size-asian="20pt" style:font-weight-asian="normal" style:font-size-complex="20pt" style:font-weight-complex="normal"/>
    </style:style>
    <style:style style:name="T71" style:family="text">
      <style:text-properties fo:color="#ff514e" style:font-name="Roboto1" fo:font-size="20pt" fo:font-weight="normal" style:font-size-asian="20pt" style:font-weight-asian="normal" style:font-size-complex="20pt" style:font-weight-complex="normal"/>
    </style:style>
    <style:style style:name="T72" style:family="text">
      <style:text-properties fo:font-variant="normal" fo:text-transform="none" fo:color="#ff514e" style:text-outline="false" style:text-line-through-style="none" style:text-line-through-type="none" style:font-name="Roboto1" fo:font-size="20pt" fo:font-style="normal" fo:text-shadow="none" style:text-underline-style="none" fo:font-weight="bold" style:letter-kerning="true" style:font-name-asian="Noto Sans CJK SC Regular1" style:font-size-asian="20pt" style:font-style-asian="normal" style:font-weight-asian="bold" style:font-name-complex="FreeSans1" style:font-size-complex="20pt" style:font-style-complex="normal" style:font-weight-complex="bold" style:text-emphasize="none" style:font-relief="none" style:text-overline-style="none" style:text-overline-color="font-color"/>
    </style:style>
    <style:style style:name="T73" style:family="text">
      <style:text-properties fo:font-variant="normal" fo:text-transform="none" fo:color="#005462" style:text-outline="false" style:text-line-through-style="none" style:text-line-through-type="none" style:font-name="Roboto1" fo:font-size="20pt" fo:font-style="normal" fo:text-shadow="none" style:text-underline-style="none" fo:font-weight="normal" style:letter-kerning="true" style:font-name-asian="Noto Sans CJK SC Regular1" style:font-size-asian="20pt" style:font-style-asian="normal" style:font-weight-asian="normal" style:font-name-complex="FreeSans1"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5462" style:text-line-through-style="none" style:text-line-through-type="none" style:text-position="0% 100%" style:font-name="Roboto1" fo:font-size="28pt" fo:letter-spacing="normal" fo:font-style="normal" style:text-underline-style="none" fo:font-weight="bold" style:font-name-asian="Bitter1" style:font-size-asian="28pt" style:font-style-asian="normal" style:font-weight-asian="bold" style:font-name-complex="Bitter1" style:font-size-complex="28pt" style:font-style-complex="normal" style:font-weight-complex="bold"/>
    </style:style>
    <style:style style:name="T75" style:family="text">
      <style:text-properties fo:font-variant="normal" fo:text-transform="none" fo:color="#ff514e" style:text-line-through-style="none" style:text-line-through-type="none" style:text-position="0% 100%" style:font-name="Roboto1" fo:font-size="28pt" fo:letter-spacing="normal" fo:font-style="normal" style:text-underline-style="none" fo:font-weight="normal" style:font-name-asian="Bitter1" style:font-size-asian="28pt" style:font-style-asian="normal" style:font-weight-asian="normal" style:font-name-complex="Bitter1" style:font-size-complex="28pt" style:font-style-complex="normal" style:font-weight-complex="normal"/>
    </style:style>
    <style:style style:name="T76" style:family="text">
      <style:text-properties fo:font-variant="normal" fo:text-transform="none" fo:color="#005462" style:text-line-through-style="none" style:text-line-through-type="none" style:text-position="0% 100%" style:font-name="Roboto1" fo:font-size="24pt" fo:letter-spacing="normal" fo:font-style="normal" style:text-underline-style="none" fo:font-weight="normal" style:font-name-asian="Bitter1" style:font-size-asian="24pt" style:font-style-asian="normal" style:font-weight-asian="normal" style:font-name-complex="Bitter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chöley – Survival Analysis</presentation:footer-decl>
      <presentation:date-time-decl presentation:name="dtd1" presentation:source="fixed">UR SS22 Week 6</presentation:date-time-decl>
      <draw:page draw:name="page1" draw:style-name="dp1" draw:master-page-name="title" presentation:presentation-page-layout-name="AL1T0" presentation:use-footer-name="ftr1" presentation:use-date-time-name="dtd1">
        <office:forms form:automatic-focus="false" form:apply-design-mode="false"/>
        <draw:frame draw:name="Shape 54" presentation:style-name="pr1" draw:text-style-name="P2" draw:layer="layout" svg:width="26.082cm" svg:height="3.238cm" svg:x="0.953cm" svg:y="3.359cm" presentation:class="title" presentation:user-transformed="true">
          <draw:text-box>
            <text:p text:style-name="P1"><text:span text:style-name="T1">Survival Analysis</text:span><text:span text:style-name="T1"><text:line-break/></text:span><text:span text:style-name="T2">Session 4: The Kaplan-Meier Estimator</text:span></text:p>
          </draw:text-box>
        </draw:frame>
        <draw:frame draw:name="Shape 55" presentation:style-name="pr2" draw:text-style-name="P3" draw:layer="layout" svg:width="26.082cm" svg:height="2.427cm" svg:x="0.953cm" svg:y="6.756cm" presentation:class="subtitle" presentation:user-transformed="true">
          <draw:text-box>
            <text:p text:style-name="P1"><text:span text:style-name="T3">Jonas Schöley</text:span></text:p>
          </draw:text-box>
        </draw:frame>
        <draw:custom-shape draw:name="Shape 61" draw:style-name="gr1" draw:text-style-name="P5" draw:layer="layout" svg:width="9.182cm" svg:height="1.532cm" svg:x="0.792cm" svg:y="14.47cm">
          <text:p text:style-name="P4"><text:span text:style-name="T4">j.schoeley@uni-rostock.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0.833cm" svg:height="0.833cm" svg:x="0.437cm" svg:y="13.899cm">
          <draw:image xlink:href="Pictures/1000020100000200000002001D02C9C581C04795.png" xlink:type="simple" xlink:show="embed" xlink:actuate="onLoad" loext:mime-type="image/png">
            <text:p/>
          </draw:image>
        </draw:frame>
        <draw:frame draw:style-name="gr3" draw:text-style-name="P8" draw:layer="layout" svg:width="6.865cm" svg:height="0.996cm" svg:x="1.333cm" svg:y="13.862cm">
          <draw:text-box>
            <text:p text:style-name="P7"><text:span text:style-name="T5">0000-0002-3340-8518 </text:span></text:p>
          </draw:text-box>
        </draw:frame>
        <draw:frame draw:style-name="gr2" draw:text-style-name="P6" draw:layer="layout" svg:width="0.917cm" svg:height="0.754cm" svg:x="0.416cm" svg:y="12.909cm">
          <draw:image xlink:href="Pictures/10000201000000F8000000CC7F5EF23D27FEF8D0.png" xlink:type="simple" xlink:show="embed" xlink:actuate="onLoad" loext:mime-type="image/png">
            <text:p/>
          </draw:image>
        </draw:frame>
        <draw:custom-shape draw:name="Shape 61_0" draw:style-name="gr1" draw:text-style-name="P5" draw:layer="layout" svg:width="9.182cm" svg:height="1.532cm" svg:x="-1.408cm" svg:y="12.47cm">
          <text:p text:style-name="P4"><text:span text:style-name="T4">@jschoel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0.872cm" svg:height="0.872cm" svg:x="0.398cm" svg:y="14.876cm">
          <draw:image xlink:href="Pictures/10000B8F00000369000003695830D8CCC9936610.svg" xlink:type="simple" xlink:show="embed" xlink:actuate="onLoad" loext:mime-type="image/svg+xml">
            <text:p/>
          </draw:image>
          <draw:image xlink:href="Pictures/100002010000002100000021BC6969A05E8F5863.png" xlink:type="simple" xlink:show="embed" xlink:actuate="onLoad" loext:mime-type="image/png"/>
        </draw:frame>
        <draw:custom-shape draw:name="Shape 61_1" draw:style-name="gr1" draw:text-style-name="P5" draw:layer="layout" svg:width="9.182cm" svg:height="1.532cm" svg:x="19.892cm" svg:y="14.47cm">
          <text:p text:style-name="P9"><text:span text:style-name="T4">CC-BY Jonas Schöley 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 draw:style-name="gr4" draw:layer="layout" svg:width="13.968cm" svg:height="10.476cm" svg:x="3.81cm" svg:y="2.123cm" draw:page-number="1" presentation:class="page"/>
          <draw:frame draw:name="Shape 52" presentation:style-name="pr3" draw:text-style-name="P10" draw:layer="layout" svg:width="15.239cm" svg:height="11.429cm" svg:x="1.905cm" svg:y="12.065cm" presentation:class="notes" presentation:placeholder="true" presentation:user-transformed="true">
            <draw:text-box/>
          </draw:frame>
        </presentation:notes>
      </draw:page>
      <draw:page draw:name="page2"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Recap: Survival Identities</text:p>
          </draw:text-box>
        </draw:frame>
        <draw:custom-shape draw:style-name="gr5" draw:text-style-name="P13" draw:layer="layout" svg:width="7.688cm" svg:height="2.872cm" svg:x="1.208cm" svg:y="2.089cm">
          <text:p/>
          <draw:enhanced-geometry svg:viewBox="0 0 21600 21600" draw:type="rectangle" draw:enhanced-path="M 0 0 L 21600 0 21600 21600 0 21600 0 0 Z N"/>
        </draw:custom-shape>
        <draw:frame draw:style-name="gr6" draw:text-style-name="P15" draw:layer="layout" svg:width="7.762cm" svg:height="2.875cm" svg:x="1.134cm" svg:y="2.086cm">
          <draw:text-box>
            <text:p><text:span text:style-name="T6">In survival analysis we</text:span></text:p>
            <text:p><text:span text:style-name="T6">consider the random variable</text:span></text:p>
            <text:p><text:span text:style-name="T7">“</text:span><text:span text:style-name="T8">X</text:span><text:span text:style-name="T7">: Time until event”</text:span></text:p>
            <text:p text:style-name="P14"><text:span text:style-name="T9">x = 0.1 weeks, 2.3 weeks…</text:span></text:p>
          </draw:text-box>
        </draw:frame>
        <draw:custom-shape draw:style-name="gr7" draw:text-style-name="P13" draw:layer="layout" svg:width="7.296cm" svg:height="4.064cm" svg:x="0.432cm" svg:y="10.39cm">
          <text:p/>
          <draw:enhanced-geometry svg:viewBox="0 0 21600 21600" draw:type="rectangle" draw:enhanced-path="M 0 0 L 21600 0 21600 21600 0 21600 0 0 Z N"/>
        </draw:custom-shape>
        <draw:frame draw:style-name="gr8" draw:text-style-name="P15" draw:layer="layout" svg:width="7.366cm" svg:height="3.556cm" svg:x="0.362cm" svg:y="10.39cm">
          <draw:text-box>
            <text:p><text:span text:style-name="T10">F(</text:span><text:span text:style-name="T8">x</text:span><text:span text:style-name="T10">): Distribution function</text:span></text:p>
            <text:p><text:span text:style-name="T9">aka Cumulative function</text:span></text:p>
            <text:p><text:span text:style-name="T11">The probability of</text:span></text:p>
            <text:p><text:span text:style-name="T11">experiencing the event until</text:span></text:p>
            <text:p><text:span text:style-name="T11">time </text:span><text:span text:style-name="T9">x</text:span><text:span text:style-name="T11">.</text:span></text:p>
          </draw:text-box>
        </draw:frame>
        <draw:custom-shape draw:style-name="gr9" draw:text-style-name="P13" draw:layer="layout" svg:width="7.252cm" svg:height="4.281cm" svg:x="10.336cm" svg:y="10.184cm">
          <text:p/>
          <draw:enhanced-geometry svg:viewBox="0 0 21600 21600" draw:type="rectangle" draw:enhanced-path="M 0 0 L 21600 0 21600 21600 0 21600 0 0 Z N"/>
        </draw:custom-shape>
        <draw:frame draw:style-name="gr10" draw:text-style-name="P15" draw:layer="layout" svg:width="7.347cm" svg:height="3.531cm" svg:x="10.266cm" svg:y="10.184cm">
          <draw:text-box>
            <text:p><text:span text:style-name="T10">S(</text:span><text:span text:style-name="T8">x</text:span><text:span text:style-name="T10">): Survival function</text:span></text:p>
            <text:p><text:span text:style-name="T11"/></text:p>
            <text:p><text:span text:style-name="T11">The probability of </text:span><text:span text:style-name="T9">not</text:span></text:p>
            <text:p><text:span text:style-name="T11">experiencing the event until</text:span></text:p>
            <text:p><text:span text:style-name="T11">time </text:span><text:span text:style-name="T9">x</text:span><text:span text:style-name="T11">.</text:span></text:p>
          </draw:text-box>
        </draw:frame>
        <draw:frame draw:style-name="gr11" draw:text-style-name="P15" draw:layer="layout" svg:width="7.322cm" svg:height="1.656cm" svg:x="10.266cm" svg:y="13.587cm">
          <draw:text-box>
            <text:p><text:span text:style-name="T10">S(</text:span><text:span text:style-name="T8">x</text:span><text:span text:style-name="T10">) = P(</text:span><text:span text:style-name="T8">X</text:span><text:span text:style-name="T10">&gt;</text:span><text:span text:style-name="T8">x</text:span><text:span text:style-name="T10">)</text:span></text:p>
            <text:p text:style-name="P14"><text:span text:style-name="T12"/></text:p>
          </draw:text-box>
        </draw:frame>
        <draw:custom-shape draw:style-name="gr12" draw:text-style-name="P13" draw:layer="layout" svg:width="8.874cm" svg:height="4.517cm" svg:x="18.882cm" svg:y="4.842cm">
          <text:p/>
          <draw:enhanced-geometry svg:viewBox="0 0 21600 21600" draw:type="rectangle" draw:enhanced-path="M 0 0 L 21600 0 21600 21600 0 21600 0 0 Z N"/>
        </draw:custom-shape>
        <draw:frame draw:style-name="gr13" draw:text-style-name="P15" draw:layer="layout" svg:width="8.874cm" svg:height="3.531cm" svg:x="18.812cm" svg:y="4.842cm">
          <draw:text-box>
            <text:p><text:span text:style-name="T10">h(</text:span><text:span text:style-name="T8">x</text:span><text:span text:style-name="T10">): Hazard function</text:span></text:p>
            <text:p><text:span text:style-name="T11">The instantaneous rate</text:span></text:p>
            <text:p><text:span text:style-name="T11">of new events at time </text:span><text:span text:style-name="T9">x</text:span></text:p>
            <text:p><text:span text:style-name="T11">among those who did not</text:span></text:p>
            <text:p><text:span text:style-name="T11">experience the event yet.</text:span></text:p>
          </draw:text-box>
        </draw:frame>
        <draw:frame draw:style-name="gr14" draw:text-style-name="P16" draw:layer="layout" svg:width="8.662cm" svg:height="1.036cm" svg:x="18.812cm" svg:y="8.323cm">
          <draw:text-box>
            <text:p><text:span text:style-name="T10">h(</text:span><text:span text:style-name="T8">x</text:span><text:span text:style-name="T10">) =</text:span><text:span text:style-name="T13"> lim</text:span><text:span text:style-name="T14">h→0</text:span><text:span text:style-name="T13"> P(</text:span><text:span text:style-name="T15">x</text:span><text:span text:style-name="T16">≤</text:span><text:span text:style-name="T15">X</text:span><text:span text:style-name="T17">&lt;</text:span><text:span text:style-name="T15">x</text:span><text:span text:style-name="T13">+h|</text:span><text:span text:style-name="T15">X</text:span><text:span text:style-name="T16">≥</text:span><text:span text:style-name="T15">x</text:span><text:span text:style-name="T13">)/h</text:span></text:p>
          </draw:text-box>
        </draw:frame>
        <draw:custom-shape draw:style-name="gr15" draw:text-style-name="P13" draw:layer="layout" svg:width="7.296cm" svg:height="2.992cm" svg:x="4.432cm" svg:y="5.79cm">
          <text:p/>
          <draw:enhanced-geometry svg:viewBox="0 0 21600 21600" draw:type="rectangle" draw:enhanced-path="M 0 0 L 21600 0 21600 21600 0 21600 0 0 Z N"/>
        </draw:custom-shape>
        <draw:frame draw:style-name="gr8" draw:text-style-name="P15" draw:layer="layout" svg:width="7.366cm" svg:height="3.556cm" svg:x="4.362cm" svg:y="5.79cm">
          <draw:text-box>
            <text:p><text:span text:style-name="T10">f(</text:span><text:span text:style-name="T8">x</text:span><text:span text:style-name="T10">): Density function</text:span></text:p>
            <text:p><text:span text:style-name="T11">The relative likelihood of</text:span></text:p>
            <text:p><text:span text:style-name="T11">experiencing the event</text:span></text:p>
            <text:p><text:span text:style-name="T11">around time </text:span><text:span text:style-name="T9">x.</text:span></text:p>
          </draw:text-box>
        </draw:frame>
        <draw:custom-shape draw:style-name="gr7" draw:text-style-name="P13" draw:layer="layout" svg:width="7.296cm" svg:height="4.064cm" svg:x="0.432cm" svg:y="10.39cm">
          <text:p/>
          <draw:enhanced-geometry svg:viewBox="0 0 21600 21600" draw:type="rectangle" draw:enhanced-path="M 0 0 L 21600 0 21600 21600 0 21600 0 0 Z N"/>
        </draw:custom-shape>
        <draw:frame draw:style-name="gr8" draw:text-style-name="P15" draw:layer="layout" svg:width="7.366cm" svg:height="3.556cm" svg:x="0.362cm" svg:y="10.39cm">
          <draw:text-box>
            <text:p><text:span text:style-name="T10">F(</text:span><text:span text:style-name="T8">x</text:span><text:span text:style-name="T10">): Distribution function</text:span></text:p>
            <text:p><text:span text:style-name="T9">aka Cumulative function</text:span></text:p>
            <text:p><text:span text:style-name="T11">The probability of</text:span></text:p>
            <text:p><text:span text:style-name="T11">experiencing the event until</text:span></text:p>
            <text:p><text:span text:style-name="T11">time </text:span><text:span text:style-name="T9">x</text:span><text:span text:style-name="T11">.</text:span></text:p>
          </draw:text-box>
        </draw:frame>
        <draw:custom-shape draw:style-name="gr7" draw:text-style-name="P13" draw:layer="layout" svg:width="7.296cm" svg:height="4.064cm" svg:x="0.432cm" svg:y="10.39cm">
          <text:p/>
          <draw:enhanced-geometry svg:viewBox="0 0 21600 21600" draw:type="rectangle" draw:enhanced-path="M 0 0 L 21600 0 21600 21600 0 21600 0 0 Z N"/>
        </draw:custom-shape>
        <draw:frame draw:style-name="gr8" draw:text-style-name="P15" draw:layer="layout" svg:width="7.366cm" svg:height="3.556cm" svg:x="0.362cm" svg:y="10.39cm">
          <draw:text-box>
            <text:p><text:span text:style-name="T10">F(</text:span><text:span text:style-name="T8">x</text:span><text:span text:style-name="T10">): Distribution function</text:span></text:p>
            <text:p><text:span text:style-name="T9">aka Cumulative function</text:span></text:p>
            <text:p><text:span text:style-name="T11">The probability of</text:span></text:p>
            <text:p><text:span text:style-name="T11">experiencing the event until</text:span></text:p>
            <text:p><text:span text:style-name="T11">time </text:span><text:span text:style-name="T9">x</text:span><text:span text:style-name="T11">.</text:span></text:p>
          </draw:text-box>
        </draw:frame>
        <draw:frame draw:style-name="gr16" draw:text-style-name="P15" draw:layer="layout" svg:width="6.808cm" svg:height="1.1cm" svg:x="0.412cm" svg:y="13.624cm">
          <draw:text-box>
            <text:p><text:span text:style-name="T10">F(</text:span><text:span text:style-name="T8">x</text:span><text:span text:style-name="T10">) = P(</text:span><text:span text:style-name="T8">X</text:span><text:span text:style-name="T10">≤</text:span><text:span text:style-name="T8">x</text:span><text:span text:style-name="T10">)</text:span></text:p>
          </draw:text-box>
        </draw:frame>
        <draw:frame draw:style-name="gr17" draw:text-style-name="P17" draw:layer="layout" svg:width="3.749cm" svg:height="1.501cm" svg:x="2.347cm" svg:y="9.168cm">
          <draw:text-box>
            <text:p><text:span text:style-name="T18">F(</text:span><text:span text:style-name="T19">x</text:span><text:span text:style-name="T18">)=</text:span><text:span text:style-name="T20">0</text:span><text:span text:style-name="T21">∫</text:span><text:span text:style-name="T22">x</text:span><text:span text:style-name="T23"> f(</text:span><text:span text:style-name="T24">x</text:span><text:span text:style-name="T23">) d</text:span><text:span text:style-name="T24">x</text:span></text:p>
          </draw:text-box>
        </draw:frame>
        <draw:frame draw:style-name="gr18" draw:text-style-name="P17" draw:layer="layout" svg:width="3.99cm" svg:height="1.016cm" svg:x="10.234cm" svg:y="8.956cm">
          <draw:text-box>
            <text:p><text:span text:style-name="T25">S(</text:span><text:span text:style-name="T26">x</text:span><text:span text:style-name="T25">)=</text:span><text:span text:style-name="T27">x</text:span><text:span text:style-name="T28">∫</text:span><text:span text:style-name="T29">Inf</text:span><text:span text:style-name="T30"> f(</text:span><text:span text:style-name="T31">x</text:span><text:span text:style-name="T30">) d</text:span><text:span text:style-name="T31">x</text:span></text:p>
          </draw:text-box>
        </draw:frame>
        <draw:frame draw:style-name="gr19" draw:text-style-name="P18" draw:layer="layout" svg:width="3.302cm" svg:height="1.563cm" svg:x="7.564cm" svg:y="11.899cm">
          <draw:text-box>
            <text:p><text:span text:style-name="T32">S(x)=1-F(x)</text:span></text:p>
          </draw:text-box>
        </draw:frame>
        <draw:frame draw:style-name="gr20" draw:text-style-name="P17" draw:layer="layout" svg:width="13.344cm" svg:height="2.003cm" svg:x="9.008cm" svg:y="2.34cm">
          <draw:text-box>
            <text:p><text:span text:style-name="T33">We express our <text:s/>knowledge about the </text:span><text:span text:style-name="T34">distribution of </text:span><text:span text:style-name="T35">X</text:span><text:span text:style-name="T34"> in any of these functions. Knowing any single function we can derive all other via the </text:span><text:span text:style-name="T36">Survival Identities</text:span><text:span text:style-name="T34">.</text:span></text:p>
          </draw:text-box>
        </draw:frame>
        <draw:custom-shape draw:style-name="gr21" draw:text-style-name="P13" draw:layer="layout" svg:width="8.874cm" svg:height="1.62cm" svg:x="18.883cm" svg:y="11.842cm">
          <text:p/>
          <draw:enhanced-geometry svg:viewBox="0 0 21600 21600" draw:type="rectangle" draw:enhanced-path="M 0 0 L 21600 0 21600 21600 0 21600 0 0 Z N"/>
        </draw:custom-shape>
        <draw:frame draw:style-name="gr22" draw:text-style-name="P15" draw:layer="layout" svg:width="8.874cm" svg:height="1.911cm" svg:x="18.813cm" svg:y="11.842cm">
          <draw:text-box>
            <text:p><text:span text:style-name="T10">H(</text:span><text:span text:style-name="T8">x</text:span><text:span text:style-name="T10">): Cumulative Hazard</text:span></text:p>
            <text:p><text:span text:style-name="T11">The integral of h(x).</text:span></text:p>
          </draw:text-box>
        </draw:frame>
        <draw:frame draw:style-name="gr23" draw:text-style-name="P19" draw:layer="layout" svg:width="3.99cm" svg:height="1.082cm" svg:x="17.526cm" svg:y="10.922cm">
          <draw:text-box>
            <text:p><text:span text:style-name="T18">H(</text:span><text:span text:style-name="T19">x</text:span><text:span text:style-name="T18">) = -log S(</text:span><text:span text:style-name="T19">x</text:span><text:span text:style-name="T18">)</text:span></text:p>
          </draw:text-box>
        </draw:frame>
        <draw:frame draw:style-name="gr24" draw:text-style-name="P17" draw:layer="layout" svg:width="4.556cm" svg:height="1.037cm" svg:x="21.87cm" svg:y="10.104cm">
          <draw:text-box>
            <text:p><text:span text:style-name="T18">H(</text:span><text:span text:style-name="T19">x</text:span><text:span text:style-name="T18">) = </text:span><text:span text:style-name="T20">0</text:span><text:span text:style-name="T28">∫</text:span><text:span text:style-name="T29">x</text:span><text:span text:style-name="T28"> </text:span><text:span text:style-name="T18">h(</text:span><text:span text:style-name="T19">x</text:span><text:span text:style-name="T18">) d</text:span><text:span text:style-name="T19">x</text:span></text:p>
          </draw:text-box>
        </draw:frame>
        <draw:line draw:style-name="gr25" draw:text-style-name="P6" draw:layer="layout" svg:x1="6.604cm" svg:y1="9.144cm" svg:x2="5.842cm" svg:y2="10.16cm">
          <text:p/>
        </draw:line>
        <draw:line draw:style-name="gr25" draw:text-style-name="P6" draw:layer="layout" svg:x1="8.305cm" svg:y1="11.744cm" svg:x2="9.86cm" svg:y2="11.776cm">
          <text:p/>
        </draw:line>
        <draw:line draw:style-name="gr25" draw:text-style-name="P6" draw:layer="layout" svg:x1="9.605cm" svg:y1="9.144cm" svg:x2="10.234cm" svg:y2="9.906cm">
          <text:p/>
        </draw:line>
        <draw:line draw:style-name="gr25" draw:text-style-name="P6" draw:layer="layout" svg:x1="17.705cm" svg:y1="12.144cm" svg:x2="18.642cm" svg:y2="12.144cm">
          <text:p/>
        </draw:line>
        <draw:line draw:style-name="gr25" draw:text-style-name="P6" draw:layer="layout" svg:x1="25.805cm" svg:y1="9.644cm" svg:x2="25.838cm" svg:y2="11.641cm">
          <text:p/>
        </draw:line>
        <draw:line draw:style-name="gr25" draw:text-style-name="P6" draw:layer="layout" svg:x1="17.629cm" svg:y1="9.905cm" svg:x2="18.288cm" svg:y2="9.169cm">
          <text:p/>
        </draw:line>
        <draw:frame draw:style-name="gr18" draw:text-style-name="P17" draw:layer="layout" svg:width="3.99cm" svg:height="1.016cm" svg:x="14.134cm" svg:y="8.956cm">
          <draw:text-box>
            <text:p><text:span text:style-name="T33">h(x)=-</text:span><text:span text:style-name="T19"> </text:span><text:span text:style-name="T33">S’(x)/S(x)</text:span></text:p>
          </draw:text-box>
        </draw:frame>
        <draw:frame draw:style-name="gr26" draw:text-style-name="P17" draw:layer="layout" svg:width="4.154cm" svg:height="1.419cm" svg:x="17.588cm" svg:y="13.587cm">
          <draw:text-box>
            <text:p><text:span text:style-name="T33">S(</text:span><text:span text:style-name="T19">x</text:span><text:span text:style-name="T33">) = exp(-H(</text:span><text:span text:style-name="T19">x</text:span><text:span text:style-name="T33">))</text:span></text:p>
          </draw:text-box>
        </draw:frame>
        <draw:line draw:style-name="gr25" draw:text-style-name="P6" draw:layer="layout" svg:x1="18.641cm" svg:y1="13.144cm" svg:x2="17.704cm" svg:y2="13.144cm">
          <text:p/>
        </draw:line>
        <presentation:notes draw:style-name="dp4">
          <draw:page-thumbnail draw:style-name="gr4" draw:layer="layout" svg:width="13.469cm" svg:height="9.524cm" svg:x="2.789cm" svg:y="1.93cm" draw:page-number="2" presentation:class="page"/>
          <draw:frame presentation:style-name="pr5" draw:text-style-name="P20" draw:layer="layout" svg:width="15.239cm" svg:height="11.429cm" svg:x="1.905cm" svg:y="12.064cm" presentation:class="notes" presentation:placeholder="true">
            <draw:text-box/>
          </draw:frame>
        </presentation:notes>
      </draw:page>
      <draw:page draw:name="page3"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What Does Survival Data Look Like?</text:p>
          </draw:text-box>
        </draw:frame>
        <draw:custom-shape draw:style-name="gr5" draw:text-style-name="P13" draw:layer="layout" svg:width="7.688cm" svg:height="2.872cm" svg:x="1.208cm" svg:y="2.089cm">
          <text:p/>
          <draw:enhanced-geometry svg:viewBox="0 0 21600 21600" draw:type="rectangle" draw:enhanced-path="M 0 0 L 21600 0 21600 21600 0 21600 0 0 Z N"/>
        </draw:custom-shape>
        <draw:frame draw:style-name="gr6" draw:text-style-name="P15" draw:layer="layout" svg:width="7.762cm" svg:height="2.875cm" svg:x="1.134cm" svg:y="2.086cm">
          <draw:text-box>
            <text:p><text:span text:style-name="T6">In survival analysis we</text:span></text:p>
            <text:p><text:span text:style-name="T6">consider the random variable</text:span></text:p>
            <text:p><text:span text:style-name="T7">“</text:span><text:span text:style-name="T8">X</text:span><text:span text:style-name="T7">: Time until event”</text:span></text:p>
            <text:p text:style-name="P14"><text:span text:style-name="T9">x = 0.1 month, 2.3 months…</text:span></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line draw:style-name="gr29" draw:text-style-name="P6" draw:layer="layout" svg:x1="7.651cm" svg:y1="10.149cm" svg:x2="7.651cm" svg:y2="11.844cm">
          <text:p/>
        </draw:line>
        <draw:frame draw:style-name="gr28" draw:text-style-name="P24" draw:layer="layout" svg:width="12.209cm" svg:height="1.928cm" svg:x="7.268cm" svg:y="11.89cm">
          <draw:text-box>
            <text:p text:style-name="P23"><text:span text:style-name="T39">Time </text:span><text:span text:style-name="T40">x</text:span><text:span text:style-name="T41">0</text:span></text:p>
            <text:p text:style-name="P23"><text:span text:style-name="T42">Start of observation time</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26" draw:layer="layout" svg:width="0.815cm" svg:height="0.996cm" svg:x="17.715cm" svg:y="2.736cm">
          <draw:text-box>
            <text:p><text:span text:style-name="T43">x</text:span></text:p>
          </draw:text-box>
        </draw:frame>
        <draw:frame draw:style-name="gr32" draw:text-style-name="P27" draw:layer="layout" svg:width="1.213cm" svg:height="0.996cm" svg:x="17.716cm" svg:y="3.403cm">
          <draw:text-box>
            <text:p><text:span text:style-name="T44">22</text:span></text:p>
          </draw:text-box>
        </draw:frame>
        <draw:frame draw:style-name="gr33" draw:text-style-name="P28" draw:layer="layout" svg:width="1.213cm" svg:height="0.996cm" svg:x="17.717cm" svg:y="4.07cm">
          <draw:text-box>
            <text:p><text:span text:style-name="T45">23</text:span></text:p>
          </draw:text-box>
        </draw:frame>
        <draw:frame draw:style-name="gr33" draw:text-style-name="P28" draw:layer="layout" svg:width="1.213cm" svg:height="0.996cm" svg:x="17.717cm" svg:y="4.736cm">
          <draw:text-box>
            <text:p><text:span text:style-name="T45">38</text:span></text:p>
          </draw:text-box>
        </draw:frame>
        <draw:frame draw:style-name="gr34" draw:text-style-name="P29" draw:layer="layout" svg:width="1.205cm" svg:height="0.962cm" svg:x="17.718cm" svg:y="6.07cm">
          <draw:text-box>
            <text:p><text:span text:style-name="T46">73</text:span></text:p>
          </draw:text-box>
        </draw:frame>
        <draw:frame draw:style-name="gr33" draw:text-style-name="P28" draw:layer="layout" svg:width="1.213cm" svg:height="0.996cm" svg:x="17.718cm" svg:y="5.403cm">
          <draw:text-box>
            <text:p><text:span text:style-name="T45">42</text:span></text:p>
          </draw:text-box>
        </draw:frame>
        <draw:frame draw:style-name="gr35" draw:text-style-name="P26" draw:layer="layout" svg:width="0.667cm" svg:height="0.996cm" svg:x="15.716cm" svg:y="2.736cm">
          <draw:text-box>
            <text:p><text:span text:style-name="T43">i</text:span></text:p>
          </draw:text-box>
        </draw:frame>
        <draw:frame draw:style-name="gr36" draw:text-style-name="P27" draw:layer="layout" svg:width="0.858cm" svg:height="0.996cm" svg:x="15.717cm" svg:y="3.436cm">
          <draw:text-box>
            <text:p><text:span text:style-name="T44">1</text:span></text:p>
          </draw:text-box>
        </draw:frame>
        <draw:frame draw:style-name="gr36" draw:text-style-name="P28" draw:layer="layout" svg:width="0.858cm" svg:height="0.996cm" svg:x="15.717cm" svg:y="4.093cm">
          <draw:text-box>
            <text:p><text:span text:style-name="T45">2</text:span></text:p>
          </draw:text-box>
        </draw:frame>
        <draw:frame draw:style-name="gr36" draw:text-style-name="P28" draw:layer="layout" svg:width="0.858cm" svg:height="0.996cm" svg:x="15.717cm" svg:y="4.75cm">
          <draw:text-box>
            <text:p><text:span text:style-name="T45">3</text:span></text:p>
          </draw:text-box>
        </draw:frame>
        <draw:frame draw:style-name="gr36" draw:text-style-name="P28" draw:layer="layout" svg:width="0.858cm" svg:height="0.996cm" svg:x="15.718cm" svg:y="5.407cm">
          <draw:text-box>
            <text:p><text:span text:style-name="T45">4</text:span></text:p>
          </draw:text-box>
        </draw:frame>
        <draw:frame draw:style-name="gr36" draw:text-style-name="P28" draw:layer="layout" svg:width="0.858cm" svg:height="0.996cm" svg:x="15.718cm" svg:y="6.065cm">
          <draw:text-box>
            <text:p><text:span text:style-name="T45">5</text:span></text:p>
          </draw:text-box>
        </draw:frame>
        <draw:frame draw:style-name="gr37" draw:text-style-name="P30" draw:layer="layout" svg:width="4.02cm" svg:height="0.835cm" svg:x="11.886cm" svg:y="2.322cm">
          <draw:text-box>
            <text:p><text:span text:style-name="T47">Observation index</text:span></text:p>
          </draw:text-box>
        </draw:frame>
        <draw:frame draw:style-name="gr38" draw:text-style-name="P30" draw:layer="layout" svg:width="4.498cm" svg:height="0.835cm" svg:x="16.31cm" svg:y="2.087cm">
          <draw:text-box>
            <text:p><text:span text:style-name="T47">Observed event time</text:span></text:p>
          </draw:text-box>
        </draw:frame>
        <draw:frame draw:style-name="gr39" draw:text-style-name="P30" draw:layer="layout" svg:width="1.793cm" svg:height="0.946cm" svg:x="9.168cm" svg:y="9.326cm">
          <draw:text-box>
            <text:p><text:span text:style-name="T48">x</text:span><text:span text:style-name="T49">i=1</text:span><text:span text:style-name="T50">=22</text:span></text:p>
          </draw:text-box>
        </draw:frame>
        <draw:frame draw:style-name="gr39" draw:text-style-name="P30" draw:layer="layout" svg:width="1.793cm" svg:height="0.946cm" svg:x="9.428cm" svg:y="9.938cm">
          <draw:text-box>
            <text:p><text:span text:style-name="T48">x</text:span><text:span text:style-name="T49">i=2</text:span><text:span text:style-name="T50">=23</text:span></text:p>
          </draw:text-box>
        </draw:frame>
        <draw:frame draw:style-name="gr39" draw:text-style-name="P30" draw:layer="layout" svg:width="1.793cm" svg:height="0.946cm" svg:x="11.336cm" svg:y="9.326cm">
          <draw:text-box>
            <text:p><text:span text:style-name="T48">x</text:span><text:span text:style-name="T49">i=3</text:span><text:span text:style-name="T50">=38</text:span></text:p>
          </draw:text-box>
        </draw:frame>
        <draw:frame draw:style-name="gr33" draw:text-style-name="P28" draw:layer="layout" svg:width="1.213cm" svg:height="0.996cm" svg:x="17.719cm" svg:y="6.703cm">
          <draw:text-box>
            <text:p><text:span text:style-name="T45">77</text:span></text:p>
          </draw:text-box>
        </draw:frame>
        <draw:frame draw:style-name="gr33" draw:text-style-name="P28" draw:layer="layout" svg:width="1.213cm" svg:height="0.996cm" svg:x="17.72cm" svg:y="7.369cm">
          <draw:text-box>
            <text:p><text:span text:style-name="T45">89</text:span></text:p>
          </draw:text-box>
        </draw:frame>
        <draw:frame draw:style-name="gr40" draw:text-style-name="P28" draw:layer="layout" svg:width="1.569cm" svg:height="0.996cm" svg:x="17.721cm" svg:y="8.036cm">
          <draw:text-box>
            <text:p><text:span text:style-name="T45">115</text:span></text:p>
          </draw:text-box>
        </draw:frame>
        <draw:frame draw:style-name="gr36" draw:text-style-name="P28" draw:layer="layout" svg:width="0.858cm" svg:height="0.996cm" svg:x="15.72cm" svg:y="6.722cm">
          <draw:text-box>
            <text:p><text:span text:style-name="T45">6</text:span></text:p>
          </draw:text-box>
        </draw:frame>
        <draw:frame draw:style-name="gr36" draw:text-style-name="P28" draw:layer="layout" svg:width="0.858cm" svg:height="0.996cm" svg:x="15.721cm" svg:y="7.379cm">
          <draw:text-box>
            <text:p><text:span text:style-name="T45">7</text:span></text:p>
          </draw:text-box>
        </draw:frame>
        <draw:frame draw:style-name="gr36" draw:text-style-name="P28" draw:layer="layout" svg:width="0.858cm" svg:height="0.996cm" svg:x="15.7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30" draw:layer="layout" svg:width="1.793cm" svg:height="0.946cm" svg:x="11.537cm" svg:y="9.938cm">
          <draw:text-box>
            <text:p><text:span text:style-name="T48">x</text:span><text:span text:style-name="T49">i=4</text:span><text:span text:style-name="T50">=42</text:span></text:p>
          </draw:text-box>
        </draw:fram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30" draw:layer="layout" svg:width="1.793cm" svg:height="0.946cm" svg:x="15.238cm" svg:y="9.326cm">
          <draw:text-box>
            <text:p><text:span text:style-name="T48">x</text:span><text:span text:style-name="T49">i=5</text:span><text:span text:style-name="T50">=73</text:span></text:p>
          </draw:text-box>
        </draw:frame>
        <draw:frame draw:style-name="gr39" draw:text-style-name="P30" draw:layer="layout" svg:width="1.793cm" svg:height="0.946cm" svg:x="16.139cm" svg:y="9.938cm">
          <draw:text-box>
            <text:p><text:span text:style-name="T48">x</text:span><text:span text:style-name="T49">i=6</text:span><text:span text:style-name="T50">=77</text:span></text:p>
          </draw:text-box>
        </draw:frame>
        <draw:frame draw:style-name="gr39" draw:text-style-name="P30" draw:layer="layout" svg:width="1.793cm" svg:height="0.946cm" svg:x="17.84cm" svg:y="9.938cm">
          <draw:text-box>
            <text:p><text:span text:style-name="T48">x</text:span><text:span text:style-name="T49">i=7</text:span><text:span text:style-name="T50">=89</text:span></text:p>
          </draw:text-box>
        </draw:frame>
        <draw:frame draw:style-name="gr41" draw:text-style-name="P30" draw:layer="layout" svg:width="2.163cm" svg:height="0.946cm" svg:x="19.934cm" svg:y="9.959cm">
          <draw:text-box>
            <text:p><text:span text:style-name="T48">x</text:span><text:span text:style-name="T49">i=8</text:span><text:span text:style-name="T50">=115</text:span></text:p>
          </draw:text-box>
        </draw:frame>
        <draw:frame draw:style-name="gr42" draw:text-style-name="P31" draw:layer="layout" svg:width="11.555cm" svg:height="3.976cm" svg:x="1.283cm" svg:y="5.043cm">
          <draw:text-box>
            <text:p><text:span text:style-name="T51">Who? </text:span><text:span text:style-name="T52"><text:s/></text:span><text:span text:style-name="T44">8 breast cancer patients</text:span></text:p>
            <text:p><text:span text:style-name="T51">Start of observation?</text:span><text:span text:style-name="T44"> Cancer diagnosis</text:span></text:p>
            <text:p><text:span text:style-name="T51">Event of interest?</text:span><text:span text:style-name="T44"> Death</text:span></text:p>
            <text:p><text:span text:style-name="T51">Time unit?</text:span><text:span text:style-name="T44"> Months</text:span></text:p>
            <text:p><text:span text:style-name="T51">End of observation?</text:span><text:span text:style-name="T44"> 10 years follow up</text:span></text:p>
          </draw:text-box>
        </draw:frame>
        <draw:line draw:style-name="gr29" draw:text-style-name="P6" draw:layer="layout" svg:x1="21.752cm" svg:y1="10.141cm" svg:x2="21.752cm" svg:y2="11.836cm">
          <text:p/>
        </draw:line>
        <draw:frame draw:style-name="gr43" draw:text-style-name="P32" draw:layer="layout" svg:width="6.883cm" svg:height="1.928cm" svg:x="21.37cm" svg:y="11.881cm">
          <draw:text-box>
            <text:p text:style-name="P23"><text:span text:style-name="T39">Time </text:span><text:span text:style-name="T40">x</text:span><text:span text:style-name="T53">ω</text:span></text:p>
            <text:p text:style-name="P23"><text:span text:style-name="T42">End of observation time</text:span></text:p>
          </draw:text-box>
        </draw:frame>
        <presentation:notes draw:style-name="dp4">
          <draw:page-thumbnail draw:style-name="gr4" draw:layer="layout" svg:width="13.469cm" svg:height="9.524cm" svg:x="2.789cm" svg:y="1.93cm" draw:page-number="3" presentation:class="page"/>
          <draw:frame presentation:style-name="pr5" draw:text-style-name="P20" draw:layer="layout" svg:width="15.239cm" svg:height="11.429cm" svg:x="1.905cm" svg:y="12.064cm" presentation:class="notes" presentation:placeholder="true">
            <draw:text-box/>
          </draw:frame>
        </presentation:notes>
      </draw:page>
      <draw:page draw:name="page4"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4" presentation:class="page"/>
          <draw:frame presentation:style-name="pr5" draw:text-style-name="P20" draw:layer="layout" svg:width="15.239cm" svg:height="11.429cm" svg:x="1.905cm" svg:y="12.064cm" presentation:class="notes" presentation:placeholder="true">
            <draw:text-box/>
          </draw:frame>
        </presentation:notes>
      </draw:page>
      <draw:page draw:name="page5"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33" draw:layer="layout" svg:width="1.213cm" svg:height="0.996cm" svg:x="7.518cm" svg:y="1.811cm">
          <draw:text-box>
            <text:p><text:span text:style-name="T57">9</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5" presentation:class="page"/>
          <draw:frame presentation:style-name="pr5" draw:text-style-name="P20" draw:layer="layout" svg:width="15.239cm" svg:height="11.429cm" svg:x="1.905cm" svg:y="12.064cm" presentation:class="notes" presentation:placeholder="true">
            <draw:text-box/>
          </draw:frame>
        </presentation:notes>
      </draw:page>
      <draw:page draw:name="page6"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018cm" svg:y="11.911cm">
          <draw:text-box>
            <text:p><text:span text:style-name="T44">22</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6" presentation:class="page"/>
          <draw:frame presentation:style-name="pr5" draw:text-style-name="P20" draw:layer="layout" svg:width="15.239cm" svg:height="11.429cm" svg:x="1.905cm" svg:y="12.064cm" presentation:class="notes" presentation:placeholder="true">
            <draw:text-box/>
          </draw:frame>
        </presentation:notes>
      </draw:page>
      <draw:page draw:name="page7"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50" draw:text-style-name="P33" draw:layer="layout" svg:width="2.716cm" svg:height="0.996cm" svg:x="9.865cm" svg:y="3.788cm">
          <draw:text-box>
            <text:p><text:span text:style-name="T57">7 = 8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7" presentation:class="page"/>
          <draw:frame presentation:style-name="pr5" draw:text-style-name="P20" draw:layer="layout" svg:width="15.239cm" svg:height="11.429cm" svg:x="1.905cm" svg:y="12.064cm" presentation:class="notes" presentation:placeholder="true">
            <draw:text-box/>
          </draw:frame>
        </presentation:notes>
      </draw:page>
      <draw:page draw:name="page8"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50" draw:text-style-name="P33" draw:layer="layout" svg:width="2.716cm" svg:height="0.996cm" svg:x="9.865cm" svg:y="3.788cm">
          <draw:text-box>
            <text:p><text:span text:style-name="T57">7 = 8 - 1</text:span></text:p>
          </draw:text-box>
        </draw:frame>
        <draw:frame draw:style-name="gr50" draw:text-style-name="P33" draw:layer="layout" svg:width="2.716cm" svg:height="0.996cm" svg:x="11.665cm" svg:y="4.788cm">
          <draw:text-box>
            <text:p><text:span text:style-name="T57">6 = 7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8" presentation:class="page"/>
          <draw:frame presentation:style-name="pr5" draw:text-style-name="P20" draw:layer="layout" svg:width="15.239cm" svg:height="11.429cm" svg:x="1.905cm" svg:y="12.064cm" presentation:class="notes" presentation:placeholder="true">
            <draw:text-box/>
          </draw:frame>
        </presentation:notes>
      </draw:page>
      <draw:page draw:name="page9"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50" draw:text-style-name="P33" draw:layer="layout" svg:width="2.716cm" svg:height="0.996cm" svg:x="9.865cm" svg:y="3.788cm">
          <draw:text-box>
            <text:p><text:span text:style-name="T57">7 = 8 - 1</text:span></text:p>
          </draw:text-box>
        </draw:frame>
        <draw:frame draw:style-name="gr50" draw:text-style-name="P33" draw:layer="layout" svg:width="2.716cm" svg:height="0.996cm" svg:x="11.665cm" svg:y="4.788cm">
          <draw:text-box>
            <text:p><text:span text:style-name="T57">6 = 7 - 1</text:span></text:p>
          </draw:text-box>
        </draw:frame>
        <draw:frame draw:style-name="gr50" draw:text-style-name="P33" draw:layer="layout" svg:width="2.716cm" svg:height="0.996cm" svg:x="12.265cm" svg:y="6.588cm">
          <draw:text-box>
            <text:p><text:span text:style-name="T57">4 = 6 - 2</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9" presentation:class="page"/>
          <draw:frame presentation:style-name="pr5" draw:text-style-name="P20" draw:layer="layout" svg:width="15.239cm" svg:height="11.429cm" svg:x="1.905cm" svg:y="12.064cm" presentation:class="notes" presentation:placeholder="true">
            <draw:text-box/>
          </draw:frame>
        </presentation:notes>
      </draw:page>
      <draw:page draw:name="page10"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50" draw:text-style-name="P33" draw:layer="layout" svg:width="2.716cm" svg:height="0.996cm" svg:x="9.865cm" svg:y="3.788cm">
          <draw:text-box>
            <text:p><text:span text:style-name="T57">7 = 8 - 1</text:span></text:p>
          </draw:text-box>
        </draw:frame>
        <draw:frame draw:style-name="gr50" draw:text-style-name="P33" draw:layer="layout" svg:width="2.716cm" svg:height="0.996cm" svg:x="11.665cm" svg:y="4.788cm">
          <draw:text-box>
            <text:p><text:span text:style-name="T57">6 = 7 - 1</text:span></text:p>
          </draw:text-box>
        </draw:frame>
        <draw:frame draw:style-name="gr50" draw:text-style-name="P33" draw:layer="layout" svg:width="2.716cm" svg:height="0.996cm" svg:x="12.265cm" svg:y="6.588cm">
          <draw:text-box>
            <text:p><text:span text:style-name="T57">4 = 6 - 2</text:span></text:p>
          </draw:text-box>
        </draw:frame>
        <draw:frame draw:style-name="gr50" draw:text-style-name="P33" draw:layer="layout" svg:width="2.716cm" svg:height="0.996cm" svg:x="16.065cm" svg:y="7.488cm">
          <draw:text-box>
            <text:p><text:span text:style-name="T57">3 = 4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10" presentation:class="page"/>
          <draw:frame presentation:style-name="pr5" draw:text-style-name="P20" draw:layer="layout" svg:width="15.239cm" svg:height="11.429cm" svg:x="1.905cm" svg:y="12.064cm" presentation:class="notes" presentation:placeholder="true">
            <draw:text-box/>
          </draw:frame>
        </presentation:notes>
      </draw:page>
      <draw:page draw:name="page11"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50" draw:text-style-name="P33" draw:layer="layout" svg:width="2.716cm" svg:height="0.996cm" svg:x="9.865cm" svg:y="3.788cm">
          <draw:text-box>
            <text:p><text:span text:style-name="T57">7 = 8 - 1</text:span></text:p>
          </draw:text-box>
        </draw:frame>
        <draw:frame draw:style-name="gr50" draw:text-style-name="P33" draw:layer="layout" svg:width="2.716cm" svg:height="0.996cm" svg:x="11.665cm" svg:y="4.788cm">
          <draw:text-box>
            <text:p><text:span text:style-name="T57">6 = 7 - 1</text:span></text:p>
          </draw:text-box>
        </draw:frame>
        <draw:frame draw:style-name="gr50" draw:text-style-name="P33" draw:layer="layout" svg:width="2.716cm" svg:height="0.996cm" svg:x="12.265cm" svg:y="6.588cm">
          <draw:text-box>
            <text:p><text:span text:style-name="T57">4 = 6 - 2</text:span></text:p>
          </draw:text-box>
        </draw:frame>
        <draw:frame draw:style-name="gr50" draw:text-style-name="P33" draw:layer="layout" svg:width="2.716cm" svg:height="0.996cm" svg:x="16.065cm" svg:y="7.488cm">
          <draw:text-box>
            <text:p><text:span text:style-name="T57">3 = 4 - 1</text:span></text:p>
          </draw:text-box>
        </draw:frame>
        <draw:frame draw:style-name="gr50" draw:text-style-name="P33" draw:layer="layout" svg:width="2.716cm" svg:height="0.996cm" svg:x="16.934cm" svg:y="8.496cm">
          <draw:text-box>
            <text:p><text:span text:style-name="T57">2 = 3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11" presentation:class="page"/>
          <draw:frame presentation:style-name="pr5" draw:text-style-name="P20" draw:layer="layout" svg:width="15.239cm" svg:height="11.429cm" svg:x="1.905cm" svg:y="12.064cm" presentation:class="notes" presentation:placeholder="true">
            <draw:text-box/>
          </draw:frame>
        </presentation:notes>
      </draw:page>
      <draw:page draw:name="page12"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50" draw:text-style-name="P33" draw:layer="layout" svg:width="2.716cm" svg:height="0.996cm" svg:x="9.865cm" svg:y="3.788cm">
          <draw:text-box>
            <text:p><text:span text:style-name="T57">7 = 8 - 1</text:span></text:p>
          </draw:text-box>
        </draw:frame>
        <draw:frame draw:style-name="gr50" draw:text-style-name="P33" draw:layer="layout" svg:width="2.716cm" svg:height="0.996cm" svg:x="11.665cm" svg:y="4.788cm">
          <draw:text-box>
            <text:p><text:span text:style-name="T57">6 = 7 - 1</text:span></text:p>
          </draw:text-box>
        </draw:frame>
        <draw:frame draw:style-name="gr50" draw:text-style-name="P33" draw:layer="layout" svg:width="2.716cm" svg:height="0.996cm" svg:x="12.265cm" svg:y="6.588cm">
          <draw:text-box>
            <text:p><text:span text:style-name="T57">4 = 6 - 2</text:span></text:p>
          </draw:text-box>
        </draw:frame>
        <draw:frame draw:style-name="gr50" draw:text-style-name="P33" draw:layer="layout" svg:width="2.716cm" svg:height="0.996cm" svg:x="16.065cm" svg:y="7.488cm">
          <draw:text-box>
            <text:p><text:span text:style-name="T57">3 = 4 - 1</text:span></text:p>
          </draw:text-box>
        </draw:frame>
        <draw:frame draw:style-name="gr50" draw:text-style-name="P33" draw:layer="layout" svg:width="2.716cm" svg:height="0.996cm" svg:x="16.934cm" svg:y="8.496cm">
          <draw:text-box>
            <text:p><text:span text:style-name="T57">2 = 3 - 1</text:span></text:p>
          </draw:text-box>
        </draw:frame>
        <draw:frame draw:style-name="gr50" draw:text-style-name="P33" draw:layer="layout" svg:width="2.716cm" svg:height="0.996cm" svg:x="18.165cm" svg:y="9.365cm">
          <draw:text-box>
            <text:p><text:span text:style-name="T57">1 = 2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12" presentation:class="page"/>
          <draw:frame presentation:style-name="pr5" draw:text-style-name="P20" draw:layer="layout" svg:width="15.239cm" svg:height="11.429cm" svg:x="1.905cm" svg:y="12.064cm" presentation:class="notes" presentation:placeholder="true">
            <draw:text-box/>
          </draw:frame>
        </presentation:notes>
      </draw:page>
      <draw:page draw:name="page13"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50" draw:text-style-name="P33" draw:layer="layout" svg:width="2.716cm" svg:height="0.996cm" svg:x="9.865cm" svg:y="3.788cm">
          <draw:text-box>
            <text:p><text:span text:style-name="T57">7 = 8 - 1</text:span></text:p>
          </draw:text-box>
        </draw:frame>
        <draw:frame draw:style-name="gr50" draw:text-style-name="P33" draw:layer="layout" svg:width="2.716cm" svg:height="0.996cm" svg:x="11.665cm" svg:y="4.788cm">
          <draw:text-box>
            <text:p><text:span text:style-name="T57">6 = 7 - 1</text:span></text:p>
          </draw:text-box>
        </draw:frame>
        <draw:frame draw:style-name="gr50" draw:text-style-name="P33" draw:layer="layout" svg:width="2.716cm" svg:height="0.996cm" svg:x="12.265cm" svg:y="6.588cm">
          <draw:text-box>
            <text:p><text:span text:style-name="T57">4 = 6 - 2</text:span></text:p>
          </draw:text-box>
        </draw:frame>
        <draw:frame draw:style-name="gr50" draw:text-style-name="P33" draw:layer="layout" svg:width="2.716cm" svg:height="0.996cm" svg:x="16.065cm" svg:y="7.488cm">
          <draw:text-box>
            <text:p><text:span text:style-name="T57">3 = 4 - 1</text:span></text:p>
          </draw:text-box>
        </draw:frame>
        <draw:frame draw:style-name="gr50" draw:text-style-name="P33" draw:layer="layout" svg:width="2.716cm" svg:height="0.996cm" svg:x="16.934cm" svg:y="8.496cm">
          <draw:text-box>
            <text:p><text:span text:style-name="T57">2 = 3 - 1</text:span></text:p>
          </draw:text-box>
        </draw:frame>
        <draw:frame draw:style-name="gr50" draw:text-style-name="P33" draw:layer="layout" svg:width="2.716cm" svg:height="0.996cm" svg:x="18.165cm" svg:y="9.365cm">
          <draw:text-box>
            <text:p><text:span text:style-name="T57">1 = 2 - 1</text:span></text:p>
          </draw:text-box>
        </draw:frame>
        <draw:line draw:style-name="gr49" draw:text-style-name="P6" draw:layer="layout" svg:x1="21.169cm" svg:y1="11.069cm" svg:x2="23.867cm" svg:y2="11.069cm">
          <text:p/>
        </draw:line>
        <draw:frame draw:style-name="gr50" draw:text-style-name="P33" draw:layer="layout" svg:width="2.716cm" svg:height="0.996cm" svg:x="20.765cm" svg:y="10.111cm">
          <draw:text-box>
            <text:p><text:span text:style-name="T57">0 = 1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presentation:notes draw:style-name="dp4">
          <draw:page-thumbnail draw:style-name="gr4" draw:layer="layout" svg:width="13.469cm" svg:height="9.524cm" svg:x="2.789cm" svg:y="1.93cm" draw:page-number="13" presentation:class="page"/>
          <draw:frame presentation:style-name="pr5" draw:text-style-name="P20" draw:layer="layout" svg:width="15.239cm" svg:height="11.429cm" svg:x="1.905cm" svg:y="12.064cm" presentation:class="notes" presentation:placeholder="true">
            <draw:text-box/>
          </draw:frame>
        </presentation:notes>
      </draw:page>
      <draw:page draw:name="page14"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50" draw:text-style-name="P33" draw:layer="layout" svg:width="2.716cm" svg:height="0.996cm" svg:x="9.865cm" svg:y="3.788cm">
          <draw:text-box>
            <text:p><text:span text:style-name="T57">7 = 8 - 1</text:span></text:p>
          </draw:text-box>
        </draw:frame>
        <draw:frame draw:style-name="gr50" draw:text-style-name="P33" draw:layer="layout" svg:width="2.716cm" svg:height="0.996cm" svg:x="11.665cm" svg:y="4.788cm">
          <draw:text-box>
            <text:p><text:span text:style-name="T57">6 = 7 - 1</text:span></text:p>
          </draw:text-box>
        </draw:frame>
        <draw:frame draw:style-name="gr50" draw:text-style-name="P33" draw:layer="layout" svg:width="2.716cm" svg:height="0.996cm" svg:x="12.265cm" svg:y="6.588cm">
          <draw:text-box>
            <text:p><text:span text:style-name="T57">4 = 6 - 2</text:span></text:p>
          </draw:text-box>
        </draw:frame>
        <draw:frame draw:style-name="gr50" draw:text-style-name="P33" draw:layer="layout" svg:width="2.716cm" svg:height="0.996cm" svg:x="16.065cm" svg:y="7.488cm">
          <draw:text-box>
            <text:p><text:span text:style-name="T57">3 = 4 - 1</text:span></text:p>
          </draw:text-box>
        </draw:frame>
        <draw:frame draw:style-name="gr50" draw:text-style-name="P33" draw:layer="layout" svg:width="2.716cm" svg:height="0.996cm" svg:x="16.934cm" svg:y="8.496cm">
          <draw:text-box>
            <text:p><text:span text:style-name="T57">2 = 3 - 1</text:span></text:p>
          </draw:text-box>
        </draw:frame>
        <draw:frame draw:style-name="gr50" draw:text-style-name="P33" draw:layer="layout" svg:width="2.716cm" svg:height="0.996cm" svg:x="18.165cm" svg:y="9.365cm">
          <draw:text-box>
            <text:p><text:span text:style-name="T57">1 = 2 - 1</text:span></text:p>
          </draw:text-box>
        </draw:frame>
        <draw:line draw:style-name="gr49" draw:text-style-name="P6" draw:layer="layout" svg:x1="21.169cm" svg:y1="11.069cm" svg:x2="23.867cm" svg:y2="11.069cm">
          <text:p/>
        </draw:line>
        <draw:frame draw:style-name="gr50" draw:text-style-name="P33" draw:layer="layout" svg:width="2.716cm" svg:height="0.996cm" svg:x="20.765cm" svg:y="10.111cm">
          <draw:text-box>
            <text:p><text:span text:style-name="T57">0 = 1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51" draw:text-style-name="P26" draw:layer="layout" svg:width="3.177cm" svg:height="1.139cm" svg:x="16.618cm" svg:y="2.615cm">
          <draw:text-box>
            <text:p><text:span text:style-name="T55">n</text:span><text:span text:style-name="T54">i </text:span><text:span text:style-name="T58">= </text:span><text:span text:style-name="T55">n</text:span><text:span text:style-name="T54">i-1</text:span><text:span text:style-name="T58">- </text:span><text:span text:style-name="T55">d</text:span><text:span text:style-name="T54">i</text:span></text:p>
          </draw:text-box>
        </draw:frame>
        <draw:frame draw:style-name="gr52" draw:text-style-name="P30" draw:layer="layout" svg:width="7.338cm" svg:height="0.835cm" svg:x="16.655cm" svg:y="2.152cm">
          <draw:text-box>
            <text:p><text:span text:style-name="T47">Number of survivors at time index</text:span><text:span text:style-name="T59"> i</text:span></text:p>
          </draw:text-box>
        </draw:frame>
        <presentation:notes draw:style-name="dp4">
          <draw:page-thumbnail draw:style-name="gr4" draw:layer="layout" svg:width="13.469cm" svg:height="9.524cm" svg:x="2.789cm" svg:y="1.93cm" draw:page-number="14" presentation:class="page"/>
          <draw:frame presentation:style-name="pr5" draw:text-style-name="P20" draw:layer="layout" svg:width="15.239cm" svg:height="11.429cm" svg:x="1.905cm" svg:y="12.064cm" presentation:class="notes" presentation:placeholder="true">
            <draw:text-box/>
          </draw:frame>
        </presentation:notes>
      </draw:page>
      <draw:page draw:name="page15"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0" draw:text-style-name="P33" draw:layer="layout" svg:width="2.716cm" svg:height="0.996cm" svg:x="9.365cm" svg:y="2.788cm">
          <draw:text-box>
            <text:p><text:span text:style-name="T57">8 = 9 - 1</text:span></text:p>
          </draw:text-box>
        </draw:frame>
        <draw:frame draw:style-name="gr50" draw:text-style-name="P33" draw:layer="layout" svg:width="2.716cm" svg:height="0.996cm" svg:x="9.865cm" svg:y="3.788cm">
          <draw:text-box>
            <text:p><text:span text:style-name="T57">7 = 8 - 1</text:span></text:p>
          </draw:text-box>
        </draw:frame>
        <draw:frame draw:style-name="gr50" draw:text-style-name="P33" draw:layer="layout" svg:width="2.716cm" svg:height="0.996cm" svg:x="11.665cm" svg:y="4.788cm">
          <draw:text-box>
            <text:p><text:span text:style-name="T57">6 = 7 - 1</text:span></text:p>
          </draw:text-box>
        </draw:frame>
        <draw:frame draw:style-name="gr50" draw:text-style-name="P33" draw:layer="layout" svg:width="2.716cm" svg:height="0.996cm" svg:x="12.265cm" svg:y="6.588cm">
          <draw:text-box>
            <text:p><text:span text:style-name="T57">4 = 6 - 2</text:span></text:p>
          </draw:text-box>
        </draw:frame>
        <draw:frame draw:style-name="gr50" draw:text-style-name="P33" draw:layer="layout" svg:width="2.716cm" svg:height="0.996cm" svg:x="16.065cm" svg:y="7.488cm">
          <draw:text-box>
            <text:p><text:span text:style-name="T57">3 = 4 - 1</text:span></text:p>
          </draw:text-box>
        </draw:frame>
        <draw:frame draw:style-name="gr50" draw:text-style-name="P33" draw:layer="layout" svg:width="2.716cm" svg:height="0.996cm" svg:x="16.934cm" svg:y="8.496cm">
          <draw:text-box>
            <text:p><text:span text:style-name="T57">2 = 3 - 1</text:span></text:p>
          </draw:text-box>
        </draw:frame>
        <draw:frame draw:style-name="gr50" draw:text-style-name="P33" draw:layer="layout" svg:width="2.716cm" svg:height="0.996cm" svg:x="18.165cm" svg:y="9.365cm">
          <draw:text-box>
            <text:p><text:span text:style-name="T57">1 = 2 - 1</text:span></text:p>
          </draw:text-box>
        </draw:frame>
        <draw:line draw:style-name="gr49" draw:text-style-name="P6" draw:layer="layout" svg:x1="21.169cm" svg:y1="11.069cm" svg:x2="23.867cm" svg:y2="11.069cm">
          <text:p/>
        </draw:line>
        <draw:frame draw:style-name="gr50" draw:text-style-name="P33" draw:layer="layout" svg:width="2.716cm" svg:height="0.996cm" svg:x="20.765cm" svg:y="10.111cm">
          <draw:text-box>
            <text:p><text:span text:style-name="T57">0 = 1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51" draw:text-style-name="P26" draw:layer="layout" svg:width="3.177cm" svg:height="1.139cm" svg:x="16.618cm" svg:y="2.615cm">
          <draw:text-box>
            <text:p><text:span text:style-name="T55">n</text:span><text:span text:style-name="T54">i </text:span><text:span text:style-name="T58">= </text:span><text:span text:style-name="T55">n</text:span><text:span text:style-name="T54">i-1</text:span><text:span text:style-name="T58">- </text:span><text:span text:style-name="T55">d</text:span><text:span text:style-name="T54">i</text:span></text:p>
          </draw:text-box>
        </draw:frame>
        <draw:frame draw:style-name="gr52" draw:text-style-name="P30" draw:layer="layout" svg:width="7.338cm" svg:height="0.835cm" svg:x="16.655cm" svg:y="2.152cm">
          <draw:text-box>
            <text:p><text:span text:style-name="T47">Number of survivors at time index</text:span><text:span text:style-name="T59"> i</text:span></text:p>
          </draw:text-box>
        </draw:frame>
        <draw:frame draw:style-name="gr53" draw:text-style-name="P26" draw:layer="layout" svg:width="4.413cm" svg:height="1.139cm" svg:x="17.185cm" svg:y="3.516cm">
          <draw:text-box>
            <text:p><text:span text:style-name="T60">= </text:span><text:span text:style-name="T55">n</text:span><text:span text:style-name="T54">i-1</text:span><text:span text:style-name="T58">(1-</text:span><text:span text:style-name="T55">d</text:span><text:span text:style-name="T54">i </text:span><text:span text:style-name="T58">/</text:span><text:span text:style-name="T55">n</text:span><text:span text:style-name="T54">i-1</text:span><text:span text:style-name="T58">)</text:span></text:p>
          </draw:text-box>
        </draw:frame>
        <presentation:notes draw:style-name="dp4">
          <draw:page-thumbnail draw:style-name="gr4" draw:layer="layout" svg:width="13.469cm" svg:height="9.524cm" svg:x="2.789cm" svg:y="1.93cm" draw:page-number="15" presentation:class="page"/>
          <draw:frame presentation:style-name="pr5" draw:text-style-name="P20" draw:layer="layout" svg:width="15.239cm" svg:height="11.429cm" svg:x="1.905cm" svg:y="12.064cm" presentation:class="notes" presentation:placeholder="true">
            <draw:text-box/>
          </draw:frame>
        </presentation:notes>
      </draw:page>
      <draw:page draw:name="page16"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1.492cm" svg:height="0.996cm" svg:x="6.884cm" svg:y="4.115cm">
          <draw:text-box>
            <text:p><text:span text:style-name="T45">7</text:span></text:p>
          </draw:text-box>
        </draw:frame>
        <draw:frame draw:style-name="gr36" draw:text-style-name="P28" draw:layer="layout" svg:width="1.514cm" svg:height="0.996cm" svg:x="6.862cm" svg:y="5.09cm">
          <draw:text-box>
            <text:p><text:span text:style-name="T45">6</text:span></text:p>
          </draw:text-box>
        </draw:frame>
        <draw:frame draw:style-name="gr36" draw:text-style-name="P28" draw:layer="layout" svg:width="1.492cm" svg:height="0.996cm" svg:x="6.884cm" svg:y="6.065cm">
          <draw:text-box>
            <text:p><text:span text:style-name="T45">5</text:span></text:p>
          </draw:text-box>
        </draw:frame>
        <draw:frame draw:style-name="gr36" draw:text-style-name="P28" draw:layer="layout" svg:width="1.558cm" svg:height="0.996cm" svg:x="6.818cm" svg:y="7.04cm">
          <draw:text-box>
            <text:p><text:span text:style-name="T45">4</text:span></text:p>
          </draw:text-box>
        </draw:frame>
        <draw:frame draw:style-name="gr36" draw:text-style-name="P28" draw:layer="layout" svg:width="1.492cm" svg:height="0.996cm" svg:x="6.884cm" svg:y="8.015cm">
          <draw:text-box>
            <text:p><text:span text:style-name="T45">3</text:span></text:p>
          </draw:text-box>
        </draw:frame>
        <draw:frame draw:style-name="gr36" draw:text-style-name="P28" draw:layer="layout" svg:width="1.492cm" svg:height="0.996cm" svg:x="6.884cm" svg:y="8.99cm">
          <draw:text-box>
            <text:p><text:span text:style-name="T45">2</text:span></text:p>
          </draw:text-box>
        </draw:frame>
        <draw:frame draw:style-name="gr36" draw:text-style-name="P28" draw:layer="layout" svg:width="1.492cm" svg:height="0.996cm" svg:x="6.884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32" draw:text-style-name="P33" draw:layer="layout" svg:width="1.213cm" svg:height="0.996cm" svg:x="7.518cm" svg:y="1.811cm">
          <draw:text-box>
            <text:p><text:span text:style-name="T57">9</text:span></text:p>
          </draw:text-box>
        </draw:frame>
        <draw:frame draw:style-name="gr54" draw:text-style-name="P33" draw:layer="layout" svg:width="3.812cm" svg:height="0.996cm" svg:x="9.365cm" svg:y="2.788cm">
          <draw:text-box>
            <text:p><text:span text:style-name="T57">8 = 9(1-1/9)</text:span></text:p>
          </draw:text-box>
        </draw:frame>
        <draw:frame draw:style-name="gr54" draw:text-style-name="P33" draw:layer="layout" svg:width="3.812cm" svg:height="0.996cm" svg:x="9.865cm" svg:y="3.788cm">
          <draw:text-box>
            <text:p><text:span text:style-name="T57">7 = 8(1-1/8)</text:span></text:p>
          </draw:text-box>
        </draw:frame>
        <draw:frame draw:style-name="gr54" draw:text-style-name="P33" draw:layer="layout" svg:width="3.812cm" svg:height="0.996cm" svg:x="11.665cm" svg:y="4.788cm">
          <draw:text-box>
            <text:p><text:span text:style-name="T57">6 = 7(1-1/7)</text:span></text:p>
          </draw:text-box>
        </draw:frame>
        <draw:frame draw:style-name="gr54" draw:text-style-name="P33" draw:layer="layout" svg:width="3.812cm" svg:height="0.996cm" svg:x="12.265cm" svg:y="6.588cm">
          <draw:text-box>
            <text:p><text:span text:style-name="T57">4 = 6(1-2/6)</text:span></text:p>
          </draw:text-box>
        </draw:frame>
        <draw:frame draw:style-name="gr54" draw:text-style-name="P33" draw:layer="layout" svg:width="3.812cm" svg:height="0.996cm" svg:x="16.065cm" svg:y="7.488cm">
          <draw:text-box>
            <text:p><text:span text:style-name="T57">3 = 4(1-1/4)</text:span></text:p>
          </draw:text-box>
        </draw:frame>
        <draw:frame draw:style-name="gr54" draw:text-style-name="P33" draw:layer="layout" svg:width="3.812cm" svg:height="0.996cm" svg:x="16.934cm" svg:y="8.496cm">
          <draw:text-box>
            <text:p><text:span text:style-name="T57">2 = 3(1-1/3)</text:span></text:p>
          </draw:text-box>
        </draw:frame>
        <draw:frame draw:style-name="gr54" draw:text-style-name="P33" draw:layer="layout" svg:width="3.812cm" svg:height="0.996cm" svg:x="18.165cm" svg:y="9.365cm">
          <draw:text-box>
            <text:p><text:span text:style-name="T57">1 = 2(1-1/2)</text:span></text:p>
          </draw:text-box>
        </draw:frame>
        <draw:line draw:style-name="gr49" draw:text-style-name="P6" draw:layer="layout" svg:x1="21.169cm" svg:y1="11.069cm" svg:x2="23.867cm" svg:y2="11.069cm">
          <text:p/>
        </draw:line>
        <draw:frame draw:style-name="gr54" draw:text-style-name="P33" draw:layer="layout" svg:width="3.812cm" svg:height="0.996cm" svg:x="20.765cm" svg:y="10.111cm">
          <draw:text-box>
            <text:p><text:span text:style-name="T57">0 = 1(1-1/1)</text:span></text:p>
          </draw:text-box>
        </draw:frame>
        <draw:frame draw:style-name="gr36" draw:text-style-name="P28" draw:layer="layout" svg:width="1.514cm" svg:height="0.996cm" svg:x="6.862cm" svg:y="3.14cm">
          <draw:text-box>
            <text:p><text:span text:style-name="T45">8</text:span></text:p>
          </draw:text-box>
        </draw:frame>
        <draw:frame draw:style-name="gr36" draw:text-style-name="P28" draw:layer="layout" svg:width="1.558cm" svg:height="0.996cm" svg:x="6.818cm" svg:y="2.165cm">
          <draw:text-box>
            <text:p><text:span text:style-name="T45">9</text:span></text:p>
          </draw:text-box>
        </draw:frame>
        <draw:frame draw:style-name="gr51" draw:text-style-name="P26" draw:layer="layout" svg:width="3.177cm" svg:height="1.139cm" svg:x="16.618cm" svg:y="2.615cm">
          <draw:text-box>
            <text:p><text:span text:style-name="T55">n</text:span><text:span text:style-name="T54">i </text:span><text:span text:style-name="T58">= </text:span><text:span text:style-name="T55">n</text:span><text:span text:style-name="T54">i-1</text:span><text:span text:style-name="T58">- </text:span><text:span text:style-name="T55">d</text:span><text:span text:style-name="T54">i</text:span></text:p>
          </draw:text-box>
        </draw:frame>
        <draw:frame draw:style-name="gr52" draw:text-style-name="P30" draw:layer="layout" svg:width="7.338cm" svg:height="0.835cm" svg:x="16.655cm" svg:y="2.152cm">
          <draw:text-box>
            <text:p><text:span text:style-name="T47">Number of survivors at time index</text:span><text:span text:style-name="T59"> i</text:span></text:p>
          </draw:text-box>
        </draw:frame>
        <draw:frame draw:style-name="gr53" draw:text-style-name="P26" draw:layer="layout" svg:width="4.413cm" svg:height="1.139cm" svg:x="17.185cm" svg:y="3.516cm">
          <draw:text-box>
            <text:p><text:span text:style-name="T60">= </text:span><text:span text:style-name="T55">n</text:span><text:span text:style-name="T54">i-1</text:span><text:span text:style-name="T58">(1-</text:span><text:span text:style-name="T55">d</text:span><text:span text:style-name="T54">i </text:span><text:span text:style-name="T58">/</text:span><text:span text:style-name="T55">n</text:span><text:span text:style-name="T54">i-1</text:span><text:span text:style-name="T58">)</text:span></text:p>
          </draw:text-box>
        </draw:frame>
        <presentation:notes draw:style-name="dp4">
          <draw:page-thumbnail draw:style-name="gr4" draw:layer="layout" svg:width="13.469cm" svg:height="9.524cm" svg:x="2.789cm" svg:y="1.93cm" draw:page-number="16" presentation:class="page"/>
          <draw:frame presentation:style-name="pr5" draw:text-style-name="P20" draw:layer="layout" svg:width="15.239cm" svg:height="11.429cm" svg:x="1.905cm" svg:y="12.064cm" presentation:class="notes" presentation:placeholder="true">
            <draw:text-box/>
          </draw:frame>
        </presentation:notes>
      </draw:page>
      <draw:page draw:name="page17"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1.492cm" svg:height="0.996cm" svg:x="6.284cm" svg:y="4.115cm">
          <draw:text-box>
            <text:p><text:span text:style-name="T45">7/9</text:span></text:p>
          </draw:text-box>
        </draw:frame>
        <draw:frame draw:style-name="gr36" draw:text-style-name="P28" draw:layer="layout" svg:width="1.514cm" svg:height="0.996cm" svg:x="6.262cm" svg:y="5.09cm">
          <draw:text-box>
            <text:p><text:span text:style-name="T45">6/9</text:span></text:p>
          </draw:text-box>
        </draw:frame>
        <draw:frame draw:style-name="gr36" draw:text-style-name="P28" draw:layer="layout" svg:width="1.492cm" svg:height="0.996cm" svg:x="6.284cm" svg:y="6.065cm">
          <draw:text-box>
            <text:p><text:span text:style-name="T45">5/9</text:span></text:p>
          </draw:text-box>
        </draw:frame>
        <draw:frame draw:style-name="gr36" draw:text-style-name="P28" draw:layer="layout" svg:width="1.558cm" svg:height="0.996cm" svg:x="6.218cm" svg:y="7.04cm">
          <draw:text-box>
            <text:p><text:span text:style-name="T45">4/9</text:span></text:p>
          </draw:text-box>
        </draw:frame>
        <draw:frame draw:style-name="gr36" draw:text-style-name="P28" draw:layer="layout" svg:width="1.492cm" svg:height="0.996cm" svg:x="6.284cm" svg:y="8.015cm">
          <draw:text-box>
            <text:p><text:span text:style-name="T45">3/9</text:span></text:p>
          </draw:text-box>
        </draw:frame>
        <draw:frame draw:style-name="gr36" draw:text-style-name="P28" draw:layer="layout" svg:width="1.492cm" svg:height="0.996cm" svg:x="6.284cm" svg:y="8.99cm">
          <draw:text-box>
            <text:p><text:span text:style-name="T45">2/9</text:span></text:p>
          </draw:text-box>
        </draw:frame>
        <draw:frame draw:style-name="gr36" draw:text-style-name="P28" draw:layer="layout" svg:width="1.492cm" svg:height="0.996cm" svg:x="6.284cm" svg:y="9.965cm">
          <draw:text-box>
            <text:p><text:span text:style-name="T45">1/9</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55" draw:text-style-name="P33" draw:layer="layout" svg:width="1.476cm" svg:height="0.996cm" svg:x="7.518cm" svg:y="1.811cm">
          <draw:text-box>
            <text:p><text:span text:style-name="T57">9/9</text:span></text:p>
          </draw:text-box>
        </draw:frame>
        <draw:frame draw:style-name="gr56" draw:text-style-name="P33" draw:layer="layout" svg:width="5.049cm" svg:height="0.996cm" svg:x="9.365cm" svg:y="2.788cm">
          <draw:text-box>
            <text:p><text:span text:style-name="T57">8/9 = 9/9(1-1/9)</text:span></text:p>
          </draw:text-box>
        </draw:frame>
        <draw:frame draw:style-name="gr56" draw:text-style-name="P33" draw:layer="layout" svg:width="5.049cm" svg:height="0.996cm" svg:x="9.865cm" svg:y="3.788cm">
          <draw:text-box>
            <text:p><text:span text:style-name="T57">7/9 = 8/9(1-1/8)</text:span></text:p>
          </draw:text-box>
        </draw:frame>
        <draw:frame draw:style-name="gr56" draw:text-style-name="P33" draw:layer="layout" svg:width="5.049cm" svg:height="0.996cm" svg:x="11.665cm" svg:y="4.788cm">
          <draw:text-box>
            <text:p><text:span text:style-name="T57">6/9 = 7/9(1-1/7)</text:span></text:p>
          </draw:text-box>
        </draw:frame>
        <draw:frame draw:style-name="gr56" draw:text-style-name="P33" draw:layer="layout" svg:width="5.049cm" svg:height="0.996cm" svg:x="12.265cm" svg:y="6.588cm">
          <draw:text-box>
            <text:p><text:span text:style-name="T57">4/9 = 6/9(1-2/6)</text:span></text:p>
          </draw:text-box>
        </draw:frame>
        <draw:frame draw:style-name="gr56" draw:text-style-name="P33" draw:layer="layout" svg:width="5.049cm" svg:height="0.996cm" svg:x="16.065cm" svg:y="7.488cm">
          <draw:text-box>
            <text:p><text:span text:style-name="T57">3/9 = 4/9(1-1/4)</text:span></text:p>
          </draw:text-box>
        </draw:frame>
        <draw:frame draw:style-name="gr56" draw:text-style-name="P33" draw:layer="layout" svg:width="5.049cm" svg:height="0.996cm" svg:x="16.934cm" svg:y="8.496cm">
          <draw:text-box>
            <text:p><text:span text:style-name="T57">2/9 = 3/9(1-1/3)</text:span></text:p>
          </draw:text-box>
        </draw:frame>
        <draw:frame draw:style-name="gr56" draw:text-style-name="P33" draw:layer="layout" svg:width="5.049cm" svg:height="0.996cm" svg:x="18.165cm" svg:y="9.365cm">
          <draw:text-box>
            <text:p><text:span text:style-name="T57">1/9 = 2/9(1-1/2)</text:span></text:p>
          </draw:text-box>
        </draw:frame>
        <draw:line draw:style-name="gr49" draw:text-style-name="P6" draw:layer="layout" svg:x1="21.169cm" svg:y1="11.069cm" svg:x2="23.867cm" svg:y2="11.069cm">
          <text:p/>
        </draw:line>
        <draw:frame draw:style-name="gr57" draw:text-style-name="P33" draw:layer="layout" svg:width="4.431cm" svg:height="0.996cm" svg:x="20.765cm" svg:y="10.111cm">
          <draw:text-box>
            <text:p><text:span text:style-name="T57">0 = 1/9(1-1/1)</text:span></text:p>
          </draw:text-box>
        </draw:frame>
        <draw:frame draw:style-name="gr36" draw:text-style-name="P28" draw:layer="layout" svg:width="1.514cm" svg:height="0.996cm" svg:x="6.262cm" svg:y="3.14cm">
          <draw:text-box>
            <text:p><text:span text:style-name="T45">8/9</text:span></text:p>
          </draw:text-box>
        </draw:frame>
        <draw:frame draw:style-name="gr36" draw:text-style-name="P28" draw:layer="layout" svg:width="1.558cm" svg:height="0.996cm" svg:x="6.218cm" svg:y="2.165cm">
          <draw:text-box>
            <text:p><text:span text:style-name="T45">9/9</text:span></text:p>
          </draw:text-box>
        </draw:frame>
        <draw:frame draw:style-name="gr51" draw:text-style-name="P26" draw:layer="layout" svg:width="3.177cm" svg:height="1.139cm" svg:x="16.618cm" svg:y="2.615cm">
          <draw:text-box>
            <text:p><text:span text:style-name="T55">n</text:span><text:span text:style-name="T54">i </text:span><text:span text:style-name="T58">= </text:span><text:span text:style-name="T55">n</text:span><text:span text:style-name="T54">i-1</text:span><text:span text:style-name="T58">- </text:span><text:span text:style-name="T55">d</text:span><text:span text:style-name="T54">i</text:span></text:p>
          </draw:text-box>
        </draw:frame>
        <draw:frame draw:style-name="gr52" draw:text-style-name="P30" draw:layer="layout" svg:width="7.338cm" svg:height="0.835cm" svg:x="16.655cm" svg:y="2.152cm">
          <draw:text-box>
            <text:p><text:span text:style-name="T47">Number of survivors at time index</text:span><text:span text:style-name="T59"> i</text:span></text:p>
          </draw:text-box>
        </draw:frame>
        <draw:frame draw:style-name="gr53" draw:text-style-name="P26" draw:layer="layout" svg:width="4.413cm" svg:height="1.139cm" svg:x="17.185cm" svg:y="3.516cm">
          <draw:text-box>
            <text:p><text:span text:style-name="T60">= </text:span><text:span text:style-name="T55">n</text:span><text:span text:style-name="T54">i-1</text:span><text:span text:style-name="T58">(1-</text:span><text:span text:style-name="T55">d</text:span><text:span text:style-name="T54">i </text:span><text:span text:style-name="T58">/</text:span><text:span text:style-name="T55">n</text:span><text:span text:style-name="T54">i-1</text:span><text:span text:style-name="T58">)</text:span></text:p>
          </draw:text-box>
        </draw:frame>
        <draw:frame draw:style-name="gr58" draw:text-style-name="P30" draw:layer="layout" svg:width="6.911cm" svg:height="0.835cm" svg:x="16.655cm" svg:y="4.753cm">
          <draw:text-box>
            <text:p><text:span text:style-name="T47">Share of survivors at time index i</text:span></text:p>
          </draw:text-box>
        </draw:frame>
        <draw:frame draw:style-name="gr59" draw:text-style-name="P26" draw:layer="layout" svg:width="6.381cm" svg:height="1.139cm" svg:x="17.186cm" svg:y="5.417cm">
          <draw:text-box>
            <text:p><text:span text:style-name="T61">n</text:span><text:span text:style-name="T62">i </text:span><text:span text:style-name="T60">/</text:span><text:span text:style-name="T61">N</text:span><text:span text:style-name="T63"> </text:span><text:span text:style-name="T60">= </text:span><text:span text:style-name="T61">n</text:span><text:span text:style-name="T62">i-1</text:span><text:span text:style-name="T60">/</text:span><text:span text:style-name="T61">N</text:span><text:span text:style-name="T58">(1-</text:span><text:span text:style-name="T55">d</text:span><text:span text:style-name="T54">i </text:span><text:span text:style-name="T58">/</text:span><text:span text:style-name="T55">n</text:span><text:span text:style-name="T54">i-1</text:span><text:span text:style-name="T58">)</text:span></text:p>
          </draw:text-box>
        </draw:frame>
        <presentation:notes draw:style-name="dp4">
          <draw:page-thumbnail draw:style-name="gr4" draw:layer="layout" svg:width="13.469cm" svg:height="9.524cm" svg:x="2.789cm" svg:y="1.93cm" draw:page-number="17" presentation:class="page"/>
          <draw:frame presentation:style-name="pr5" draw:text-style-name="P20" draw:layer="layout" svg:width="15.239cm" svg:height="11.429cm" svg:x="1.905cm" svg:y="12.064cm" presentation:class="notes" presentation:placeholder="true">
            <draw:text-box/>
          </draw:frame>
        </presentation:notes>
      </draw:page>
      <draw:page draw:name="page18"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1.492cm" svg:height="0.996cm" svg:x="6.284cm" svg:y="4.115cm">
          <draw:text-box>
            <text:p><text:span text:style-name="T45">7/9</text:span></text:p>
          </draw:text-box>
        </draw:frame>
        <draw:frame draw:style-name="gr36" draw:text-style-name="P28" draw:layer="layout" svg:width="1.514cm" svg:height="0.996cm" svg:x="6.262cm" svg:y="5.09cm">
          <draw:text-box>
            <text:p><text:span text:style-name="T45">6/9</text:span></text:p>
          </draw:text-box>
        </draw:frame>
        <draw:frame draw:style-name="gr36" draw:text-style-name="P28" draw:layer="layout" svg:width="1.492cm" svg:height="0.996cm" svg:x="6.284cm" svg:y="6.065cm">
          <draw:text-box>
            <text:p><text:span text:style-name="T45">5/9</text:span></text:p>
          </draw:text-box>
        </draw:frame>
        <draw:frame draw:style-name="gr36" draw:text-style-name="P28" draw:layer="layout" svg:width="1.558cm" svg:height="0.996cm" svg:x="6.218cm" svg:y="7.04cm">
          <draw:text-box>
            <text:p><text:span text:style-name="T45">4/9</text:span></text:p>
          </draw:text-box>
        </draw:frame>
        <draw:frame draw:style-name="gr36" draw:text-style-name="P28" draw:layer="layout" svg:width="1.492cm" svg:height="0.996cm" svg:x="6.284cm" svg:y="8.015cm">
          <draw:text-box>
            <text:p><text:span text:style-name="T45">3/9</text:span></text:p>
          </draw:text-box>
        </draw:frame>
        <draw:frame draw:style-name="gr36" draw:text-style-name="P28" draw:layer="layout" svg:width="1.492cm" svg:height="0.996cm" svg:x="6.284cm" svg:y="8.99cm">
          <draw:text-box>
            <text:p><text:span text:style-name="T45">2/9</text:span></text:p>
          </draw:text-box>
        </draw:frame>
        <draw:frame draw:style-name="gr36" draw:text-style-name="P28" draw:layer="layout" svg:width="1.492cm" svg:height="0.996cm" svg:x="6.284cm" svg:y="9.965cm">
          <draw:text-box>
            <text:p><text:span text:style-name="T45">1/9</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55" draw:text-style-name="P33" draw:layer="layout" svg:width="1.476cm" svg:height="0.996cm" svg:x="7.518cm" svg:y="1.811cm">
          <draw:text-box>
            <text:p><text:span text:style-name="T57">9/9</text:span></text:p>
          </draw:text-box>
        </draw:frame>
        <draw:frame draw:style-name="gr56" draw:text-style-name="P33" draw:layer="layout" svg:width="5.049cm" svg:height="0.996cm" svg:x="9.365cm" svg:y="2.788cm">
          <draw:text-box>
            <text:p><text:span text:style-name="T57">8/9 = 9/9(1-1/9)</text:span></text:p>
          </draw:text-box>
        </draw:frame>
        <draw:frame draw:style-name="gr56" draw:text-style-name="P33" draw:layer="layout" svg:width="5.049cm" svg:height="0.996cm" svg:x="9.865cm" svg:y="3.788cm">
          <draw:text-box>
            <text:p><text:span text:style-name="T57">7/9 = 8/9(1-1/8)</text:span></text:p>
          </draw:text-box>
        </draw:frame>
        <draw:frame draw:style-name="gr56" draw:text-style-name="P33" draw:layer="layout" svg:width="5.049cm" svg:height="0.996cm" svg:x="11.665cm" svg:y="4.788cm">
          <draw:text-box>
            <text:p><text:span text:style-name="T57">6/9 = 7/9(1-1/7)</text:span></text:p>
          </draw:text-box>
        </draw:frame>
        <draw:frame draw:style-name="gr56" draw:text-style-name="P33" draw:layer="layout" svg:width="5.049cm" svg:height="0.996cm" svg:x="12.265cm" svg:y="6.588cm">
          <draw:text-box>
            <text:p><text:span text:style-name="T57">4/9 = 6/9(1-2/6)</text:span></text:p>
          </draw:text-box>
        </draw:frame>
        <draw:frame draw:style-name="gr56" draw:text-style-name="P33" draw:layer="layout" svg:width="5.049cm" svg:height="0.996cm" svg:x="16.065cm" svg:y="7.488cm">
          <draw:text-box>
            <text:p><text:span text:style-name="T57">3/9 = 4/9(1-1/4)</text:span></text:p>
          </draw:text-box>
        </draw:frame>
        <draw:frame draw:style-name="gr56" draw:text-style-name="P33" draw:layer="layout" svg:width="5.049cm" svg:height="0.996cm" svg:x="16.934cm" svg:y="8.496cm">
          <draw:text-box>
            <text:p><text:span text:style-name="T57">2/9 = 3/9(1-1/3)</text:span></text:p>
          </draw:text-box>
        </draw:frame>
        <draw:frame draw:style-name="gr56" draw:text-style-name="P33" draw:layer="layout" svg:width="5.049cm" svg:height="0.996cm" svg:x="18.165cm" svg:y="9.365cm">
          <draw:text-box>
            <text:p><text:span text:style-name="T57">1/9 = 2/9(1-1/2)</text:span></text:p>
          </draw:text-box>
        </draw:frame>
        <draw:line draw:style-name="gr49" draw:text-style-name="P6" draw:layer="layout" svg:x1="21.169cm" svg:y1="11.069cm" svg:x2="23.867cm" svg:y2="11.069cm">
          <text:p/>
        </draw:line>
        <draw:frame draw:style-name="gr57" draw:text-style-name="P33" draw:layer="layout" svg:width="4.431cm" svg:height="0.996cm" svg:x="20.765cm" svg:y="10.111cm">
          <draw:text-box>
            <text:p><text:span text:style-name="T57">0 = 1/9(1-1/1)</text:span></text:p>
          </draw:text-box>
        </draw:frame>
        <draw:frame draw:style-name="gr36" draw:text-style-name="P28" draw:layer="layout" svg:width="1.514cm" svg:height="0.996cm" svg:x="6.262cm" svg:y="3.14cm">
          <draw:text-box>
            <text:p><text:span text:style-name="T45">8/9</text:span></text:p>
          </draw:text-box>
        </draw:frame>
        <draw:frame draw:style-name="gr36" draw:text-style-name="P28" draw:layer="layout" svg:width="1.558cm" svg:height="0.996cm" svg:x="6.218cm" svg:y="2.165cm">
          <draw:text-box>
            <text:p><text:span text:style-name="T45">9/9</text:span></text:p>
          </draw:text-box>
        </draw:frame>
        <draw:frame draw:style-name="gr58" draw:text-style-name="P30" draw:layer="layout" svg:width="6.911cm" svg:height="0.835cm" svg:x="16.655cm" svg:y="2.153cm">
          <draw:text-box>
            <text:p><text:span text:style-name="T47">Share of survivors at time index i</text:span></text:p>
          </draw:text-box>
        </draw:frame>
        <draw:frame draw:style-name="gr59" draw:text-style-name="P26" draw:layer="layout" svg:width="6.381cm" svg:height="1.139cm" svg:x="17.186cm" svg:y="2.817cm">
          <draw:text-box>
            <text:p><text:span text:style-name="T61">n</text:span><text:span text:style-name="T62">i </text:span><text:span text:style-name="T60">/</text:span><text:span text:style-name="T61">N</text:span><text:span text:style-name="T63"> </text:span><text:span text:style-name="T60">= </text:span><text:span text:style-name="T61">n</text:span><text:span text:style-name="T62">i-1</text:span><text:span text:style-name="T60">/</text:span><text:span text:style-name="T61">N</text:span><text:span text:style-name="T58">(1-</text:span><text:span text:style-name="T55">d</text:span><text:span text:style-name="T54">i </text:span><text:span text:style-name="T58">/</text:span><text:span text:style-name="T55">n</text:span><text:span text:style-name="T54">i-1</text:span><text:span text:style-name="T58">)</text:span></text:p>
          </draw:text-box>
        </draw:frame>
        <draw:frame draw:style-name="gr60" draw:text-style-name="P26" draw:layer="layout" svg:width="5.095cm" svg:height="1.139cm" svg:x="17.944cm" svg:y="3.619cm">
          <draw:text-box>
            <text:p><text:span text:style-name="T61">S</text:span><text:span text:style-name="T62">i</text:span><text:span text:style-name="T63"> </text:span><text:span text:style-name="T60">= </text:span><text:span text:style-name="T61">S</text:span><text:span text:style-name="T62">i-1 </text:span><text:span text:style-name="T58">(1-</text:span><text:span text:style-name="T55">d</text:span><text:span text:style-name="T54">i </text:span><text:span text:style-name="T58">/</text:span><text:span text:style-name="T55">n</text:span><text:span text:style-name="T54">i-1</text:span><text:span text:style-name="T58">)</text:span></text:p>
          </draw:text-box>
        </draw:frame>
        <draw:frame draw:style-name="gr61" draw:text-style-name="P26" draw:layer="layout" svg:width="5.933cm" svg:height="1.139cm" svg:x="18.122cm" svg:y="5.719cm">
          <draw:text-box>
            <text:p><text:span text:style-name="T61">S</text:span><text:span text:style-name="T60">(</text:span><text:span text:style-name="T61">x</text:span><text:span text:style-name="T60">)</text:span><text:span text:style-name="T62"> </text:span><text:span text:style-name="T61">= </text:span><text:span text:style-name="T64">∏</text:span><text:span text:style-name="T65">xi</text:span><text:span text:style-name="T66">≤x</text:span><text:span text:style-name="T58">(1-</text:span><text:span text:style-name="T55">d</text:span><text:span text:style-name="T54">i </text:span><text:span text:style-name="T55">/n</text:span><text:span text:style-name="T54">i-1</text:span><text:span text:style-name="T58">)</text:span></text:p>
          </draw:text-box>
        </draw:frame>
        <presentation:notes draw:style-name="dp4">
          <draw:page-thumbnail draw:style-name="gr4" draw:layer="layout" svg:width="13.469cm" svg:height="9.524cm" svg:x="2.789cm" svg:y="1.93cm" draw:page-number="18" presentation:class="page"/>
          <draw:frame presentation:style-name="pr5" draw:text-style-name="P20" draw:layer="layout" svg:width="15.239cm" svg:height="11.429cm" svg:x="1.905cm" svg:y="12.064cm" presentation:class="notes" presentation:placeholder="true">
            <draw:text-box/>
          </draw:frame>
        </presentation:notes>
      </draw:page>
      <draw:page draw:name="page19"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1.655cm" svg:y="2.251cm">
          <draw:text-box>
            <text:p><text:span text:style-name="T47">Time</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1.492cm" svg:height="0.996cm" svg:x="6.284cm" svg:y="4.115cm">
          <draw:text-box>
            <text:p><text:span text:style-name="T45">7/9</text:span></text:p>
          </draw:text-box>
        </draw:frame>
        <draw:frame draw:style-name="gr36" draw:text-style-name="P28" draw:layer="layout" svg:width="1.514cm" svg:height="0.996cm" svg:x="6.262cm" svg:y="5.09cm">
          <draw:text-box>
            <text:p><text:span text:style-name="T45">6/9</text:span></text:p>
          </draw:text-box>
        </draw:frame>
        <draw:frame draw:style-name="gr36" draw:text-style-name="P28" draw:layer="layout" svg:width="1.492cm" svg:height="0.996cm" svg:x="6.284cm" svg:y="6.065cm">
          <draw:text-box>
            <text:p><text:span text:style-name="T45">5/9</text:span></text:p>
          </draw:text-box>
        </draw:frame>
        <draw:frame draw:style-name="gr36" draw:text-style-name="P28" draw:layer="layout" svg:width="1.558cm" svg:height="0.996cm" svg:x="6.218cm" svg:y="7.04cm">
          <draw:text-box>
            <text:p><text:span text:style-name="T45">4/9</text:span></text:p>
          </draw:text-box>
        </draw:frame>
        <draw:frame draw:style-name="gr36" draw:text-style-name="P28" draw:layer="layout" svg:width="1.492cm" svg:height="0.996cm" svg:x="6.284cm" svg:y="8.015cm">
          <draw:text-box>
            <text:p><text:span text:style-name="T45">3/9</text:span></text:p>
          </draw:text-box>
        </draw:frame>
        <draw:frame draw:style-name="gr36" draw:text-style-name="P28" draw:layer="layout" svg:width="1.492cm" svg:height="0.996cm" svg:x="6.284cm" svg:y="8.99cm">
          <draw:text-box>
            <text:p><text:span text:style-name="T45">2/9</text:span></text:p>
          </draw:text-box>
        </draw:frame>
        <draw:frame draw:style-name="gr36" draw:text-style-name="P28" draw:layer="layout" svg:width="1.492cm" svg:height="0.996cm" svg:x="6.284cm" svg:y="9.965cm">
          <draw:text-box>
            <text:p><text:span text:style-name="T45">1/9</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7.469cm" svg:x2="16.993cm" svg:y2="7.469cm">
          <text:p/>
        </draw:line>
        <draw:line draw:style-name="gr49" draw:text-style-name="P6" draw:layer="layout" svg:x1="17.169cm" svg:y1="8.869cm" svg:x2="18.453cm" svg:y2="8.869cm">
          <text:p/>
        </draw:line>
        <draw:line draw:style-name="gr49" draw:text-style-name="P6" draw:layer="layout" svg:x1="18.469cm" svg:y1="10.069cm" svg:x2="21.167cm" svg:y2="10.0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34" draw:layer="layout" svg:width="1.213cm" svg:height="0.996cm" svg:x="15.523cm" svg:y="14.026cm">
          <draw:text-box>
            <text:p><text:span text:style-name="T52">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34" draw:layer="layout" svg:width="1.213cm" svg:height="0.996cm" svg:x="15.522cm" svg:y="11.911cm">
          <draw:text-box>
            <text:p><text:span text:style-name="T52">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8" draw:text-style-name="P30" draw:layer="layout" svg:width="3.256cm" svg:height="0.835cm" svg:x="2.7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34" draw:layer="layout" svg:width="1.213cm" svg:height="0.996cm" svg:x="15.523cm" svg:y="12.711cm">
          <draw:text-box>
            <text:p><text:span text:style-name="T52">0</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55" draw:text-style-name="P33" draw:layer="layout" svg:width="1.476cm" svg:height="0.996cm" svg:x="7.518cm" svg:y="1.811cm">
          <draw:text-box>
            <text:p><text:span text:style-name="T57">9/9</text:span></text:p>
          </draw:text-box>
        </draw:frame>
        <draw:frame draw:style-name="gr56" draw:text-style-name="P33" draw:layer="layout" svg:width="5.049cm" svg:height="0.996cm" svg:x="9.365cm" svg:y="2.788cm">
          <draw:text-box>
            <text:p><text:span text:style-name="T57">8/9 = 9/9(1-1/9)</text:span></text:p>
          </draw:text-box>
        </draw:frame>
        <draw:frame draw:style-name="gr56" draw:text-style-name="P33" draw:layer="layout" svg:width="5.049cm" svg:height="0.996cm" svg:x="9.865cm" svg:y="3.788cm">
          <draw:text-box>
            <text:p><text:span text:style-name="T57">7/9 = 8/9(1-1/8)</text:span></text:p>
          </draw:text-box>
        </draw:frame>
        <draw:frame draw:style-name="gr56" draw:text-style-name="P33" draw:layer="layout" svg:width="5.049cm" svg:height="0.996cm" svg:x="11.665cm" svg:y="4.788cm">
          <draw:text-box>
            <text:p><text:span text:style-name="T57">6/9 = 7/9(1-1/7)</text:span></text:p>
          </draw:text-box>
        </draw:frame>
        <draw:frame draw:style-name="gr56" draw:text-style-name="P33" draw:layer="layout" svg:width="5.049cm" svg:height="0.996cm" svg:x="12.265cm" svg:y="6.588cm">
          <draw:text-box>
            <text:p><text:span text:style-name="T57">4/9 = 6/9(1-2/6)</text:span></text:p>
          </draw:text-box>
        </draw:frame>
        <draw:frame draw:style-name="gr62" draw:text-style-name="P33" draw:layer="layout" svg:width="5.404cm" svg:height="0.996cm" svg:x="16.934cm" svg:y="7.996cm">
          <draw:text-box>
            <text:p><text:span text:style-name="T57">8/27 = 4/9(1-1/3)</text:span></text:p>
          </draw:text-box>
        </draw:frame>
        <draw:frame draw:style-name="gr63" draw:text-style-name="P33" draw:layer="layout" svg:width="5.76cm" svg:height="0.996cm" svg:x="18.165cm" svg:y="9.165cm">
          <draw:text-box>
            <text:p><text:span text:style-name="T57">4/27 = 8/27(1-1/2)</text:span></text:p>
          </draw:text-box>
        </draw:frame>
        <draw:line draw:style-name="gr49" draw:text-style-name="P6" draw:layer="layout" svg:x1="21.169cm" svg:y1="11.069cm" svg:x2="23.867cm" svg:y2="11.069cm">
          <text:p/>
        </draw:line>
        <draw:frame draw:style-name="gr64" draw:text-style-name="P33" draw:layer="layout" svg:width="4.786cm" svg:height="0.996cm" svg:x="20.765cm" svg:y="10.111cm">
          <draw:text-box>
            <text:p><text:span text:style-name="T57">0 = 8/27(1-1/1)</text:span></text:p>
          </draw:text-box>
        </draw:frame>
        <draw:frame draw:style-name="gr36" draw:text-style-name="P28" draw:layer="layout" svg:width="1.514cm" svg:height="0.996cm" svg:x="6.262cm" svg:y="3.14cm">
          <draw:text-box>
            <text:p><text:span text:style-name="T45">8/9</text:span></text:p>
          </draw:text-box>
        </draw:frame>
        <draw:frame draw:style-name="gr36" draw:text-style-name="P28" draw:layer="layout" svg:width="1.558cm" svg:height="0.996cm" svg:x="6.218cm" svg:y="2.165cm">
          <draw:text-box>
            <text:p><text:span text:style-name="T45">9/9</text:span></text:p>
          </draw:text-box>
        </draw:frame>
        <draw:frame draw:style-name="gr58" draw:text-style-name="P30" draw:layer="layout" svg:width="6.911cm" svg:height="0.835cm" svg:x="16.655cm" svg:y="2.153cm">
          <draw:text-box>
            <text:p><text:span text:style-name="T47">Share of survivors at time index i</text:span></text:p>
          </draw:text-box>
        </draw:frame>
        <draw:frame draw:style-name="gr59" draw:text-style-name="P26" draw:layer="layout" svg:width="6.381cm" svg:height="1.139cm" svg:x="17.186cm" svg:y="2.817cm">
          <draw:text-box>
            <text:p><text:span text:style-name="T61">n</text:span><text:span text:style-name="T62">i </text:span><text:span text:style-name="T60">/</text:span><text:span text:style-name="T61">N</text:span><text:span text:style-name="T63"> </text:span><text:span text:style-name="T60">= </text:span><text:span text:style-name="T61">n</text:span><text:span text:style-name="T62">i-1</text:span><text:span text:style-name="T60">/</text:span><text:span text:style-name="T61">N</text:span><text:span text:style-name="T58">(1-</text:span><text:span text:style-name="T55">d</text:span><text:span text:style-name="T54">i </text:span><text:span text:style-name="T58">/</text:span><text:span text:style-name="T55">n</text:span><text:span text:style-name="T54">i-1</text:span><text:span text:style-name="T58">)</text:span></text:p>
          </draw:text-box>
        </draw:frame>
        <draw:frame draw:style-name="gr60" draw:text-style-name="P26" draw:layer="layout" svg:width="5.095cm" svg:height="1.139cm" svg:x="17.944cm" svg:y="3.619cm">
          <draw:text-box>
            <text:p><text:span text:style-name="T61">S</text:span><text:span text:style-name="T62">i</text:span><text:span text:style-name="T63"> </text:span><text:span text:style-name="T60">= </text:span><text:span text:style-name="T61">S</text:span><text:span text:style-name="T62">i-1 </text:span><text:span text:style-name="T58">(1-</text:span><text:span text:style-name="T55">d</text:span><text:span text:style-name="T54">i </text:span><text:span text:style-name="T58">/</text:span><text:span text:style-name="T55">n</text:span><text:span text:style-name="T54">i-1</text:span><text:span text:style-name="T58">)</text:span></text:p>
          </draw:text-box>
        </draw:frame>
        <draw:frame draw:style-name="gr61" draw:text-style-name="P26" draw:layer="layout" svg:width="5.933cm" svg:height="1.139cm" svg:x="18.122cm" svg:y="5.719cm">
          <draw:text-box>
            <text:p><text:span text:style-name="T61">S</text:span><text:span text:style-name="T60">(</text:span><text:span text:style-name="T61">x</text:span><text:span text:style-name="T60">)</text:span><text:span text:style-name="T62"> </text:span><text:span text:style-name="T61">= </text:span><text:span text:style-name="T64">∏</text:span><text:span text:style-name="T65">xi</text:span><text:span text:style-name="T66">≤x</text:span><text:span text:style-name="T58">(1-</text:span><text:span text:style-name="T55">d</text:span><text:span text:style-name="T54">i </text:span><text:span text:style-name="T55">/n</text:span><text:span text:style-name="T54">i-1</text:span><text:span text:style-name="T58">)</text:span></text:p>
          </draw:text-box>
        </draw:frame>
        <draw:frame draw:style-name="gr48" draw:text-style-name="P30" draw:layer="layout" svg:width="3.256cm" svg:height="0.835cm" svg:x="4.268cm" svg:y="2.232cm">
          <draw:text-box>
            <text:p><text:span text:style-name="T47">Cens.</text:span></text:p>
          </draw:text-box>
        </draw:frame>
        <draw:line draw:style-name="gr65" draw:text-style-name="P6" draw:layer="layout" svg:x1="15.835cm" svg:y1="10.798cm" svg:x2="16.32cm" svg:y2="11.283cm">
          <text:p/>
        </draw:line>
        <draw:line draw:style-name="gr65" draw:text-style-name="P6" draw:layer="layout" svg:x1="15.825cm" svg:y1="11.271cm" svg:x2="16.333cm" svg:y2="10.81cm">
          <text:p/>
        </draw:line>
        <draw:frame draw:style-name="gr66" draw:text-style-name="P30" draw:layer="layout" svg:width="4.841cm" svg:height="0.835cm" svg:x="2.01cm" svg:y="13.478cm">
          <draw:text-box>
            <text:p><text:span text:style-name="T47">Number of censorings</text:span></text:p>
          </draw:text-box>
        </draw:frame>
        <draw:frame draw:style-name="gr67" draw:text-style-name="P26" draw:layer="layout" svg:width="0.917cm" svg:height="1.139cm" svg:x="6.516cm" svg:y="13.416cm">
          <draw:text-box>
            <text:p><text:span text:style-name="T43">c</text:span><text:span text:style-name="T54">i</text:span></text:p>
          </draw:text-box>
        </draw:frame>
        <draw:frame draw:style-name="gr32" draw:text-style-name="P27" draw:layer="layout" svg:width="1.213cm" svg:height="0.996cm" svg:x="12.325cm" svg:y="13.411cm">
          <draw:text-box>
            <text:p><text:span text:style-name="T44">0</text:span></text:p>
          </draw:text-box>
        </draw:frame>
        <draw:frame draw:style-name="gr32" draw:text-style-name="P27" draw:layer="layout" svg:width="1.213cm" svg:height="0.996cm" svg:x="11.526cm" svg:y="13.411cm">
          <draw:text-box>
            <text:p><text:span text:style-name="T44">0</text:span></text:p>
          </draw:text-box>
        </draw:frame>
        <draw:frame draw:style-name="gr32" draw:text-style-name="P27" draw:layer="layout" svg:width="1.213cm" svg:height="0.996cm" svg:x="9.827cm" svg:y="13.411cm">
          <draw:text-box>
            <text:p><text:span text:style-name="T44">0</text:span></text:p>
          </draw:text-box>
        </draw:frame>
        <draw:frame draw:style-name="gr32" draw:text-style-name="P27" draw:layer="layout" svg:width="1.213cm" svg:height="0.996cm" svg:x="9.128cm" svg:y="13.411cm">
          <draw:text-box>
            <text:p><text:span text:style-name="T44">0</text:span></text:p>
          </draw:text-box>
        </draw:frame>
        <draw:frame draw:style-name="gr32" draw:text-style-name="P34" draw:layer="layout" svg:width="1.213cm" svg:height="0.996cm" svg:x="15.529cm" svg:y="13.411cm">
          <draw:text-box>
            <text:p><text:span text:style-name="T52">1</text:span></text:p>
          </draw:text-box>
        </draw:frame>
        <draw:frame draw:style-name="gr32" draw:text-style-name="P27" draw:layer="layout" svg:width="1.213cm" svg:height="0.996cm" svg:x="16.63cm" svg:y="13.411cm">
          <draw:text-box>
            <text:p><text:span text:style-name="T44">0</text:span></text:p>
          </draw:text-box>
        </draw:frame>
        <draw:frame draw:style-name="gr32" draw:text-style-name="P27" draw:layer="layout" svg:width="1.213cm" svg:height="0.996cm" svg:x="18.031cm" svg:y="13.411cm">
          <draw:text-box>
            <text:p><text:span text:style-name="T44">0</text:span></text:p>
          </draw:text-box>
        </draw:frame>
        <draw:frame draw:style-name="gr32" draw:text-style-name="P27" draw:layer="layout" svg:width="1.213cm" svg:height="0.996cm" svg:x="20.832cm" svg:y="13.411cm">
          <draw:text-box>
            <text:p><text:span text:style-name="T44">0</text:span></text:p>
          </draw:text-box>
        </draw:frame>
        <draw:frame draw:style-name="gr44" draw:text-style-name="P26" draw:layer="layout" svg:width="0.908cm" svg:height="1.139cm" svg:x="2.016cm" svg:y="2.736cm">
          <draw:text-box>
            <text:p><text:span text:style-name="T43">x</text:span><text:span text:style-name="T54">i</text:span></text:p>
          </draw:text-box>
        </draw:frame>
        <draw:frame draw:style-name="gr32" draw:text-style-name="P27" draw:layer="layout" svg:width="1.213cm" svg:height="0.996cm" svg:x="2.017cm" svg:y="3.403cm">
          <draw:text-box>
            <text:p><text:span text:style-name="T44">22</text:span></text:p>
          </draw:text-box>
        </draw:frame>
        <draw:frame draw:style-name="gr33" draw:text-style-name="P28" draw:layer="layout" svg:width="1.213cm" svg:height="0.996cm" svg:x="2.018cm" svg:y="4.07cm">
          <draw:text-box>
            <text:p><text:span text:style-name="T45">23</text:span></text:p>
          </draw:text-box>
        </draw:frame>
        <draw:frame draw:style-name="gr33" draw:text-style-name="P28" draw:layer="layout" svg:width="1.213cm" svg:height="0.996cm" svg:x="2.018cm" svg:y="4.736cm">
          <draw:text-box>
            <text:p><text:span text:style-name="T45">38</text:span></text:p>
          </draw:text-box>
        </draw:frame>
        <draw:frame draw:style-name="gr34" draw:text-style-name="P35" draw:layer="layout" svg:width="1.205cm" svg:height="0.962cm" svg:x="2.019cm" svg:y="6.07cm">
          <draw:text-box>
            <text:p><text:span text:style-name="T67">73</text:span></text:p>
          </draw:text-box>
        </draw:frame>
        <draw:frame draw:style-name="gr33" draw:text-style-name="P28" draw:layer="layout" svg:width="1.213cm" svg:height="0.996cm" svg:x="2.019cm" svg:y="5.403cm">
          <draw:text-box>
            <text:p><text:span text:style-name="T45">42</text:span></text:p>
          </draw:text-box>
        </draw:frame>
        <draw:frame draw:style-name="gr35" draw:text-style-name="P26" draw:layer="layout" svg:width="0.667cm" svg:height="0.996cm" svg:x="1.117cm" svg:y="2.736cm">
          <draw:text-box>
            <text:p><text:span text:style-name="T43">i</text:span></text:p>
          </draw:text-box>
        </draw:frame>
        <draw:frame draw:style-name="gr36" draw:text-style-name="P27" draw:layer="layout" svg:width="0.858cm" svg:height="0.996cm" svg:x="1.118cm" svg:y="3.436cm">
          <draw:text-box>
            <text:p><text:span text:style-name="T44">1</text:span></text:p>
          </draw:text-box>
        </draw:frame>
        <draw:frame draw:style-name="gr36" draw:text-style-name="P28" draw:layer="layout" svg:width="0.858cm" svg:height="0.996cm" svg:x="1.118cm" svg:y="4.093cm">
          <draw:text-box>
            <text:p><text:span text:style-name="T45">2</text:span></text:p>
          </draw:text-box>
        </draw:frame>
        <draw:frame draw:style-name="gr36" draw:text-style-name="P28" draw:layer="layout" svg:width="0.858cm" svg:height="0.996cm" svg:x="1.118cm" svg:y="4.75cm">
          <draw:text-box>
            <text:p><text:span text:style-name="T45">3</text:span></text:p>
          </draw:text-box>
        </draw:frame>
        <draw:frame draw:style-name="gr36" draw:text-style-name="P28" draw:layer="layout" svg:width="0.858cm" svg:height="0.996cm" svg:x="1.119cm" svg:y="5.407cm">
          <draw:text-box>
            <text:p><text:span text:style-name="T45">4</text:span></text:p>
          </draw:text-box>
        </draw:frame>
        <draw:frame draw:style-name="gr36" draw:text-style-name="P36" draw:layer="layout" svg:width="0.858cm" svg:height="0.996cm" svg:x="1.119cm" svg:y="6.065cm">
          <draw:text-box>
            <text:p><text:span text:style-name="T68">5</text:span></text:p>
          </draw:text-box>
        </draw:frame>
        <draw:frame draw:style-name="gr37" draw:text-style-name="P30" draw:layer="layout" svg:width="4.02cm" svg:height="0.835cm" svg:x="-0.031cm" svg:y="2.23cm">
          <draw:text-box>
            <text:p><text:span text:style-name="T47">Index</text:span></text:p>
          </draw:text-box>
        </draw:frame>
        <draw:frame draw:style-name="gr33" draw:text-style-name="P28" draw:layer="layout" svg:width="1.213cm" svg:height="0.996cm" svg:x="2.02cm" svg:y="6.703cm">
          <draw:text-box>
            <text:p><text:span text:style-name="T45">77</text:span></text:p>
          </draw:text-box>
        </draw:frame>
        <draw:frame draw:style-name="gr33" draw:text-style-name="P28" draw:layer="layout" svg:width="1.213cm" svg:height="0.996cm" svg:x="2.021cm" svg:y="7.369cm">
          <draw:text-box>
            <text:p><text:span text:style-name="T45">89</text:span></text:p>
          </draw:text-box>
        </draw:frame>
        <draw:frame draw:style-name="gr40" draw:text-style-name="P28" draw:layer="layout" svg:width="1.569cm" svg:height="0.996cm" svg:x="2.022cm" svg:y="8.036cm">
          <draw:text-box>
            <text:p><text:span text:style-name="T45">115</text:span></text:p>
          </draw:text-box>
        </draw:frame>
        <draw:frame draw:style-name="gr36" draw:text-style-name="P28" draw:layer="layout" svg:width="0.858cm" svg:height="0.996cm" svg:x="1.121cm" svg:y="6.722cm">
          <draw:text-box>
            <text:p><text:span text:style-name="T45">6</text:span></text:p>
          </draw:text-box>
        </draw:frame>
        <draw:frame draw:style-name="gr36" draw:text-style-name="P28" draw:layer="layout" svg:width="0.858cm" svg:height="0.996cm" svg:x="1.122cm" svg:y="7.379cm">
          <draw:text-box>
            <text:p><text:span text:style-name="T45">7</text:span></text:p>
          </draw:text-box>
        </draw:frame>
        <draw:frame draw:style-name="gr36" draw:text-style-name="P28" draw:layer="layout" svg:width="0.858cm" svg:height="0.996cm" svg:x="1.123cm" svg:y="8.036cm">
          <draw:text-box>
            <text:p><text:span text:style-name="T45">8</text:span></text:p>
          </draw:text-box>
        </draw:frame>
        <draw:frame draw:style-name="gr46" draw:text-style-name="P26" draw:layer="layout" svg:width="0.942cm" svg:height="1.139cm" svg:x="3.217cm" svg:y="2.736cm">
          <draw:text-box>
            <text:p><text:span text:style-name="T55">d</text:span><text:span text:style-name="T54">i</text:span></text:p>
          </draw:text-box>
        </draw:frame>
        <draw:frame draw:style-name="gr32" draw:text-style-name="P27" draw:layer="layout" svg:width="1.213cm" svg:height="0.996cm" svg:x="3.218cm" svg:y="3.403cm">
          <draw:text-box>
            <text:p><text:span text:style-name="T44">1</text:span></text:p>
          </draw:text-box>
        </draw:frame>
        <draw:frame draw:style-name="gr33" draw:text-style-name="P28" draw:layer="layout" svg:width="1.213cm" svg:height="0.996cm" svg:x="3.219cm" svg:y="4.07cm">
          <draw:text-box>
            <text:p><text:span text:style-name="T45">1</text:span></text:p>
          </draw:text-box>
        </draw:frame>
        <draw:frame draw:style-name="gr33" draw:text-style-name="P28" draw:layer="layout" svg:width="1.213cm" svg:height="0.996cm" svg:x="3.219cm" svg:y="4.736cm">
          <draw:text-box>
            <text:p><text:span text:style-name="T45">1</text:span></text:p>
          </draw:text-box>
        </draw:frame>
        <draw:frame draw:style-name="gr47" draw:text-style-name="P35" draw:layer="layout" svg:width="1.205cm" svg:height="0.996cm" svg:x="3.22cm" svg:y="6.07cm">
          <draw:text-box>
            <text:p><text:span text:style-name="T69">0</text:span></text:p>
          </draw:text-box>
        </draw:frame>
        <draw:frame draw:style-name="gr33" draw:text-style-name="P28" draw:layer="layout" svg:width="1.213cm" svg:height="0.996cm" svg:x="3.22cm" svg:y="5.403cm">
          <draw:text-box>
            <text:p><text:span text:style-name="T45">2</text:span></text:p>
          </draw:text-box>
        </draw:frame>
        <draw:frame draw:style-name="gr33" draw:text-style-name="P28" draw:layer="layout" svg:width="1.213cm" svg:height="0.996cm" svg:x="3.221cm" svg:y="6.703cm">
          <draw:text-box>
            <text:p><text:span text:style-name="T45">1</text:span></text:p>
          </draw:text-box>
        </draw:frame>
        <draw:frame draw:style-name="gr33" draw:text-style-name="P28" draw:layer="layout" svg:width="1.213cm" svg:height="0.996cm" svg:x="3.222cm" svg:y="7.369cm">
          <draw:text-box>
            <text:p><text:span text:style-name="T45">1</text:span></text:p>
          </draw:text-box>
        </draw:frame>
        <draw:frame draw:style-name="gr40" draw:text-style-name="P28" draw:layer="layout" svg:width="1.569cm" svg:height="0.996cm" svg:x="3.223cm" svg:y="8.036cm">
          <draw:text-box>
            <text:p><text:span text:style-name="T45">1</text:span></text:p>
          </draw:text-box>
        </draw:frame>
        <draw:frame draw:style-name="gr67" draw:text-style-name="P26" draw:layer="layout" svg:width="0.917cm" svg:height="1.139cm" svg:x="4.517cm" svg:y="2.737cm">
          <draw:text-box>
            <text:p><text:span text:style-name="T55">c</text:span><text:span text:style-name="T54">i</text:span></text:p>
          </draw:text-box>
        </draw:frame>
        <draw:frame draw:style-name="gr32" draw:text-style-name="P27" draw:layer="layout" svg:width="1.213cm" svg:height="0.996cm" svg:x="4.519cm" svg:y="3.403cm">
          <draw:text-box>
            <text:p><text:span text:style-name="T44">0</text:span></text:p>
          </draw:text-box>
        </draw:frame>
        <draw:frame draw:style-name="gr33" draw:text-style-name="P28" draw:layer="layout" svg:width="1.213cm" svg:height="0.996cm" svg:x="4.52cm" svg:y="4.736cm">
          <draw:text-box>
            <text:p><text:span text:style-name="T45">0</text:span></text:p>
          </draw:text-box>
        </draw:frame>
        <draw:frame draw:style-name="gr47" draw:text-style-name="P35" draw:layer="layout" svg:width="1.205cm" svg:height="0.996cm" svg:x="4.521cm" svg:y="6.07cm">
          <draw:text-box>
            <text:p><text:span text:style-name="T69">1</text:span></text:p>
          </draw:text-box>
        </draw:frame>
        <draw:frame draw:style-name="gr33" draw:text-style-name="P28" draw:layer="layout" svg:width="1.213cm" svg:height="0.996cm" svg:x="4.521cm" svg:y="5.403cm">
          <draw:text-box>
            <text:p><text:span text:style-name="T45">0</text:span></text:p>
          </draw:text-box>
        </draw:frame>
        <draw:frame draw:style-name="gr33" draw:text-style-name="P28" draw:layer="layout" svg:width="1.213cm" svg:height="0.996cm" svg:x="4.522cm" svg:y="6.703cm">
          <draw:text-box>
            <text:p><text:span text:style-name="T45">0</text:span></text:p>
          </draw:text-box>
        </draw:frame>
        <draw:frame draw:style-name="gr33" draw:text-style-name="P28" draw:layer="layout" svg:width="1.213cm" svg:height="0.996cm" svg:x="4.523cm" svg:y="7.369cm">
          <draw:text-box>
            <text:p><text:span text:style-name="T45">0</text:span></text:p>
          </draw:text-box>
        </draw:frame>
        <draw:frame draw:style-name="gr40" draw:text-style-name="P28" draw:layer="layout" svg:width="1.569cm" svg:height="0.996cm" svg:x="4.524cm" svg:y="8.036cm">
          <draw:text-box>
            <text:p><text:span text:style-name="T45">0</text:span></text:p>
          </draw:text-box>
        </draw:frame>
        <draw:frame draw:style-name="gr33" draw:text-style-name="P28" draw:layer="layout" svg:width="1.213cm" svg:height="0.996cm" svg:x="4.52cm" svg:y="4.07cm">
          <draw:text-box>
            <text:p><text:span text:style-name="T45">0</text:span></text:p>
          </draw:text-box>
        </draw:frame>
        <draw:frame draw:style-name="gr68" draw:text-style-name="P37" draw:layer="layout" svg:width="5.049cm" svg:height="0.997cm" svg:x="15.996cm" svg:y="7.366cm">
          <draw:text-box>
            <text:p><text:span text:style-name="T57">4/9 = 4/9(1-0/4)</text:span></text:p>
          </draw:text-box>
        </draw:frame>
        <presentation:notes draw:style-name="dp4">
          <draw:page-thumbnail draw:style-name="gr4" draw:layer="layout" svg:width="13.469cm" svg:height="9.524cm" svg:x="2.789cm" svg:y="1.93cm" draw:page-number="19" presentation:class="page"/>
          <draw:frame presentation:style-name="pr5" draw:text-style-name="P20" draw:layer="layout" svg:width="15.239cm" svg:height="11.429cm" svg:x="1.905cm" svg:y="12.064cm" presentation:class="notes" presentation:placeholder="true">
            <draw:text-box/>
          </draw:frame>
        </presentation:notes>
      </draw:page>
      <draw:page draw:name="page20" draw:style-name="dp3" draw:master-page-name="standard" presentation:presentation-page-layout-name="AL2T19" presentation:use-footer-name="ftr1" presentation:use-date-time-name="dtd1">
        <office:forms form:automatic-focus="false" form:apply-design-mode="false"/>
        <draw:frame presentation:style-name="pr4" draw:text-style-name="P38" draw:layer="layout" svg:width="25.992cm" svg:height="1.997cm" svg:x="0.998cm" svg:y="-0.032cm" presentation:class="title">
          <draw:text-box>
            <text:p>Recap</text:p>
          </draw:text-box>
        </draw:frame>
        <draw:frame draw:style-name="gr69" draw:text-style-name="P39" draw:layer="layout" svg:width="22.352cm" svg:height="1.173cm" svg:x="0.762cm" svg:y="3.553cm">
          <draw:text-box>
            <text:p text:style-name="P14"><text:span text:style-name="T70">Klein &amp; </text:span><text:span text:style-name="T70">Moeschberger </text:span><text:span text:style-name="T70">(2003). Survival </text:span><text:span text:style-name="T70">Analysis. pp. 91–93.</text:span></text:p>
          </draw:text-box>
        </draw:frame>
        <draw:frame draw:style-name="gr23" draw:text-style-name="P40" draw:layer="layout" svg:width="21.165cm" svg:height="1.082cm" svg:x="0.36cm" svg:y="2.475cm">
          <draw:text-box>
            <text:p><text:span text:style-name="T71">For the Kaplan-Meier Estimator read</text:span></text:p>
          </draw:text-box>
        </draw:frame>
        <presentation:notes draw:style-name="dp5">
          <office:forms form:automatic-focus="false" form:apply-design-mode="false"/>
          <draw:page-thumbnail draw:style-name="gr4" draw:layer="layout" svg:width="13.469cm" svg:height="9.524cm" svg:x="2.789cm" svg:y="1.93cm" draw:page-number="20" presentation:class="page"/>
          <draw:frame presentation:style-name="pr5" draw:text-style-name="P41" draw:layer="layout" svg:width="15.239cm" svg:height="11.429cm" svg:x="1.905cm" svg:y="12.064cm" presentation:class="notes" presentation:placeholder="true">
            <draw:text-box/>
          </draw:frame>
        </presentation:notes>
      </draw:page>
      <draw:page draw:name="page21" draw:style-name="dp3" draw:master-page-name="standard" presentation:presentation-page-layout-name="AL2T19" presentation:use-footer-name="ftr1" presentation:use-date-time-name="dtd1">
        <office:forms form:automatic-focus="false" form:apply-design-mode="false"/>
        <draw:frame presentation:style-name="pr4" draw:text-style-name="P38" draw:layer="layout" svg:width="25.992cm" svg:height="1.997cm" svg:x="0.998cm" svg:y="-0.032cm" presentation:class="title" presentation:user-transformed="true">
          <draw:text-box>
            <text:p>Homework</text:p>
          </draw:text-box>
        </draw:frame>
        <draw:frame draw:style-name="gr70" draw:text-style-name="P44" draw:layer="layout" svg:width="27.326cm" svg:height="9.539cm" svg:x="0.36cm" svg:y="2.475cm">
          <draw:text-box>
            <text:p text:style-name="P42"><text:span text:style-name="T72">Using R, produce a Kaplan-Meier plot related to the topic of your eventual seminar</text:span></text:p>
            <text:p text:style-name="P42"><text:span text:style-name="T72">paper (“Hausarbeit”).</text:span></text:p>
            <text:p text:style-name="P42"><text:span text:style-name="T72"/></text:p>
            <text:p text:style-name="P43"><text:span text:style-name="T73">You don’t need to have all the data for your topic yet, but you need to find “some” related data. Be prepared to present your plot to the group. Think about study time start and end, event of interest, and censoring. You may compare multiple groups, but a KM-plot for a single group is fine as well.</text:span></text:p>
          </draw:text-box>
        </draw:frame>
        <presentation:notes draw:style-name="dp5">
          <office:forms form:automatic-focus="false" form:apply-design-mode="false"/>
          <draw:page-thumbnail draw:style-name="gr4" draw:layer="layout" svg:width="13.469cm" svg:height="9.524cm" svg:x="2.789cm" svg:y="1.93cm" draw:page-number="21" presentation:class="page"/>
          <draw:frame presentation:style-name="pr5" draw:text-style-name="P20" draw:layer="layout" svg:width="15.239cm" svg:height="11.429cm" svg:x="1.905cm" svg:y="12.064cm" presentation:class="notes" presentation:placeholder="true">
            <draw:text-box/>
          </draw:frame>
        </presentation:notes>
      </draw:page>
      <draw:page draw:name="page22" draw:style-name="dp6" draw:master-page-name="title" presentation:presentation-page-layout-name="AL2T19" presentation:use-footer-name="ftr1" presentation:use-date-time-name="dtd1">
        <office:forms form:automatic-focus="false" form:apply-design-mode="false"/>
        <draw:custom-shape draw:name="Shape 193_0" draw:style-name="gr71" draw:text-style-name="P46" draw:layer="layout" svg:width="26.082cm" svg:height="5.77cm" svg:x="0.953cm" svg:y="2.854cm">
          <text:p text:style-name="P45"><text:span text:style-name="T74">Materials for this lecture</text:span></text:p>
          <text:p text:style-name="P45"><text:span text:style-name="T75">github.com/jschoeley/survival_analysis-ur-ss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_0" draw:style-name="gr72" draw:text-style-name="P48" draw:layer="layout" svg:width="7.439cm" svg:height="0.982cm" svg:x="10.275cm" svg:y="10.852cm">
          <text:p text:style-name="P47"><text:span text:style-name="T76">Jonas Schöl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_3" draw:style-name="gr1" draw:text-style-name="P5" draw:layer="layout" svg:width="9.182cm" svg:height="1.532cm" svg:x="-1.408cm" svg:y="12.47cm">
          <text:p text:style-name="P4"><text:span text:style-name="T4">@jschoel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_2" draw:style-name="gr1" draw:text-style-name="P5" draw:layer="layout" svg:width="9.182cm" svg:height="1.532cm" svg:x="0.792cm" svg:y="14.47cm">
          <text:p text:style-name="P4"><text:span text:style-name="T4">j.schoeley@uni-rostock.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0.833cm" svg:height="0.833cm" svg:x="0.437cm" svg:y="13.899cm">
          <draw:image xlink:href="Pictures/1000020100000200000002001D02C9C581C04795.png" xlink:type="simple" xlink:show="embed" xlink:actuate="onLoad" loext:mime-type="image/png">
            <text:p/>
          </draw:image>
        </draw:frame>
        <draw:frame draw:style-name="gr3" draw:text-style-name="P8" draw:layer="layout" svg:width="6.865cm" svg:height="0.996cm" svg:x="1.333cm" svg:y="13.862cm">
          <draw:text-box>
            <text:p text:style-name="P49"><text:span text:style-name="T5">0000-0002-3340-8518 </text:span></text:p>
          </draw:text-box>
        </draw:frame>
        <draw:frame draw:style-name="gr2" draw:text-style-name="P6" draw:layer="layout" svg:width="0.917cm" svg:height="0.754cm" svg:x="0.416cm" svg:y="12.909cm">
          <draw:image xlink:href="Pictures/10000201000000F8000000CC7F5EF23D27FEF8D0.png" xlink:type="simple" xlink:show="embed" xlink:actuate="onLoad" loext:mime-type="image/png">
            <text:p/>
          </draw:image>
        </draw:frame>
        <draw:frame draw:style-name="gr2" draw:text-style-name="P6" draw:layer="layout" svg:width="0.872cm" svg:height="0.872cm" svg:x="0.398cm" svg:y="14.876cm">
          <draw:image xlink:href="Pictures/10000B8F00000369000003695830D8CCC9936610.svg" xlink:type="simple" xlink:show="embed" xlink:actuate="onLoad" loext:mime-type="image/svg+xml">
            <text:p/>
          </draw:image>
          <draw:image xlink:href="Pictures/100002010000002100000021BC6969A05E8F5863.png" xlink:type="simple" xlink:show="embed" xlink:actuate="onLoad" loext:mime-type="image/png"/>
        </draw:frame>
        <draw:custom-shape draw:name="Shape 61_5" draw:style-name="gr1" draw:text-style-name="P50" draw:layer="layout" svg:width="9.182cm" svg:height="1.532cm" svg:x="19.892cm" svg:y="14.47cm">
          <text:p text:style-name="P9"><text:span text:style-name="T4">CC-BY Jonas Schöley 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Shape 190_0" draw:style-name="gr4" draw:layer="layout" svg:width="13.968cm" svg:height="10.476cm" svg:x="3.81cm" svg:y="2.123cm" draw:page-number="22" presentation:class="page"/>
          <draw:frame draw:name="Shape 191_0" presentation:style-name="pr3"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Bitter1" svg:font-family="Bitter"/>
    <style:font-face style:name="Roboto" svg:font-family="Roboto"/>
    <style:font-face style:name="Liberation Serif1" svg:font-family="'Liberation Serif'" style:font-family-generic="roman"/>
    <style:font-face style:name="Liberation Sans3" svg:font-family="'Liberation Sans'" style:font-family-generic="swiss"/>
    <style:font-face style:name="Arial" svg:font-family="Arial" style:font-pitch="variable"/>
    <style:font-face style:name="Bitter" svg:font-family="Bitter" style:font-pitch="variable"/>
    <style:font-face style:name="FreeSans" svg:font-family="FreeSans" style:font-pitch="variable"/>
    <style:font-face style:name="Liberation Sans1" svg:font-family="'Liberation Sans'" style:font-pitch="variable"/>
    <style:font-face style:name="Noto Sans CJK SC Regular" svg:font-family="'Noto Sans CJK SC Regular'" style:font-pitch="variable"/>
    <style:font-face style:name="Roboto1" svg:font-family="Roboto" style:font-pitch="variable"/>
    <style:font-face style:name="Roboto6" svg:font-family="Roboto" style:font-adornments="Bold" style:font-pitch="variable"/>
    <style:font-face style:name="Roboto2" svg:font-family="Roboto" style:font-adornments="Regular" style:font-pitch="variable"/>
    <style:font-face style:name="Roboto Condensed3" svg:font-family="'Roboto Condensed'" style:font-pitch="variable"/>
    <style:font-face style:name="Roboto Condensed1" svg:font-family="'Roboto Condensed'" style:font-adornments="Regular" style:font-pitch="variable"/>
    <style:font-face style:name="源ノ角ゴシック Bold1"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1" svg:font-family="'源ノ角ゴシック Normal'" style:font-adornments="Normal" style:font-pitch="variable"/>
    <style:font-face style:name="Arial2"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3" svg:font-family="'Noto Sans CJK SC Regular'" style:font-family-generic="roman" style:font-pitch="variable"/>
    <style:font-face style:name="Roboto5" svg:font-family="Roboto" style:font-family-generic="roman" style:font-pitch="variable"/>
    <style:font-face style:name="Roboto3" svg:font-family="Roboto" style:font-adornments="Bold" style:font-family-generic="roman" style:font-pitch="variable"/>
    <style:font-face style:name="Roboto4" svg:font-family="Roboto" style:font-adornments="Regular" style:font-family-generic="roman" style:font-pitch="variable"/>
    <style:font-face style:name="Roboto Condensed2" svg:font-family="'Roboto Condensed'" style:font-family-generic="roman" style:font-pitch="variable"/>
    <style:font-face style:name="Roboto Condensed" svg:font-family="'Roboto Condensed'" style:font-adornments="Regular"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Source Sans Pro1" svg:font-family="'Source Sans Pro'" style:font-adornments="標準"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0000" draw:opacity="50%" draw:fill-image-width="0cm" draw:fill-image-height="0cm" draw:textarea-horizontal-align="justify" fo:padding-top="0.125cm" fo:padding-bottom="0.125cm" fo:padding-left="0.25cm" fo:padding-right="0.25cm" draw:shadow="hidden" draw:shadow-offset-x="0.203cm" draw:shadow-offset-y="0.203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1.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29cm" fo:margin-bottom="0cm" fo:line-height="100%" fo:text-align="start" fo:text-indent="0cm"/>
      <style:text-properties fo:font-variant="normal" fo:text-transform="none" fo:color="#000000" style:text-line-through-style="none" style:text-line-through-type="none" style:text-position="0% 100%" style:font-name="Arial1" fo:font-family="Arial" fo:font-size="11.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6cm" fo:margin-bottom="0cm" fo:line-height="100%" fo:text-align="start" fo:text-indent="0cm"/>
      <style:text-properties fo:font-variant="normal" fo:text-transform="none" fo:color="#000000" style:text-line-through-style="none" style:text-line-through-type="none" style:text-position="0% 100%" style:font-name="Arial1" fo:font-family="Arial" fo:font-size="11.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4cm" fo:margin-bottom="0cm" fo:line-height="100%" fo:text-align="start" fo:text-indent="0cm"/>
      <style:text-properties fo:font-variant="normal" fo:text-transform="none" fo:color="#000000" style:text-line-through-style="none" style:text-line-through-type="none" style:text-position="0% 100%" style:font-name="Arial1" fo:font-family="Arial" fo:font-size="11.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1cm" fo:margin-bottom="0cm" fo:text-indent="0cm"/>
      <style:text-properties fo:font-size="16.6000003814697pt" style:font-size-asian="20pt" style:font-size-complex="20pt"/>
    </style:style>
    <style:style style:name="title-outline6" style:family="presentation" style:parent-style-name="title-outline5">
      <style:paragraph-properties fo:margin-left="0cm" fo:margin-right="0cm" fo:margin-top="0.081cm" fo:margin-bottom="0cm" fo:text-indent="0cm"/>
      <style:text-properties fo:font-size="16.6000003814697pt" style:font-size-asian="20pt" style:font-size-complex="20pt"/>
    </style:style>
    <style:style style:name="title-outline7" style:family="presentation" style:parent-style-name="title-outline6">
      <style:paragraph-properties fo:margin-left="0cm" fo:margin-right="0cm" fo:margin-top="0.081cm" fo:margin-bottom="0cm" fo:text-indent="0cm"/>
      <style:text-properties fo:font-size="16.6000003814697pt" style:font-size-asian="20pt" style:font-size-complex="20pt"/>
    </style:style>
    <style:style style:name="title-outline8" style:family="presentation" style:parent-style-name="title-outline7">
      <style:paragraph-properties fo:margin-left="0cm" fo:margin-right="0cm" fo:margin-top="0.081cm" fo:margin-bottom="0cm" fo:text-indent="0cm"/>
      <style:text-properties fo:font-size="16.6000003814697pt" style:font-size-asian="20pt" style:font-size-complex="20pt"/>
    </style:style>
    <style:style style:name="title-outline9" style:family="presentation" style:parent-style-name="title-outline8">
      <style:paragraph-properties fo:margin-left="0cm" fo:margin-right="0cm" fo:margin-top="0.081cm" fo:margin-bottom="0cm" fo:text-indent="0cm"/>
      <style:text-properties fo:font-size="16.6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1.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draw:fill-image-width="0cm" draw:fill-image-height="0cm"/>
      <style:text-properties style:letter-kerning="true"/>
    </style:style>
    <style:style style:name="standard-backgroundobjects" style:family="presentation">
      <style:graphic-properties svg:stroke-width="0.2cm" svg:stroke-color="#005462" draw:marker-start-width="0.5cm" draw:marker-end-width="0.5cm" draw:stroke-linejoin="miter" draw:fill-color="#005462" draw:fill-image-width="0cm" draw:fill-image-height="0cm" draw:textarea-horizontal-align="justify" draw:shadow="hidden" draw:shadow-offset-x="0.203cm" draw:shadow-offset-y="0.203cm" draw:shadow-color="#808080"/>
      <style:paragraph-properties style:text-autospace="none" style:punctuation-wrap="simple">
        <style:tab-stops/>
      </style:paragraph-properties>
      <style:text-properties fo:color="#cccccc" style:font-name="Roboto Condensed1" fo:font-family="'Roboto Condensed'" style:font-style-name="Regular" style:font-pitch="variable" fo:font-size="12pt" fo:font-weight="normal" style:letter-kerning="true" style:font-name-asian="源ノ角ゴシック Heavy2" style:font-family-asian="'源ノ角ゴシック Heavy'" style:font-style-name-asian="Heavy" style:font-pitch-asian="variable" style:font-size-asian="16pt" style:font-weight-asian="normal"/>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4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1.27cm" text:min-label-width="0.508cm"/>
            <style:text-properties fo:font-family="StarSymbol" style:font-charset="x-symbol" fo:color="#005462" fo:font-size="45%"/>
          </text:list-level-style-bullet>
          <text:list-level-style-bullet text:level="2" text:bullet-char="–">
            <style:list-level-properties text:space-before="2.54cm" text:min-label-width="0.508cm"/>
            <style:text-properties fo:font-family="StarSymbol" fo:color="#005462" fo:font-size="75%"/>
          </text:list-level-style-bullet>
          <text:list-level-style-bullet text:level="3" text:bullet-char="●">
            <style:list-level-properties text:space-before="3.81cm" text:min-label-width="0.508cm"/>
            <style:text-properties fo:font-family="StarSymbol" fo:color="#005462" fo:font-size="45%"/>
          </text:list-level-style-bullet>
          <text:list-level-style-bullet text:level="4" text:bullet-char="–">
            <style:list-level-properties text:space-before="5.08cm" text:min-label-width="0.508cm"/>
            <style:text-properties fo:font-family="StarSymbol" fo:color="#005462" fo:font-size="75%"/>
          </text:list-level-style-bullet>
          <text:list-level-style-bullet text:level="5" text:bullet-char="●">
            <style:list-level-properties text:space-before="6.35cm" text:min-label-width="0.508cm"/>
            <style:text-properties fo:font-family="StarSymbol" fo:color="#005462" fo:font-size="45%"/>
          </text:list-level-style-bullet>
          <text:list-level-style-bullet text:level="6" text:bullet-char="●">
            <style:list-level-properties text:space-before="7.62cm" text:min-label-width="0.508cm"/>
            <style:text-properties fo:font-family="StarSymbol" fo:color="#005462" fo:font-size="45%"/>
          </text:list-level-style-bullet>
          <text:list-level-style-bullet text:level="7" text:bullet-char="●">
            <style:list-level-properties text:space-before="8.89cm" text:min-label-width="0.508cm"/>
            <style:text-properties fo:font-family="StarSymbol" fo:color="#005462" fo:font-size="45%"/>
          </text:list-level-style-bullet>
          <text:list-level-style-bullet text:level="8" text:bullet-char="●">
            <style:list-level-properties text:space-before="10.16cm" text:min-label-width="0.508cm"/>
            <style:text-properties fo:font-family="StarSymbol" fo:color="#005462" fo:font-size="45%"/>
          </text:list-level-style-bullet>
          <text:list-level-style-bullet text:level="9" text:bullet-char="●">
            <style:list-level-properties text:space-before="11.43cm" text:min-label-width="0.508cm"/>
            <style:text-properties fo:font-family="StarSymbol" fo:color="#005462" fo:font-size="45%"/>
          </text:list-level-style-bullet>
          <text:list-level-style-bullet text:level="10" text:bullet-char="●">
            <style:list-level-properties text:space-before="12.7cm" text:min-label-width="0.508cm"/>
            <style:text-properties fo:font-family="StarSymbol" fo:color="#005462" fo:font-size="45%"/>
          </text:list-level-style-bullet>
        </text:list-style>
      </style:graphic-properties>
      <style:paragraph-properties fo:margin-left="0cm" fo:margin-right="0cm" fo:margin-top="0cm" fo:margin-bottom="0.37cm" fo:text-indent="0cm" style:text-autospace="ideograph-alpha" style:punctuation-wrap="hanging"/>
      <style:text-properties fo:font-variant="normal" fo:text-transform="none" fo:color="#005462" style:text-outline="false" style:text-line-through-style="none" style:text-line-through-type="none" style:font-name="Roboto2" fo:font-family="Roboto" style:font-style-name="Regular" style:font-pitch="variable" fo:font-size="24pt" fo:font-style="normal" fo:text-shadow="none" style:text-underline-style="none" fo:font-weight="normal" style:letter-kerning="true" style:font-name-asian="源ノ角ゴシック Bold1" style:font-family-asian="'源ノ角ゴシック Bold'" style:font-style-name-asian="太字" style:font-pitch-asian="variable" style:font-size-asian="28pt" style:font-style-asian="normal" style:font-weight-asian="bold"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draw:fill-image-width="0cm" draw:fill-image-height="0cm"/>
      <style:paragraph-properties fo:margin-left="0cm" fo:margin-right="0cm" fo:margin-top="0cm" fo:margin-bottom="0.297cm" fo:text-indent="0cm"/>
      <style:text-properties style:font-name="Roboto2" fo:font-family="Roboto" style:font-style-name="Regular" style:font-pitch="variable" fo:font-size="21pt" fo:font-weight="normal" style:font-name-asian="源ノ角ゴシック Normal1" style:font-family-asian="'源ノ角ゴシック Normal'" style:font-style-name-asian="Normal" style:font-pitch-asian="variable" style:font-size-asian="26pt" style:font-weight-asian="normal" style:font-size-complex="28pt"/>
    </style:style>
    <style:style style:name="standard-outline3" style:family="presentation" style:parent-style-name="standard-outline2">
      <style:paragraph-properties fo:margin-left="0cm" fo:margin-right="0cm" fo:margin-top="0cm" fo:margin-bottom="0.223cm" fo:text-indent="0cm"/>
      <style:text-properties fo:font-size="18pt" style:font-size-asian="22pt" style:font-size-complex="24pt"/>
    </style:style>
    <style:style style:name="standard-outline4" style:family="presentation" style:parent-style-name="standard-outline3">
      <style:paragraph-properties fo:margin-left="0cm" fo:margin-right="0cm" fo:margin-top="0cm" fo:margin-bottom="0.148cm" fo:text-indent="0cm"/>
      <style:text-properties fo:font-size="15pt" style:font-size-asian="18pt" style:font-size-complex="20pt"/>
    </style:style>
    <style:style style:name="standard-outline5" style:family="presentation" style:parent-style-name="standard-outline4">
      <style:paragraph-properties fo:margin-left="0cm" fo:margin-right="0cm" fo:margin-top="0cm" fo:margin-bottom="0.073cm" fo:text-indent="0cm"/>
      <style:text-properties fo:font-size="15pt" style:font-size-asian="18pt" style:font-size-complex="20pt"/>
    </style:style>
    <style:style style:name="standard-outline6" style:family="presentation" style:parent-style-name="standard-outline5">
      <style:paragraph-properties fo:margin-left="0cm" fo:margin-right="0cm" fo:margin-top="0cm" fo:margin-bottom="0.073cm" fo:text-indent="0cm"/>
      <style:text-properties fo:font-size="15pt" style:font-size-asian="18pt" style:font-size-complex="20pt"/>
    </style:style>
    <style:style style:name="standard-outline7" style:family="presentation" style:parent-style-name="standard-outline6">
      <style:paragraph-properties fo:margin-left="0cm" fo:margin-right="0cm" fo:margin-top="0cm" fo:margin-bottom="0.073cm" fo:text-indent="0cm"/>
      <style:text-properties fo:font-size="15pt" style:font-size-asian="18pt" style:font-size-complex="20pt"/>
    </style:style>
    <style:style style:name="standard-outline8" style:family="presentation" style:parent-style-name="standard-outline7">
      <style:paragraph-properties fo:margin-left="0cm" fo:margin-right="0cm" fo:margin-top="0cm" fo:margin-bottom="0.073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cm" fo:margin-bottom="0.073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horizontal-align="left" draw:textarea-vertical-align="middle" draw:auto-grow-height="false" fo:wrap-option="wrap">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eeeeee" style:text-outline="false" style:text-line-through-style="none" style:text-line-through-type="none" style:font-name="Roboto6" fo:font-family="Roboto" style:font-style-name="Bold" style:font-pitch="variable" fo:font-size="23.1000003814697pt" fo:font-style="normal" fo:text-shadow="none" style:text-underline-style="none" fo:font-weight="bold"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standard-backgroundobjects">
      <style:graphic-properties draw:stroke="none" draw:fill="solid" draw:fill-color="#005462" draw:textarea-vertical-align="middle" draw:auto-grow-height="false" fo:min-height="0.75cm" fo:min-width="27.991cm" style:protect="position size"/>
    </style:style>
    <style:style style:name="Mpr5" style:family="presentation" style:parent-style-name="standard-backgroundobjects">
      <style:graphic-properties draw:stroke="none" draw:fill="solid" draw:fill-color="#005462" draw:textarea-vertical-align="middle" draw:auto-grow-height="false" fo:min-height="1.89cm" fo:min-width="27.991cm"/>
    </style:style>
    <style:style style:name="Mpr6" style:family="presentation" style:parent-style-name="standard-title">
      <style:graphic-properties draw:auto-grow-height="false" fo:min-height="3.507cm"/>
      <style:paragraph-properties style:writing-mode="lr-tb"/>
    </style:style>
    <style:style style:name="Mpr7" style:family="presentation" style:parent-style-name="standard-outline1">
      <style:graphic-properties fo:min-height="12.18cm"/>
      <style:paragraph-properties style:writing-mode="lr-tb"/>
    </style:style>
    <style:style style:name="Mpr8" style:family="presentation" style:parent-style-name="standard-backgroundobjects">
      <style:graphic-properties draw:stroke="none" draw:fill="none" draw:auto-grow-height="false" fo:min-height="1.449cm"/>
      <style:paragraph-properties style:writing-mode="lr-tb"/>
    </style:style>
    <style:style style:name="Mpr9" style:family="presentation" style:parent-style-name="standard-backgroundobjects">
      <style:graphic-properties draw:stroke="none" draw:fill="none" draw:textarea-vertical-align="middle" draw:auto-grow-height="false" fo:min-height="1.449cm"/>
      <style:paragraph-properties style:writing-mode="lr-tb"/>
    </style:style>
    <style:style style:name="Mpr10" style:family="presentation" style:parent-style-name="standard-backgroundobjects">
      <style:graphic-properties draw:stroke="none" draw:fill="none" draw:fill-color="#ffffff" draw:auto-grow-height="false" fo:min-height="1.485cm"/>
      <style:paragraph-properties style:writing-mode="lr-tb"/>
    </style:style>
    <style:style style:name="Mpr11"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writing-mode="lr-tb" style:font-independent-line-spacing="true"/>
      <style:text-properties fo:font-size="52pt"/>
    </style:style>
    <style:style style:name="MP6" style:family="paragraph">
      <loext:graphic-properties draw:fill="solid" draw:fill-color="#005462"/>
      <style:paragraph-properties fo:text-align="center"/>
    </style:style>
    <style:style style:name="MP7" style:family="paragraph">
      <style:paragraph-properties style:writing-mode="lr-tb"/>
    </style:style>
    <style:style style:name="MP8" style:family="paragraph">
      <style:paragraph-properties fo:line-height="100%" fo:text-align="start" style:writing-mode="lr-tb"/>
    </style:style>
    <style:style style:name="MP9" style:family="paragraph">
      <loext:graphic-properties draw:fill="none"/>
      <style:paragraph-properties fo:text-align="start"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writing-mode="lr-tb"/>
    </style:style>
    <style:style style:name="MT1" style:family="text">
      <style:text-properties fo:font-size="14pt" style:font-size-asian="14pt" style:font-size-complex="14pt"/>
    </style:style>
    <style:style style:name="MT2" style:family="text">
      <style:text-properties fo:color="#eeeeee" fo:language="en" fo:country="US" style:language-asian="en" style:country-asian="US" style:language-complex="en" style:country-complex="US"/>
    </style:style>
    <style:style style:name="MT3" style:family="text">
      <style:text-properties fo:color="#eeeee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1.27cm" text:min-label-width="0.508cm"/>
        <style:text-properties fo:font-family="StarSymbol" style:font-charset="x-symbol" fo:color="#005462" fo:font-size="45%"/>
      </text:list-level-style-bullet>
      <text:list-level-style-bullet text:level="2" text:bullet-char="–">
        <style:list-level-properties text:space-before="2.54cm" text:min-label-width="0.508cm"/>
        <style:text-properties fo:font-family="StarSymbol" fo:color="#005462" fo:font-size="75%"/>
      </text:list-level-style-bullet>
      <text:list-level-style-bullet text:level="3" text:bullet-char="●">
        <style:list-level-properties text:space-before="3.81cm" text:min-label-width="0.508cm"/>
        <style:text-properties fo:font-family="StarSymbol" fo:color="#005462" fo:font-size="45%"/>
      </text:list-level-style-bullet>
      <text:list-level-style-bullet text:level="4" text:bullet-char="–">
        <style:list-level-properties text:space-before="5.08cm" text:min-label-width="0.508cm"/>
        <style:text-properties fo:font-family="StarSymbol" fo:color="#005462" fo:font-size="75%"/>
      </text:list-level-style-bullet>
      <text:list-level-style-bullet text:level="5" text:bullet-char="●">
        <style:list-level-properties text:space-before="6.35cm" text:min-label-width="0.508cm"/>
        <style:text-properties fo:font-family="StarSymbol" fo:color="#005462" fo:font-size="45%"/>
      </text:list-level-style-bullet>
      <text:list-level-style-bullet text:level="6" text:bullet-char="●">
        <style:list-level-properties text:space-before="7.62cm" text:min-label-width="0.508cm"/>
        <style:text-properties fo:font-family="StarSymbol" fo:color="#005462" fo:font-size="45%"/>
      </text:list-level-style-bullet>
      <text:list-level-style-bullet text:level="7" text:bullet-char="●">
        <style:list-level-properties text:space-before="8.89cm" text:min-label-width="0.508cm"/>
        <style:text-properties fo:font-family="StarSymbol" fo:color="#005462" fo:font-size="45%"/>
      </text:list-level-style-bullet>
      <text:list-level-style-bullet text:level="8" text:bullet-char="●">
        <style:list-level-properties text:space-before="10.16cm" text:min-label-width="0.508cm"/>
        <style:text-properties fo:font-family="StarSymbol" fo:color="#005462" fo:font-size="45%"/>
      </text:list-level-style-bullet>
      <text:list-level-style-bullet text:level="9" text:bullet-char="●">
        <style:list-level-properties text:space-before="11.43cm" text:min-label-width="0.508cm"/>
        <style:text-properties fo:font-family="StarSymbol" fo:color="#005462" fo:font-size="45%"/>
      </text:list-level-style-bullet>
      <text:list-level-style-bullet text:level="10" text:bullet-char="●">
        <style:list-level-properties text:space-before="12.7cm" text:min-label-width="0.508cm"/>
        <style:text-properties fo:font-family="StarSymbol" fo:color="#005462"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draw:name="Shape 10" presentation:style-name="Mpr1" draw:text-style-name="MP5" draw:layer="backgroundobjects" svg:width="26.082cm" svg:height="6.284cm" svg:x="0.953cm" svg:y="2.279cm" presentation:class="title" presentation:user-transformed="true">
        <draw:text-box>
          <text:p/>
        </draw:text-box>
      </draw:frame>
      <draw:frame presentation:style-name="title-outline1" draw:layer="backgroundobjects" svg:width="25.191cm" svg:height="9.133cm" svg:x="1.399cm" svg:y="3.683cm" presentation:class="outline" presentation:placeholder="true">
        <draw:text-box/>
      </draw:frame>
      <presentation:notes style:page-layout-name="PM2">
        <office:forms form:automatic-focus="false" form:apply-design-mode="false"/>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custom-shape presentation:style-name="Mpr4" draw:text-style-name="MP6" draw:layer="backgroundobjects" svg:width="27.991cm" svg:height="0.75cm" svg:x="0cm" svg:y="14.997cm">
        <text:p/>
        <draw:enhanced-geometry svg:viewBox="0 0 21600 21600" draw:type="rectangle" draw:enhanced-path="M 0 0 L 21600 0 21600 21600 0 21600 0 0 Z N"/>
      </draw:custom-shape>
      <draw:custom-shape presentation:style-name="Mpr5" draw:text-style-name="MP6" draw:layer="backgroundobjects" svg:width="27.991cm" svg:height="1.89cm" svg:x="0cm" svg:y="0cm">
        <text:p/>
        <draw:enhanced-geometry svg:viewBox="0 0 21600 21600" draw:mirror-horizontal="false" draw:mirror-vertical="false" draw:type="rectangle" draw:enhanced-path="M 0 0 L 21600 0 21600 21600 0 21600 0 0 Z N"/>
      </draw:custom-shape>
      <draw:frame presentation:style-name="Mpr6" draw:text-style-name="MP7" draw:layer="backgroundobjects" svg:width="25.992cm" svg:height="1.997cm" svg:x="0.998cm" svg:y="-0.032cm" presentation:class="title">
        <draw:text-box>
          <text:p>Click to edit the title text format</text:p>
        </draw:text-box>
      </draw:frame>
      <draw:frame presentation:style-name="Mpr7" draw:text-style-name="MP7" draw:layer="backgroundobjects" svg:width="25.992cm" svg:height="10.499cm" svg:x="0.998cm" svg:y="4.123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8" draw:text-style-name="MP9" draw:layer="backgroundobjects" svg:width="3.759cm" svg:height="0.42cm" svg:x="0.998cm" svg:y="15.118cm" presentation:class="date-time">
        <draw:text-box>
          <text:p text:style-name="MP8"><text:span text:style-name="MT2"><presentation:date-time/></text:span></text:p>
        </draw:text-box>
      </draw:frame>
      <draw:frame presentation:style-name="Mpr8" draw:text-style-name="MP9" draw:layer="backgroundobjects" svg:width="17.075cm" svg:height="0.42cm" svg:x="5.038cm" svg:y="15.118cm" presentation:class="footer">
        <draw:text-box>
          <text:p text:style-name="MP10"><text:span text:style-name="MT3"><presentation:footer/></text:span></text:p>
        </draw:text-box>
      </draw:frame>
      <draw:frame presentation:style-name="Mpr9" draw:text-style-name="MP11" draw:layer="backgroundobjects" svg:width="1.999cm" svg:height="0.628cm" svg:x="25.908cm" svg:y="15.015cm" presentation:class="page-number">
        <draw:text-box>
          <text:p text:style-name="MP10"><text:span text:style-name="MT3"><text:page-number>&lt;number&gt;</text:page-number></text:span></text:p>
        </draw:text-box>
      </draw:frame>
      <presentation:notes style:page-layout-name="PM2">
        <office:forms form:automatic-focus="false" form:apply-design-mode="false"/>
        <draw:page-thumbnail presentation:style-name="standard-title" draw:layer="backgroundobjects" svg:width="13.469cm" svg:height="9.524cm" svg:x="2.789cm" svg:y="1.93cm" presentation:class="page"/>
        <draw:frame presentation:style-name="standard-notes" draw:layer="backgroundobjects" svg:width="15.239cm" svg:height="11.429cm" svg:x="1.905cm" svg:y="12.064cm" presentation:class="notes" presentation:placeholder="true">
          <draw:text-box/>
        </draw:frame>
        <draw:frame presentation:style-name="Mpr10" draw:text-style-name="MP2" draw:layer="backgroundobjects" svg:width="8.267cm" svg:height="1.269cm" svg:x="0cm" svg:y="0cm" presentation:class="header">
          <draw:text-box>
            <text:p text:style-name="MP1"><text:span text:style-name="MT1"><presentation:header/></text:span></text:p>
          </draw:text-box>
        </draw:frame>
        <draw:frame presentation:style-name="Mpr10" draw:text-style-name="MP4" draw:layer="backgroundobjects" svg:width="8.267cm" svg:height="1.269cm" svg:x="10.782cm" svg:y="0cm" presentation:class="date-time">
          <draw:text-box>
            <text:p text:style-name="MP3"><text:span text:style-name="MT1"><presentation:date-time/></text:span></text:p>
          </draw:text-box>
        </draw:frame>
        <draw:frame presentation:style-name="Mpr11" draw:text-style-name="MP2" draw:layer="backgroundobjects" svg:width="8.267cm" svg:height="1.269cm" svg:x="0cm" svg:y="24.13cm" presentation:class="footer">
          <draw:text-box>
            <text:p text:style-name="MP1"><text:span text:style-name="MT1"><presentation:footer/></text:span></text:p>
          </draw:text-box>
        </draw:frame>
        <draw:frame presentation:style-name="Mpr11"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2T08:34:20.152879296</dc:date>
    <meta:editing-duration>P3DT14H54M29S</meta:editing-duration>
    <meta:editing-cycles>346</meta:editing-cycles>
    <meta:document-statistic meta:object-count="1660"/>
  </office:meta>
</office:document-meta>
</file>